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  <style:font-face style:name="PF DinText Pro" svg:font-family="&quot;PF DinText Pro&quot;"/>
  </office:font-face-decls>
  <office:automatic-styles>
    <style:style style:name="ce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PF DinText Pro" style:font-name-asian="PF DinText Pro" style:font-name-complex="PF DinText Pro" fo:font-size="10pt" style:font-size-asian="10pt" style:font-size-complex="10pt"/>
    </style:style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PF DinText Pro" style:font-name-asian="PF DinText Pro" style:font-name-complex="PF DinText Pro" fo:font-size="9pt" style:font-size-asian="9pt" style:font-size-complex="9pt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PF DinText Pro" style:font-name-asian="PF DinText Pro" style:font-name-complex="PF DinText Pro" fo:font-size="9pt" style:font-size-asian="9pt" style:font-size-complex="9pt"/>
    </style:style>
    <style:style style:name="ce4" style:family="table-cell" style:parent-style-name="Default" style:data-style-name="N0">
      <style:table-cell-properties style:vertical-align="middle"/>
      <style:text-properties style:font-name="PF DinText Pro" style:font-name-asian="PF DinText Pro" style:font-name-complex="PF DinText Pro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style:font-name="PF DinText Pro" style:font-name-asian="PF DinText Pro" style:font-name-complex="PF DinText Pro" fo:font-size="8pt" style:font-size-asian="8pt" style:font-size-complex="8pt"/>
    </style:style>
    <style:style style:name="ce6" style:family="table-cell" style:parent-style-name="Default" style:data-style-name="N0">
      <style:text-properties fo:color="#000000" style:font-name="PF DinText Pro" style:font-name-asian="PF DinText Pro" style:font-name-complex="PF DinText Pro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PF DinText Pro" style:font-name-asian="PF DinText Pro" style:font-name-complex="PF DinText Pro" fo:font-size="9pt" style:font-size-asian="9pt" style:font-size-complex="9pt"/>
    </style:style>
    <style:style style:name="ce8" style:family="table-cell" style:parent-style-name="Default" style:data-style-name="N2">
      <style:table-cell-properties fo:border="thin solid #000000" style:vertical-align="middle" fo:wrap-option="wrap" style:repeat-content="false"/>
      <style:paragraph-properties fo:text-align="end" fo:margin-right="0cm"/>
      <style:text-properties style:font-name="PF DinText Pro" style:font-name-asian="PF DinText Pro" style:font-name-complex="PF DinText Pro" fo:font-size="8pt" style:font-size-asian="8pt" style:font-size-complex="8pt"/>
    </style:style>
    <style:style style:name="ce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PF DinText Pro" style:font-name-asian="PF DinText Pro" style:font-name-complex="PF DinText Pro" fo:font-size="9pt" style:font-size-asian="9pt" style:font-size-complex="9pt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PF DinText Pro" style:font-name-asian="PF DinText Pro" style:font-name-complex="PF DinText Pro" fo:font-size="8pt" style:font-size-asian="8pt" style:font-size-complex="8pt"/>
    </style:style>
    <style:style style:name="ce11" style:family="table-cell" style:parent-style-name="Default" style:data-style-name="N2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PF DinText Pro" style:font-name-asian="PF DinText Pro" style:font-name-complex="PF DinText Pro" fo:font-size="8pt" style:font-size-asian="8pt" style:font-size-complex="8pt"/>
    </style:style>
    <style:style style:name="ce12" style:family="table-cell" style:parent-style-name="Default" style:data-style-name="N0">
      <style:table-cell-properties style:vertical-align="middle" fo:background-color="transparent"/>
      <style:text-properties style:font-name="PF DinText Pro" style:font-name-asian="PF DinText Pro" style:font-name-complex="PF DinText Pro"/>
    </style:style>
    <style:style style:name="ce13" style:family="table-cell" style:parent-style-name="Default" style:data-style-name="N0">
      <style:table-cell-properties style:vertical-align="middle" fo:wrap-option="wrap"/>
      <style:text-properties style:font-name="PF DinText Pro" style:font-name-asian="PF DinText Pro" style:font-name-complex="PF DinText Pro"/>
    </style:style>
    <style:style style:name="ce14" style:family="table-cell" style:parent-style-name="Default" style:data-style-name="N0">
      <style:table-cell-properties fo:border="thin solid #000000" style:vertical-align="middle"/>
      <style:text-properties style:font-name="PF DinText Pro" style:font-name-asian="PF DinText Pro" style:font-name-complex="PF DinText Pro" fo:font-size="9pt" style:font-size-asian="9pt" style:font-size-complex="9pt"/>
    </style:style>
    <style:style style:name="ce15" style:family="table-cell" style:parent-style-name="Default" style:data-style-name="N2">
      <style:table-cell-properties fo:border="thin solid #000000" style:vertical-align="middle" fo:wrap-option="wrap" style:repeat-content="false"/>
      <style:paragraph-properties fo:text-align="end" fo:margin-right="0cm"/>
      <style:text-properties style:font-name="PF DinText Pro" style:font-name-asian="PF DinText Pro" style:font-name-complex="PF DinText Pro"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style:font-name="PF DinText Pro" style:font-name-asian="PF DinText Pro" style:font-name-complex="PF DinText Pro" fo:font-size="9pt" style:font-size-asian="9pt" style:font-size-complex="9pt"/>
    </style:style>
    <style:style style:name="ce17" style:family="table-cell" style:parent-style-name="Default" style:data-style-name="N0">
      <style:table-cell-properties style:vertical-align="middle"/>
      <style:text-properties style:font-name="PF DinText Pro" style:font-name-asian="PF DinText Pro" style:font-name-complex="PF DinText Pro" fo:font-size="9pt" style:font-size-asian="9pt" style:font-size-complex="9pt"/>
    </style:style>
    <style:style style:name="ce1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PF DinText Pro" style:font-name-asian="PF DinText Pro" style:font-name-complex="PF DinText Pro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PF DinText Pro" style:font-name-asian="PF DinText Pro" style:font-name-complex="PF DinText Pro" fo:font-size="9pt" style:font-size-asian="9pt" style:font-size-complex="9pt"/>
    </style:style>
    <style:style style:name="ce2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PF DinText Pro" style:font-name-asian="PF DinText Pro" style:font-name-complex="PF DinText Pro" fo:font-size="10pt" style:font-size-asian="10pt" style:font-size-complex="10pt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PF DinText Pro" style:font-name-asian="PF DinText Pro" style:font-name-complex="PF DinText Pro" fo:font-size="10pt" style:font-size-asian="10pt" style:font-size-complex="10pt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PF DinText Pro" style:font-name-asian="PF DinText Pro" style:font-name-complex="PF DinText Pro" fo:font-size="10pt" style:font-size-asian="10pt" style:font-size-complex="10pt"/>
    </style:style>
    <style:style style:name="co1" style:family="table-column">
      <style:table-column-properties fo:break-before="auto" style:column-width="3.413125cm"/>
    </style:style>
    <style:style style:name="co2" style:family="table-column">
      <style:table-column-properties fo:break-before="auto" style:column-width="2.143125cm" style:use-optimal-column-width="true"/>
    </style:style>
    <style:style style:name="co3" style:family="table-column">
      <style:table-column-properties fo:break-before="auto" style:column-width="1.85208333333333cm" style:use-optimal-column-width="true"/>
    </style:style>
    <style:style style:name="co4" style:family="table-column">
      <style:table-column-properties fo:break-before="auto" style:column-width="1.29645833333333cm" style:use-optimal-column-width="true"/>
    </style:style>
    <style:style style:name="co5" style:family="table-column">
      <style:table-column-properties fo:break-before="auto" style:column-width="1.5875cm" style:use-optimal-column-width="true"/>
    </style:style>
    <style:style style:name="co6" style:family="table-column">
      <style:table-column-properties fo:break-before="auto" style:column-width="1.666875cm"/>
    </style:style>
    <style:style style:name="co7" style:family="table-column">
      <style:table-column-properties fo:break-before="auto" style:column-width="1.45520833333333cm" style:use-optimal-column-width="true"/>
    </style:style>
    <style:style style:name="co8" style:family="table-column">
      <style:table-column-properties fo:break-before="auto" style:column-width="1.48166666666667cm" style:use-optimal-column-width="true"/>
    </style:style>
    <style:style style:name="co9" style:family="table-column">
      <style:table-column-properties fo:break-before="auto" style:column-width="1.69333333333333cm" style:use-optimal-column-width="true"/>
    </style:style>
    <style:style style:name="co10" style:family="table-column">
      <style:table-column-properties fo:break-before="auto" style:column-width="1.61395833333333cm" style:use-optimal-column-width="true"/>
    </style:style>
    <style:style style:name="co11" style:family="table-column">
      <style:table-column-properties fo:break-before="auto" style:column-width="1.5875cm"/>
    </style:style>
    <style:style style:name="co12" style:family="table-column">
      <style:table-column-properties fo:break-before="auto" style:column-width="1.45520833333333cm"/>
    </style:style>
    <style:style style:name="co13" style:family="table-column">
      <style:table-column-properties fo:break-before="auto" style:column-width="1.87854166666667cm" style:use-optimal-column-width="true"/>
    </style:style>
    <style:style style:name="co14" style:family="table-column">
      <style:table-column-properties fo:break-before="auto" style:column-width="3.069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31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2025_ar_mapa_resultado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4" table:number-columns-repeated="4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4"/>
        <table:table-column table:style-name="co10" table:default-cell-style-name="ce4"/>
        <table:table-column table:style-name="co4" table:default-cell-style-name="ce4"/>
        <table:table-column table:style-name="co11" table:default-cell-style-name="ce12"/>
        <table:table-column table:style-name="co8" table:default-cell-style-name="ce4"/>
        <table:table-column table:style-name="co4" table:default-cell-style-name="ce4"/>
        <table:table-column table:style-name="co9" table:default-cell-style-name="ce4"/>
        <table:table-column table:style-name="co3" table:default-cell-style-name="ce4"/>
        <table:table-column table:style-name="co4" table:default-cell-style-name="ce4"/>
        <table:table-column table:style-name="co12" table:default-cell-style-name="ce4"/>
        <table:table-column table:style-name="co13" table:default-cell-style-name="ce17"/>
        <table:table-column table:style-name="co14" table:number-columns-repeated="16359" table:default-cell-style-name="ce4"/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2" table:style-name="ce20">
            <text:p>Círculo</text:p>
          </table:table-cell>
          <table:covered-table-cell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9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string" table:number-columns-spanned="1" table:number-rows-spanned="2" table:style-name="ce19">
            <text:p>Total</text:p>
          </table:table-cell>
          <table:table-cell table:number-columns-repeated="16359"/>
        </table:table-row>
        <table:table-row table:style-name="ro2">
          <table:covered-table-cell/>
          <table:covered-table-cell/>
          <table:table-cell office:value-type="string" table:style-name="ce3">
            <text:p>Aveiro</text:p>
          </table:table-cell>
          <table:table-cell office:value-type="string" table:style-name="ce3">
            <text:p>Beja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Bragança</text:p>
          </table:table-cell>
          <table:table-cell office:value-type="string" table:style-name="ce3">
            <text:p>Castelo Branco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Évora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Guarda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ortalegre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Setúbal</text:p>
          </table:table-cell>
          <table:table-cell office:value-type="string" table:style-name="ce7">
            <text:p>Viana do Castelo</text:p>
          </table:table-cell>
          <table:table-cell office:value-type="string" table:style-name="ce3">
            <text:p>Vila Real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RA Açores</text:p>
          </table:table-cell>
          <table:table-cell office:value-type="string" table:style-name="ce3">
            <text:p>RA Madeira</text:p>
          </table:table-cell>
          <table:table-cell office:value-type="string" table:style-name="ce3">
            <text:p>Europa</text:p>
          </table:table-cell>
          <table:table-cell office:value-type="string" table:style-name="ce3">
            <text:p>Fora da Europa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Inscritos</text:p>
          </table:table-cell>
          <table:covered-table-cell/>
          <table:table-cell office:value-type="float" office:value="642045" table:style-name="ce5">
            <text:p>642045</text:p>
          </table:table-cell>
          <table:table-cell office:value-type="float" office:value="118320" table:style-name="ce5">
            <text:p>118320</text:p>
          </table:table-cell>
          <table:table-cell office:value-type="float" office:value="782390" table:style-name="ce5">
            <text:p>782390</text:p>
          </table:table-cell>
          <table:table-cell office:value-type="float" office:value="132758" table:style-name="ce5">
            <text:p>132758</text:p>
          </table:table-cell>
          <table:table-cell office:value-type="float" office:value="162574" table:style-name="ce5">
            <text:p>162574</text:p>
          </table:table-cell>
          <table:table-cell office:value-type="float" office:value="370773" table:style-name="ce5">
            <text:p>370773</text:p>
          </table:table-cell>
          <table:table-cell office:value-type="float" office:value="132625" table:style-name="ce5">
            <text:p>132625</text:p>
          </table:table-cell>
          <table:table-cell office:value-type="float" office:value="383944" table:style-name="ce5">
            <text:p>383944</text:p>
          </table:table-cell>
          <table:table-cell office:value-type="float" office:value="139506" table:style-name="ce5">
            <text:p>139506</text:p>
          </table:table-cell>
          <table:table-cell office:value-type="float" office:value="411995" table:style-name="ce5">
            <text:p>411995</text:p>
          </table:table-cell>
          <table:table-cell office:value-type="float" office:value="1914014" table:style-name="ce5">
            <text:p>1914014</text:p>
          </table:table-cell>
          <table:table-cell office:value-type="float" office:value="90045" table:style-name="ce5">
            <text:p>90045</text:p>
          </table:table-cell>
          <table:table-cell office:value-type="float" office:value="1591357" table:style-name="ce5">
            <text:p>1591357</text:p>
          </table:table-cell>
          <table:table-cell office:value-type="float" office:value="377415" table:style-name="ce5">
            <text:p>377415</text:p>
          </table:table-cell>
          <table:table-cell office:value-type="float" office:value="754726" table:style-name="ce5">
            <text:p>754726</text:p>
          </table:table-cell>
          <table:table-cell office:value-type="float" office:value="232581" table:style-name="ce10">
            <text:p>232581</text:p>
          </table:table-cell>
          <table:table-cell office:value-type="float" office:value="206897" table:style-name="ce5">
            <text:p>206897</text:p>
          </table:table-cell>
          <table:table-cell office:value-type="float" office:value="334039" table:style-name="ce5">
            <text:p>334039</text:p>
          </table:table-cell>
          <table:table-cell office:value-type="float" office:value="230289" table:style-name="ce5">
            <text:p>230289</text:p>
          </table:table-cell>
          <table:table-cell office:value-type="float" office:value="255801" table:style-name="ce5">
            <text:p>255801</text:p>
          </table:table-cell>
          <table:table-cell office:value-type="float" office:value="948062" table:style-name="ce5">
            <text:p>948062</text:p>
          </table:table-cell>
          <table:table-cell office:value-type="float" office:value="636660" table:style-name="ce10">
            <text:p>636660</text:p>
          </table:table-cell>
          <table:table-cell office:value-type="float" office:value="10848816" table:formula="of:=SUM([.C4:.X4])" table:style-name="ce14">
            <text:p>10848816</text:p>
          </table:table-cell>
          <table:table-cell table:number-columns-repeated="16359"/>
        </table:table-row>
        <table:table-row table:style-name="ro1">
          <table:table-cell office:value-type="string" table:number-columns-spanned="1" table:number-rows-spanned="2" table:style-name="ce20">
            <text:p>Votantes</text:p>
          </table:table-cell>
          <table:table-cell office:value-type="string" table:style-name="ce1">
            <text:p>Número</text:p>
          </table:table-cell>
          <table:table-cell office:value-type="float" office:value="414346" table:style-name="ce5">
            <text:p>414346</text:p>
          </table:table-cell>
          <table:table-cell office:value-type="float" office:value="73743" table:style-name="ce5">
            <text:p>73743</text:p>
          </table:table-cell>
          <table:table-cell office:value-type="float" office:value="545324" table:style-name="ce5">
            <text:p>545324</text:p>
          </table:table-cell>
          <table:table-cell office:value-type="float" office:value="69983" table:style-name="ce5">
            <text:p>69983</text:p>
          </table:table-cell>
          <table:table-cell office:value-type="float" office:value="104076" table:style-name="ce5">
            <text:p>104076</text:p>
          </table:table-cell>
          <table:table-cell office:value-type="float" office:value="231323" table:style-name="ce5">
            <text:p>231323</text:p>
          </table:table-cell>
          <table:table-cell office:value-type="float" office:value="84924" table:style-name="ce5">
            <text:p>84924</text:p>
          </table:table-cell>
          <table:table-cell office:value-type="float" office:value="230429" table:style-name="ce5">
            <text:p>230429</text:p>
          </table:table-cell>
          <table:table-cell office:value-type="float" office:value="81621" table:style-name="ce5">
            <text:p>81621</text:p>
          </table:table-cell>
          <table:table-cell office:value-type="float" office:value="265074" table:style-name="ce5">
            <text:p>265074</text:p>
          </table:table-cell>
          <table:table-cell office:value-type="float" office:value="1274521" table:style-name="ce5">
            <text:p>1274521</text:p>
          </table:table-cell>
          <table:table-cell office:value-type="float" office:value="56083" table:style-name="ce5">
            <text:p>56083</text:p>
          </table:table-cell>
          <table:table-cell office:value-type="float" office:value="1097509" table:style-name="ce5">
            <text:p>1097509</text:p>
          </table:table-cell>
          <table:table-cell office:value-type="float" office:value="244177" table:style-name="ce5">
            <text:p>244177</text:p>
          </table:table-cell>
          <table:table-cell office:value-type="float" office:value="491419" table:style-name="ce5">
            <text:p>491419</text:p>
          </table:table-cell>
          <table:table-cell office:value-type="float" office:value="139894" table:style-name="ce10">
            <text:p>139894</text:p>
          </table:table-cell>
          <table:table-cell office:value-type="float" office:value="113842" table:style-name="ce5">
            <text:p>113842</text:p>
          </table:table-cell>
          <table:table-cell office:value-type="float" office:value="206816" table:style-name="ce5">
            <text:p>206816</text:p>
          </table:table-cell>
          <table:table-cell office:value-type="float" office:value="100910" table:style-name="ce5">
            <text:p>100910</text:p>
          </table:table-cell>
          <table:table-cell office:value-type="float" office:value="138937" table:style-name="ce5">
            <text:p>138937</text:p>
          </table:table-cell>
          <table:table-cell office:value-type="float" office:value="256784" table:style-name="ce5">
            <text:p>256784</text:p>
          </table:table-cell>
          <table:table-cell office:value-type="float" office:value="98234" table:style-name="ce5">
            <text:p>98234</text:p>
          </table:table-cell>
          <table:table-cell office:value-type="float" office:value="6319969" table:formula="of:=SUM([.C5:.X5])" table:style-name="ce14">
            <text:p>6319969</text:p>
          </table:table-cell>
          <table:table-cell table:number-columns-repeated="16359"/>
        </table:table-row>
        <table:table-row table:style-name="ro1">
          <table:covered-table-cell/>
          <table:table-cell office:value-type="string" table:style-name="ce1">
            <text:p>% / INSC</text:p>
          </table:table-cell>
          <table:table-cell office:value-type="float" office:value="64.53535188343497" table:formula="of:=[.C5]/[.C$4]*100" table:style-name="ce8">
            <text:p>64,54</text:p>
          </table:table-cell>
          <table:table-cell office:value-type="float" office:value="62.325050709939148" table:formula="of:=[.D5]/[.D$4]*100" table:style-name="ce8">
            <text:p>62,33</text:p>
          </table:table-cell>
          <table:table-cell office:value-type="float" office:value="69.699766101304974" table:formula="of:=[.E5]/[.E$4]*100" table:style-name="ce8">
            <text:p>69,70</text:p>
          </table:table-cell>
          <table:table-cell office:value-type="float" office:value="52.714713990870607" table:formula="of:=[.F5]/[.F$4]*100" table:style-name="ce8">
            <text:p>52,71</text:p>
          </table:table-cell>
          <table:table-cell office:value-type="float" office:value="64.017616593059159" table:formula="of:=[.G5]/[.G$4]*100" table:style-name="ce8">
            <text:p>64,02</text:p>
          </table:table-cell>
          <table:table-cell office:value-type="float" office:value="62.389386497938091" table:formula="of:=[.H5]/[.H$4]*100" table:style-name="ce8">
            <text:p>62,39</text:p>
          </table:table-cell>
          <table:table-cell office:value-type="float" office:value="64.03317624882186" table:formula="of:=[.I5]/[.I$4]*100" table:style-name="ce8">
            <text:p>64,03</text:p>
          </table:table-cell>
          <table:table-cell office:value-type="float" office:value="60.016304461067236" table:formula="of:=[.J5]/[.J$4]*100" table:style-name="ce8">
            <text:p>60,02</text:p>
          </table:table-cell>
          <table:table-cell office:value-type="float" office:value="58.507160982323335" table:formula="of:=[.K5]/[.K$4]*100" table:style-name="ce8">
            <text:p>58,51</text:p>
          </table:table-cell>
          <table:table-cell office:value-type="float" office:value="64.339130329251574" table:formula="of:=[.L5]/[.L$4]*100" table:style-name="ce8">
            <text:p>64,34</text:p>
          </table:table-cell>
          <table:table-cell office:value-type="float" office:value="66.588906873199463" table:formula="of:=[.M5]/[.M$4]*100" table:style-name="ce8">
            <text:p>66,59</text:p>
          </table:table-cell>
          <table:table-cell office:value-type="float" office:value="62.283302793047923" table:formula="of:=[.N5]/[.N$4]*100" table:style-name="ce8">
            <text:p>62,28</text:p>
          </table:table-cell>
          <table:table-cell office:value-type="float" office:value="68.966862872378726" table:formula="of:=[.O5]/[.O$4]*100" table:style-name="ce8">
            <text:p>68,97</text:p>
          </table:table-cell>
          <table:table-cell office:value-type="float" office:value="64.697216591815376" table:formula="of:=[.P5]/[.P$4]*100" table:style-name="ce8">
            <text:p>64,70</text:p>
          </table:table-cell>
          <table:table-cell office:value-type="float" office:value="65.112239408739072" table:formula="of:=[.Q5]/[.Q$4]*100" table:style-name="ce8">
            <text:p>65,11</text:p>
          </table:table-cell>
          <table:table-cell office:value-type="float" office:value="60.148507401722405" table:formula="of:=[.R5]/[.R$4]*100" table:style-name="ce11">
            <text:p>60,15</text:p>
          </table:table-cell>
          <table:table-cell office:value-type="float" office:value="55.023514115719422" table:formula="of:=[.S5]/[.S$4]*100" table:style-name="ce8">
            <text:p>55,02</text:p>
          </table:table-cell>
          <table:table-cell office:value-type="float" office:value="61.913728636476584" table:formula="of:=[.T5]/[.T$4]*100" table:style-name="ce8">
            <text:p>61,91</text:p>
          </table:table-cell>
          <table:table-cell office:value-type="float" office:value="43.818853701218899" table:formula="of:=[.U5]/[.U$4]*100" table:style-name="ce8">
            <text:p>43,82</text:p>
          </table:table-cell>
          <table:table-cell office:value-type="float" office:value="54.314486651733183" table:formula="of:=[.V5]/[.V$4]*100" table:style-name="ce8">
            <text:p>54,31</text:p>
          </table:table-cell>
          <table:table-cell office:value-type="float" office:value="27.085148439659008" table:formula="of:=[.W5]/[.W$4]*100" table:style-name="ce8">
            <text:p>27,09</text:p>
          </table:table-cell>
          <table:table-cell office:value-type="float" office:value="15.429585650111518" table:formula="of:=[.X5]/[.X$4]*100" table:style-name="ce8">
            <text:p>15,43</text:p>
          </table:table-cell>
          <table:table-cell office:value-type="float" office:value="58.254919246487361" table:formula="of:=[.Y5]/[.Y$4]*100" table:style-name="ce15">
            <text:p>58,25</text:p>
          </table:table-cell>
          <table:table-cell table:number-columns-repeated="16359"/>
        </table:table-row>
        <table:table-row table:style-name="ro3">
          <table:table-cell office:value-type="string" table:style-name="ce1">
            <text:p>Abstenção</text:p>
          </table:table-cell>
          <table:table-cell office:value-type="string" table:style-name="ce1">
            <text:p>% / INSC</text:p>
          </table:table-cell>
          <table:table-cell office:value-type="float" office:value="35.46464811656503" table:formula="of:=100-[.C6]" table:style-name="ce8">
            <text:p>35,46</text:p>
          </table:table-cell>
          <table:table-cell office:value-type="float" office:value="37.674949290060852" table:formula="of:=100-[.D6]" table:style-name="ce8">
            <text:p>37,67</text:p>
          </table:table-cell>
          <table:table-cell office:value-type="float" office:value="30.300233898695026" table:formula="of:=100-[.E6]" table:style-name="ce8">
            <text:p>30,30</text:p>
          </table:table-cell>
          <table:table-cell office:value-type="float" office:value="47.285286009129393" table:formula="of:=100-[.F6]" table:style-name="ce8">
            <text:p>47,29</text:p>
          </table:table-cell>
          <table:table-cell office:value-type="float" office:value="35.982383406940841" table:formula="of:=100-[.G6]" table:style-name="ce8">
            <text:p>35,98</text:p>
          </table:table-cell>
          <table:table-cell office:value-type="float" office:value="37.610613502061909" table:formula="of:=100-[.H6]" table:style-name="ce8">
            <text:p>37,61</text:p>
          </table:table-cell>
          <table:table-cell office:value-type="float" office:value="35.96682375117814" table:formula="of:=100-[.I6]" table:style-name="ce8">
            <text:p>35,97</text:p>
          </table:table-cell>
          <table:table-cell office:value-type="float" office:value="39.983695538932764" table:formula="of:=100-[.J6]" table:style-name="ce8">
            <text:p>39,98</text:p>
          </table:table-cell>
          <table:table-cell office:value-type="float" office:value="41.492839017676665" table:formula="of:=100-[.K6]" table:style-name="ce8">
            <text:p>41,49</text:p>
          </table:table-cell>
          <table:table-cell office:value-type="float" office:value="35.660869670748426" table:formula="of:=100-[.L6]" table:style-name="ce8">
            <text:p>35,66</text:p>
          </table:table-cell>
          <table:table-cell office:value-type="float" office:value="33.411093126800537" table:formula="of:=100-[.M6]" table:style-name="ce8">
            <text:p>33,41</text:p>
          </table:table-cell>
          <table:table-cell office:value-type="float" office:value="37.716697206952077" table:formula="of:=100-[.N6]" table:style-name="ce8">
            <text:p>37,72</text:p>
          </table:table-cell>
          <table:table-cell office:value-type="float" office:value="31.033137127621274" table:formula="of:=100-[.O6]" table:style-name="ce8">
            <text:p>31,03</text:p>
          </table:table-cell>
          <table:table-cell office:value-type="float" office:value="35.302783408184624" table:formula="of:=100-[.P6]" table:style-name="ce8">
            <text:p>35,30</text:p>
          </table:table-cell>
          <table:table-cell office:value-type="float" office:value="34.887760591260928" table:formula="of:=100-[.Q6]" table:style-name="ce8">
            <text:p>34,89</text:p>
          </table:table-cell>
          <table:table-cell office:value-type="float" office:value="39.851492598277595" table:formula="of:=100-[.R6]" table:style-name="ce11">
            <text:p>39,85</text:p>
          </table:table-cell>
          <table:table-cell office:value-type="float" office:value="44.976485884280578" table:formula="of:=100-[.S6]" table:style-name="ce8">
            <text:p>44,98</text:p>
          </table:table-cell>
          <table:table-cell office:value-type="float" office:value="38.086271363523416" table:formula="of:=100-[.T6]" table:style-name="ce8">
            <text:p>38,09</text:p>
          </table:table-cell>
          <table:table-cell office:value-type="float" office:value="56.181146298781101" table:formula="of:=100-[.U6]" table:style-name="ce8">
            <text:p>56,18</text:p>
          </table:table-cell>
          <table:table-cell office:value-type="float" office:value="45.685513348266817" table:formula="of:=100-[.V6]" table:style-name="ce8">
            <text:p>45,69</text:p>
          </table:table-cell>
          <table:table-cell office:value-type="float" office:value="72.914851560340992" table:formula="of:=100-[.W6]" table:style-name="ce8">
            <text:p>72,91</text:p>
          </table:table-cell>
          <table:table-cell office:value-type="float" office:value="84.57041434988848" table:formula="of:=100-[.X6]" table:style-name="ce8">
            <text:p>84,57</text:p>
          </table:table-cell>
          <table:table-cell office:value-type="float" office:value="41.745080753512639" table:formula="of:=100-[.Y6]" table:style-name="ce15">
            <text:p>41,75</text:p>
          </table:table-cell>
          <table:table-cell table:number-columns-repeated="16359"/>
        </table:table-row>
        <table:table-row table:style-name="ro1">
          <table:table-cell office:value-type="string" table:number-columns-spanned="1" table:number-rows-spanned="2" table:style-name="ce20">
            <text:p>Brancos</text:p>
          </table:table-cell>
          <table:table-cell office:value-type="string" table:style-name="ce1">
            <text:p>Número</text:p>
          </table:table-cell>
          <table:table-cell office:value-type="float" office:value="6649" table:style-name="ce5">
            <text:p>6649</text:p>
          </table:table-cell>
          <table:table-cell office:value-type="float" office:value="1012" table:style-name="ce5">
            <text:p>1012</text:p>
          </table:table-cell>
          <table:table-cell office:value-type="float" office:value="9019" table:style-name="ce5">
            <text:p>9019</text:p>
          </table:table-cell>
          <table:table-cell office:value-type="float" office:value="853" table:style-name="ce5">
            <text:p>853</text:p>
          </table:table-cell>
          <table:table-cell office:value-type="float" office:value="1494" table:style-name="ce5">
            <text:p>1494</text:p>
          </table:table-cell>
          <table:table-cell office:value-type="float" office:value="4581" table:style-name="ce5">
            <text:p>4581</text:p>
          </table:table-cell>
          <table:table-cell office:value-type="float" office:value="1263" table:style-name="ce5">
            <text:p>1263</text:p>
          </table:table-cell>
          <table:table-cell office:value-type="float" office:value="3252" table:style-name="ce5">
            <text:p>3252</text:p>
          </table:table-cell>
          <table:table-cell office:value-type="float" office:value="1179" table:style-name="ce5">
            <text:p>1179</text:p>
          </table:table-cell>
          <table:table-cell office:value-type="float" office:value="4976" table:style-name="ce5">
            <text:p>4976</text:p>
          </table:table-cell>
          <table:table-cell office:value-type="float" office:value="16115" table:style-name="ce5">
            <text:p>16115</text:p>
          </table:table-cell>
          <table:table-cell office:value-type="float" office:value="808" table:style-name="ce5">
            <text:p>808</text:p>
          </table:table-cell>
          <table:table-cell office:value-type="float" office:value="14390" table:style-name="ce5">
            <text:p>14390</text:p>
          </table:table-cell>
          <table:table-cell office:value-type="float" office:value="3703" table:style-name="ce5">
            <text:p>3703</text:p>
          </table:table-cell>
          <table:table-cell office:value-type="float" office:value="6118" table:style-name="ce5">
            <text:p>6118</text:p>
          </table:table-cell>
          <table:table-cell office:value-type="float" office:value="2363" table:style-name="ce10">
            <text:p>2363</text:p>
          </table:table-cell>
          <table:table-cell office:value-type="float" office:value="1368" table:style-name="ce5">
            <text:p>1368</text:p>
          </table:table-cell>
          <table:table-cell office:value-type="float" office:value="3320" table:style-name="ce5">
            <text:p>3320</text:p>
          </table:table-cell>
          <table:table-cell office:value-type="float" office:value="3010" table:style-name="ce5">
            <text:p>3010</text:p>
          </table:table-cell>
          <table:table-cell office:value-type="float" office:value="549" table:style-name="ce5">
            <text:p>549</text:p>
          </table:table-cell>
          <table:table-cell office:value-type="float" office:value="1264" table:style-name="ce5">
            <text:p>1264</text:p>
          </table:table-cell>
          <table:table-cell office:value-type="float" office:value="368" table:style-name="ce5">
            <text:p>368</text:p>
          </table:table-cell>
          <table:table-cell office:value-type="float" office:value="87654" table:formula="of:=SUM([.C8:.X8])" table:style-name="ce14">
            <text:p>87654</text:p>
          </table:table-cell>
          <table:table-cell table:number-columns-repeated="16359"/>
        </table:table-row>
        <table:table-row table:style-name="ro1">
          <table:covered-table-cell/>
          <table:table-cell office:value-type="string" table:style-name="ce1">
            <text:p>% / INSC</text:p>
          </table:table-cell>
          <table:table-cell office:value-type="float" office:value="1.0355971933431458" table:formula="of:=[.C8]/[.C$4]*100" table:style-name="ce8">
            <text:p>1,04</text:p>
          </table:table-cell>
          <table:table-cell office:value-type="float" office:value="0.85530764029749828" table:formula="of:=[.D8]/[.D$4]*100" table:style-name="ce8">
            <text:p>0,86</text:p>
          </table:table-cell>
          <table:table-cell office:value-type="float" office:value="1.1527499073352165" table:formula="of:=[.E8]/[.E$4]*100" table:style-name="ce8">
            <text:p>1,15</text:p>
          </table:table-cell>
          <table:table-cell office:value-type="float" office:value="0.64252248452070682" table:formula="of:=[.F8]/[.F$4]*100" table:style-name="ce8">
            <text:p>0,64</text:p>
          </table:table-cell>
          <table:table-cell office:value-type="float" office:value="0.91896613234588553" table:formula="of:=[.G8]/[.G$4]*100" table:style-name="ce8">
            <text:p>0,92</text:p>
          </table:table-cell>
          <table:table-cell office:value-type="float" office:value="1.2355268587518509" table:formula="of:=[.H8]/[.H$4]*100" table:style-name="ce8">
            <text:p>1,24</text:p>
          </table:table-cell>
          <table:table-cell office:value-type="float" office:value="0.95230914231856734" table:formula="of:=[.I8]/[.I$4]*100" table:style-name="ce8">
            <text:p>0,95</text:p>
          </table:table-cell>
          <table:table-cell office:value-type="float" office:value="0.84699852061759007" table:formula="of:=[.J8]/[.J$4]*100" table:style-name="ce8">
            <text:p>0,85</text:p>
          </table:table-cell>
          <table:table-cell office:value-type="float" office:value="0.84512494086275858" table:formula="of:=[.K8]/[.K$4]*100" table:style-name="ce8">
            <text:p>0,85</text:p>
          </table:table-cell>
          <table:table-cell office:value-type="float" office:value="1.2077816478355321" table:formula="of:=[.L8]/[.L$4]*100" table:style-name="ce8">
            <text:p>1,21</text:p>
          </table:table-cell>
          <table:table-cell office:value-type="float" office:value="0.84194786454017578" table:formula="of:=[.M8]/[.M$4]*100" table:style-name="ce8">
            <text:p>0,84</text:p>
          </table:table-cell>
          <table:table-cell office:value-type="float" office:value="0.89732911322116715" table:formula="of:=[.N8]/[.N$4]*100" table:style-name="ce8">
            <text:p>0,90</text:p>
          </table:table-cell>
          <table:table-cell office:value-type="float" office:value="0.90425969785535243" table:formula="of:=[.O8]/[.O$4]*100" table:style-name="ce8">
            <text:p>0,90</text:p>
          </table:table-cell>
          <table:table-cell office:value-type="float" office:value="0.98114807307605689" table:formula="of:=[.P8]/[.P$4]*100" table:style-name="ce8">
            <text:p>0,98</text:p>
          </table:table-cell>
          <table:table-cell office:value-type="float" office:value="0.8106253130275094" table:formula="of:=[.Q8]/[.Q$4]*100" table:style-name="ce8">
            <text:p>0,81</text:p>
          </table:table-cell>
          <table:table-cell office:value-type="float" office:value="1.0159901281704009" table:formula="of:=[.R8]/[.R$4]*100" table:style-name="ce11">
            <text:p>1,02</text:p>
          </table:table-cell>
          <table:table-cell office:value-type="float" office:value="0.6611985674031039" table:formula="of:=[.S8]/[.S$4]*100" table:style-name="ce8">
            <text:p>0,66</text:p>
          </table:table-cell>
          <table:table-cell office:value-type="float" office:value="0.9938959223324223" table:formula="of:=[.T8]/[.T$4]*100" table:style-name="ce8">
            <text:p>0,99</text:p>
          </table:table-cell>
          <table:table-cell office:value-type="float" office:value="1.3070533112740947" table:formula="of:=[.U8]/[.U$4]*100" table:style-name="ce8">
            <text:p>1,31</text:p>
          </table:table-cell>
          <table:table-cell office:value-type="float" office:value="0.21461995848335227" table:formula="of:=[.V8]/[.V$4]*100" table:style-name="ce8">
            <text:p>0,21</text:p>
          </table:table-cell>
          <table:table-cell office:value-type="float" office:value="0.13332461379108118" table:formula="of:=[.W8]/[.W$4]*100" table:style-name="ce8">
            <text:p>0,13</text:p>
          </table:table-cell>
          <table:table-cell office:value-type="float" office:value="5.7801652373323277E-2" table:formula="of:=[.X8]/[.X$4]*100" table:style-name="ce8">
            <text:p>0,06</text:p>
          </table:table-cell>
          <table:table-cell office:value-type="float" office:value="0.80795913581721734" table:formula="of:=[.Y8]/[.Y$4]*100" table:style-name="ce15">
            <text:p>0,81</text:p>
          </table:table-cell>
          <table:table-cell table:number-columns-repeated="16359"/>
        </table:table-row>
        <table:table-row table:style-name="ro1">
          <table:table-cell office:value-type="string" table:number-columns-spanned="1" table:number-rows-spanned="2" table:style-name="ce20">
            <text:p>Nulos</text:p>
          </table:table-cell>
          <table:table-cell office:value-type="string" table:style-name="ce1">
            <text:p>Número</text:p>
          </table:table-cell>
          <table:table-cell office:value-type="float" office:value="3771" table:style-name="ce5">
            <text:p>3771</text:p>
          </table:table-cell>
          <table:table-cell office:value-type="float" office:value="690" table:style-name="ce5">
            <text:p>690</text:p>
          </table:table-cell>
          <table:table-cell office:value-type="float" office:value="5803" table:style-name="ce5">
            <text:p>5803</text:p>
          </table:table-cell>
          <table:table-cell office:value-type="float" office:value="923" table:style-name="ce5">
            <text:p>923</text:p>
          </table:table-cell>
          <table:table-cell office:value-type="float" office:value="1312" table:style-name="ce5">
            <text:p>1312</text:p>
          </table:table-cell>
          <table:table-cell office:value-type="float" office:value="2311" table:style-name="ce5">
            <text:p>2311</text:p>
          </table:table-cell>
          <table:table-cell office:value-type="float" office:value="747" table:style-name="ce5">
            <text:p>747</text:p>
          </table:table-cell>
          <table:table-cell office:value-type="float" office:value="1834" table:style-name="ce5">
            <text:p>1834</text:p>
          </table:table-cell>
          <table:table-cell office:value-type="float" office:value="1185" table:style-name="ce5">
            <text:p>1185</text:p>
          </table:table-cell>
          <table:table-cell office:value-type="float" office:value="3165" table:style-name="ce5">
            <text:p>3165</text:p>
          </table:table-cell>
          <table:table-cell office:value-type="float" office:value="10861" table:style-name="ce5">
            <text:p>10861</text:p>
          </table:table-cell>
          <table:table-cell office:value-type="float" office:value="587" table:style-name="ce5">
            <text:p>587</text:p>
          </table:table-cell>
          <table:table-cell office:value-type="float" office:value="9381" table:style-name="ce5">
            <text:p>9381</text:p>
          </table:table-cell>
          <table:table-cell office:value-type="float" office:value="2381" table:style-name="ce5">
            <text:p>2381</text:p>
          </table:table-cell>
          <table:table-cell office:value-type="float" office:value="4345" table:style-name="ce5">
            <text:p>4345</text:p>
          </table:table-cell>
          <table:table-cell office:value-type="float" office:value="1293" table:style-name="ce10">
            <text:p>1293</text:p>
          </table:table-cell>
          <table:table-cell office:value-type="float" office:value="1300" table:style-name="ce5">
            <text:p>1300</text:p>
          </table:table-cell>
          <table:table-cell office:value-type="float" office:value="2284" table:style-name="ce5">
            <text:p>2284</text:p>
          </table:table-cell>
          <table:table-cell office:value-type="float" office:value="1150" table:style-name="ce5">
            <text:p>1150</text:p>
          </table:table-cell>
          <table:table-cell office:value-type="float" office:value="1839" table:style-name="ce5">
            <text:p>1839</text:p>
          </table:table-cell>
          <table:table-cell office:value-type="float" office:value="82872" table:style-name="ce5">
            <text:p>82872</text:p>
          </table:table-cell>
          <table:table-cell office:value-type="float" office:value="32960" table:style-name="ce5">
            <text:p>32960</text:p>
          </table:table-cell>
          <table:table-cell office:value-type="float" office:value="172994" table:formula="of:=SUM([.C10:.X10])" table:style-name="ce14">
            <text:p>172994</text:p>
          </table:table-cell>
          <table:table-cell table:number-columns-repeated="16359"/>
        </table:table-row>
        <table:table-row table:style-name="ro1">
          <table:covered-table-cell/>
          <table:table-cell office:value-type="string" table:style-name="ce1">
            <text:p>% / INSC</text:p>
          </table:table-cell>
          <table:table-cell office:value-type="float" office:value="0.58734200873770537" table:formula="of:=[.C10]/[.C$4]*100" table:style-name="ce8">
            <text:p>0,59</text:p>
          </table:table-cell>
          <table:table-cell office:value-type="float" office:value="0.58316430020283971" table:formula="of:=[.D10]/[.D$4]*100" table:style-name="ce8">
            <text:p>0,58</text:p>
          </table:table-cell>
          <table:table-cell office:value-type="float" office:value="0.74170170886642217" table:formula="of:=[.E10]/[.E$4]*100" table:style-name="ce8">
            <text:p>0,74</text:p>
          </table:table-cell>
          <table:table-cell office:value-type="float" office:value="0.69525000376625146" table:formula="of:=[.F10]/[.F$4]*100" table:style-name="ce8">
            <text:p>0,70</text:p>
          </table:table-cell>
          <table:table-cell office:value-type="float" office:value="0.80701711220736405" table:formula="of:=[.G10]/[.G$4]*100" table:style-name="ce8">
            <text:p>0,81</text:p>
          </table:table-cell>
          <table:table-cell office:value-type="float" office:value="0.62329241881150999" table:formula="of:=[.H10]/[.H$4]*100" table:style-name="ce8">
            <text:p>0,62</text:p>
          </table:table-cell>
          <table:table-cell office:value-type="float" office:value="0.56324222431668236" table:formula="of:=[.I10]/[.I$4]*100" table:style-name="ce8">
            <text:p>0,56</text:p>
          </table:table-cell>
          <table:table-cell office:value-type="float" office:value="0.47767382743316739" table:formula="of:=[.J10]/[.J$4]*100" table:style-name="ce8">
            <text:p>0,48</text:p>
          </table:table-cell>
          <table:table-cell office:value-type="float" office:value="0.84942583114704739" table:formula="of:=[.K10]/[.K$4]*100" table:style-name="ce8">
            <text:p>0,85</text:p>
          </table:table-cell>
          <table:table-cell office:value-type="float" office:value="0.76821320647095226" table:formula="of:=[.L10]/[.L$4]*100" table:style-name="ce8">
            <text:p>0,77</text:p>
          </table:table-cell>
          <table:table-cell office:value-type="float" office:value="0.56744621512695304" table:formula="of:=[.M10]/[.M$4]*100" table:style-name="ce8">
            <text:p>0,57</text:p>
          </table:table-cell>
          <table:table-cell office:value-type="float" office:value="0.65189627408517958" table:formula="of:=[.N10]/[.N$4]*100" table:style-name="ce8">
            <text:p>0,65</text:p>
          </table:table-cell>
          <table:table-cell office:value-type="float" office:value="0.58949688850459081" table:formula="of:=[.O10]/[.O$4]*100" table:style-name="ce8">
            <text:p>0,59</text:p>
          </table:table-cell>
          <table:table-cell office:value-type="float" office:value="0.63087052713856095" table:formula="of:=[.P10]/[.P$4]*100" table:style-name="ce8">
            <text:p>0,63</text:p>
          </table:table-cell>
          <table:table-cell office:value-type="float" office:value="0.57570562031783712" table:formula="of:=[.Q10]/[.Q$4]*100" table:style-name="ce8">
            <text:p>0,58</text:p>
          </table:table-cell>
          <table:table-cell office:value-type="float" office:value="0.55593535155494211" table:formula="of:=[.R10]/[.R$4]*100" table:style-name="ce11">
            <text:p>0,56</text:p>
          </table:table-cell>
          <table:table-cell office:value-type="float" office:value="0.6283319719473941" table:formula="of:=[.S10]/[.S$4]*100" table:style-name="ce8">
            <text:p>0,63</text:p>
          </table:table-cell>
          <table:table-cell office:value-type="float" office:value="0.68375249596603993" table:formula="of:=[.T10]/[.T$4]*100" table:style-name="ce8">
            <text:p>0,68</text:p>
          </table:table-cell>
          <table:table-cell office:value-type="float" office:value="0.49937252756319234" table:formula="of:=[.U10]/[.U$4]*100" table:style-name="ce8">
            <text:p>0,50</text:p>
          </table:table-cell>
          <table:table-cell office:value-type="float" office:value="0.71891822158631125" table:formula="of:=[.V10]/[.V$4]*100" table:style-name="ce8">
            <text:p>0,72</text:p>
          </table:table-cell>
          <table:table-cell office:value-type="float" office:value="8.7412004700114547" table:formula="of:=[.W10]/[.W$4]*100" table:style-name="ce8">
            <text:p>8,74</text:p>
          </table:table-cell>
          <table:table-cell office:value-type="float" office:value="5.1770175603933026" table:formula="of:=[.X10]/[.X$4]*100" table:style-name="ce8">
            <text:p>5,18</text:p>
          </table:table-cell>
          <table:table-cell office:value-type="float" office:value="1.5945887551231397" table:formula="of:=[.Y10]/[.Y$4]*100" table:style-name="ce15">
            <text:p>1,59</text:p>
          </table:table-cell>
          <table:table-cell table:number-columns-repeated="16359"/>
        </table:table-row>
        <table:table-row table:style-name="ro1">
          <table:table-cell office:value-type="string" table:number-columns-spanned="1" table:number-rows-spanned="2" table:style-name="ce20">
            <text:p>Votos Val. Exp. (VVE)</text:p>
          </table:table-cell>
          <table:table-cell office:value-type="string" table:style-name="ce1">
            <text:p>Número</text:p>
          </table:table-cell>
          <table:table-cell office:value-type="float" office:value="403926" table:formula="of:=[.C5]-[.C8]-[.C10]" table:style-name="ce5">
            <text:p>403926</text:p>
          </table:table-cell>
          <table:table-cell office:value-type="float" office:value="72041" table:formula="of:=[.D5]-[.D8]-[.D10]" table:style-name="ce5">
            <text:p>72041</text:p>
          </table:table-cell>
          <table:table-cell office:value-type="float" office:value="530502" table:formula="of:=[.E5]-[.E8]-[.E10]" table:style-name="ce5">
            <text:p>530502</text:p>
          </table:table-cell>
          <table:table-cell office:value-type="float" office:value="68207" table:formula="of:=[.F5]-[.F8]-[.F10]" table:style-name="ce5">
            <text:p>68207</text:p>
          </table:table-cell>
          <table:table-cell office:value-type="float" office:value="101270" table:formula="of:=[.G5]-[.G8]-[.G10]" table:style-name="ce5">
            <text:p>101270</text:p>
          </table:table-cell>
          <table:table-cell office:value-type="float" office:value="224431" table:formula="of:=[.H5]-[.H8]-[.H10]" table:style-name="ce5">
            <text:p>224431</text:p>
          </table:table-cell>
          <table:table-cell office:value-type="float" office:value="82914" table:formula="of:=[.I5]-[.I8]-[.I10]" table:style-name="ce5">
            <text:p>82914</text:p>
          </table:table-cell>
          <table:table-cell office:value-type="float" office:value="225343" table:formula="of:=[.J5]-[.J8]-[.J10]" table:style-name="ce5">
            <text:p>225343</text:p>
          </table:table-cell>
          <table:table-cell office:value-type="float" office:value="79257" table:formula="of:=[.K5]-[.K8]-[.K10]" table:style-name="ce5">
            <text:p>79257</text:p>
          </table:table-cell>
          <table:table-cell office:value-type="float" office:value="256933" table:formula="of:=[.L5]-[.L8]-[.L10]" table:style-name="ce5">
            <text:p>256933</text:p>
          </table:table-cell>
          <table:table-cell office:value-type="float" office:value="1247545" table:formula="of:=[.M5]-[.M8]-[.M10]" table:style-name="ce5">
            <text:p>1247545</text:p>
          </table:table-cell>
          <table:table-cell office:value-type="float" office:value="54688" table:formula="of:=[.N5]-[.N8]-[.N10]" table:style-name="ce5">
            <text:p>54688</text:p>
          </table:table-cell>
          <table:table-cell office:value-type="float" office:value="1073738" table:formula="of:=[.O5]-[.O8]-[.O10]" table:style-name="ce5">
            <text:p>1073738</text:p>
          </table:table-cell>
          <table:table-cell office:value-type="float" office:value="238093" table:formula="of:=[.P5]-[.P8]-[.P10]" table:style-name="ce5">
            <text:p>238093</text:p>
          </table:table-cell>
          <table:table-cell office:value-type="float" office:value="480956" table:formula="of:=[.Q5]-[.Q8]-[.Q10]" table:style-name="ce5">
            <text:p>480956</text:p>
          </table:table-cell>
          <table:table-cell office:value-type="float" office:value="136238" table:formula="of:=[.R5]-[.R8]-[.R10]" table:style-name="ce10">
            <text:p>136238</text:p>
          </table:table-cell>
          <table:table-cell office:value-type="float" office:value="111174" table:formula="of:=[.S5]-[.S8]-[.S10]" table:style-name="ce5">
            <text:p>111174</text:p>
          </table:table-cell>
          <table:table-cell office:value-type="float" office:value="201212" table:formula="of:=[.T5]-[.T8]-[.T10]" table:style-name="ce5">
            <text:p>201212</text:p>
          </table:table-cell>
          <table:table-cell office:value-type="float" office:value="96750" table:formula="of:=[.U5]-[.U8]-[.U10]" table:style-name="ce5">
            <text:p>96750</text:p>
          </table:table-cell>
          <table:table-cell office:value-type="float" office:value="136549" table:formula="of:=[.V5]-[.V8]-[.V10]" table:style-name="ce5">
            <text:p>136549</text:p>
          </table:table-cell>
          <table:table-cell office:value-type="float" office:value="172648" table:formula="of:=[.W5]-[.W8]-[.W10]" table:style-name="ce5">
            <text:p>172648</text:p>
          </table:table-cell>
          <table:table-cell office:value-type="float" office:value="64906" table:formula="of:=[.X5]-[.X8]-[.X10]" table:style-name="ce5">
            <text:p>64906</text:p>
          </table:table-cell>
          <table:table-cell office:value-type="float" office:value="6059321" table:formula="of:=[.Y5]-[.Y8]-[.Y10]" table:style-name="ce16">
            <text:p>6059321</text:p>
          </table:table-cell>
          <table:table-cell table:number-columns-repeated="16359"/>
        </table:table-row>
        <table:table-row table:style-name="ro1">
          <table:covered-table-cell/>
          <table:table-cell office:value-type="string" table:style-name="ce1">
            <text:p>% / INSC</text:p>
          </table:table-cell>
          <table:table-cell office:value-type="float" office:value="62.912412681354112" table:formula="of:=[.C12]/[.C$4]*100" table:style-name="ce8">
            <text:p>62,91</text:p>
          </table:table-cell>
          <table:table-cell office:value-type="float" office:value="60.886578769438813" table:formula="of:=[.D12]/[.D$4]*100" table:style-name="ce8">
            <text:p>60,89</text:p>
          </table:table-cell>
          <table:table-cell office:value-type="float" office:value="67.805314485103338" table:formula="of:=[.E12]/[.E$4]*100" table:style-name="ce8">
            <text:p>67,81</text:p>
          </table:table-cell>
          <table:table-cell office:value-type="float" office:value="51.376941502583648" table:formula="of:=[.F12]/[.F$4]*100" table:style-name="ce8">
            <text:p>51,38</text:p>
          </table:table-cell>
          <table:table-cell office:value-type="float" office:value="62.291633348505911" table:formula="of:=[.G12]/[.G$4]*100" table:style-name="ce8">
            <text:p>62,29</text:p>
          </table:table-cell>
          <table:table-cell office:value-type="float" office:value="60.530567220374735" table:formula="of:=[.H12]/[.H$4]*100" table:style-name="ce8">
            <text:p>60,53</text:p>
          </table:table-cell>
          <table:table-cell office:value-type="float" office:value="62.517624882186617" table:formula="of:=[.I12]/[.I$4]*100" table:style-name="ce8">
            <text:p>62,52</text:p>
          </table:table-cell>
          <table:table-cell office:value-type="float" office:value="58.691632113016482" table:formula="of:=[.J12]/[.J$4]*100" table:style-name="ce8">
            <text:p>58,69</text:p>
          </table:table-cell>
          <table:table-cell office:value-type="float" office:value="56.81261021031353" table:formula="of:=[.K12]/[.K$4]*100" table:style-name="ce8">
            <text:p>56,81</text:p>
          </table:table-cell>
          <table:table-cell office:value-type="float" office:value="62.363135474945089" table:formula="of:=[.L12]/[.L$4]*100" table:style-name="ce8">
            <text:p>62,36</text:p>
          </table:table-cell>
          <table:table-cell office:value-type="float" office:value="65.179512793532339" table:formula="of:=[.M12]/[.M$4]*100" table:style-name="ce8">
            <text:p>65,18</text:p>
          </table:table-cell>
          <table:table-cell office:value-type="float" office:value="60.734077405741573" table:formula="of:=[.N12]/[.N$4]*100" table:style-name="ce8">
            <text:p>60,73</text:p>
          </table:table-cell>
          <table:table-cell office:value-type="float" office:value="67.47310628601879" table:formula="of:=[.O12]/[.O$4]*100" table:style-name="ce8">
            <text:p>67,47</text:p>
          </table:table-cell>
          <table:table-cell office:value-type="float" office:value="63.085197991600758" table:formula="of:=[.P12]/[.P$4]*100" table:style-name="ce8">
            <text:p>63,09</text:p>
          </table:table-cell>
          <table:table-cell office:value-type="float" office:value="63.725908475393723" table:formula="of:=[.Q12]/[.Q$4]*100" table:style-name="ce8">
            <text:p>63,73</text:p>
          </table:table-cell>
          <table:table-cell office:value-type="float" office:value="58.576581921997075" table:formula="of:=[.R12]/[.R$4]*100" table:style-name="ce11">
            <text:p>58,58</text:p>
          </table:table-cell>
          <table:table-cell office:value-type="float" office:value="53.733983576368914" table:formula="of:=[.S12]/[.S$4]*100" table:style-name="ce8">
            <text:p>53,73</text:p>
          </table:table-cell>
          <table:table-cell office:value-type="float" office:value="60.23608021817811" table:formula="of:=[.T12]/[.T$4]*100" table:style-name="ce8">
            <text:p>60,24</text:p>
          </table:table-cell>
          <table:table-cell office:value-type="float" office:value="42.012427862381621" table:formula="of:=[.U12]/[.U$4]*100" table:style-name="ce8">
            <text:p>42,01</text:p>
          </table:table-cell>
          <table:table-cell office:value-type="float" office:value="53.380948471663523" table:formula="of:=[.V12]/[.V$4]*100" table:style-name="ce8">
            <text:p>53,38</text:p>
          </table:table-cell>
          <table:table-cell office:value-type="float" office:value="18.210623355856473" table:formula="of:=[.W12]/[.W$4]*100" table:style-name="ce8">
            <text:p>18,21</text:p>
          </table:table-cell>
          <table:table-cell office:value-type="float" office:value="10.194766437344892" table:formula="of:=[.X12]/[.X$4]*100" table:style-name="ce8">
            <text:p>10,19</text:p>
          </table:table-cell>
          <table:table-cell office:value-type="float" office:value="55.852371355547007" table:formula="of:=[.Y12]/[.Y$4]*100" table:style-name="ce15">
            <text:p>55,85</text:p>
          </table:table-cell>
          <table:table-cell table:number-columns-repeated="16359"/>
        </table:table-row>
        <table:table-row table:style-name="ro1">
          <table:table-cell office:value-type="string" table:number-columns-spanned="1" table:number-rows-spanned="3" table:style-name="ce20">
            <text:p>ADN</text:p>
          </table:table-cell>
          <table:table-cell office:value-type="string" table:style-name="ce1">
            <text:p>Número</text:p>
          </table:table-cell>
          <table:table-cell office:value-type="float" office:value="6989" table:style-name="ce5">
            <text:p>6989</text:p>
          </table:table-cell>
          <table:table-cell office:value-type="float" office:value="713" table:style-name="ce5">
            <text:p>713</text:p>
          </table:table-cell>
          <table:table-cell office:value-type="float" office:value="5333" table:style-name="ce5">
            <text:p>5333</text:p>
          </table:table-cell>
          <table:table-cell office:value-type="float" office:value="1071" table:style-name="ce5">
            <text:p>1071</text:p>
          </table:table-cell>
          <table:table-cell office:value-type="float" office:value="1874" table:style-name="ce5">
            <text:p>1874</text:p>
          </table:table-cell>
          <table:table-cell office:value-type="float" office:value="3753" table:style-name="ce5">
            <text:p>3753</text:p>
          </table:table-cell>
          <table:table-cell office:value-type="float" office:value="983" table:style-name="ce5">
            <text:p>983</text:p>
          </table:table-cell>
          <table:table-cell office:value-type="float" office:value="4190" table:style-name="ce5">
            <text:p>4190</text:p>
          </table:table-cell>
          <table:table-cell office:value-type="float" office:value="1662" table:style-name="ce5">
            <text:p>1662</text:p>
          </table:table-cell>
          <table:table-cell office:value-type="float" office:value="5746" table:style-name="ce5">
            <text:p>5746</text:p>
          </table:table-cell>
          <table:table-cell office:value-type="float" office:value="15454" table:style-name="ce5">
            <text:p>15454</text:p>
          </table:table-cell>
          <table:table-cell office:value-type="float" office:value="601" table:style-name="ce5">
            <text:p>601</text:p>
          </table:table-cell>
          <table:table-cell office:value-type="float" office:value="11283" table:style-name="ce5">
            <text:p>11283</text:p>
          </table:table-cell>
          <table:table-cell office:value-type="float" office:value="3971" table:style-name="ce5">
            <text:p>3971</text:p>
          </table:table-cell>
          <table:table-cell office:value-type="float" office:value="4185" table:style-name="ce5">
            <text:p>4185</text:p>
          </table:table-cell>
          <table:table-cell office:value-type="float" office:value="2047" table:style-name="ce10">
            <text:p>2047</text:p>
          </table:table-cell>
          <table:table-cell office:value-type="float" office:value="1714" table:style-name="ce5">
            <text:p>1714</text:p>
          </table:table-cell>
          <table:table-cell office:value-type="float" office:value="4190" table:style-name="ce5">
            <text:p>4190</text:p>
          </table:table-cell>
          <table:table-cell office:value-type="float" office:value="1666" table:style-name="ce5">
            <text:p>1666</text:p>
          </table:table-cell>
          <table:table-cell office:value-type="float" office:value="1551" table:style-name="ce5">
            <text:p>1551</text:p>
          </table:table-cell>
          <table:table-cell office:value-type="float" office:value="1201" table:style-name="ce5">
            <text:p>1201</text:p>
          </table:table-cell>
          <table:table-cell office:value-type="float" office:value="1483" table:style-name="ce5">
            <text:p>1483</text:p>
          </table:table-cell>
          <table:table-cell office:value-type="float" office:value="81660" table:formula="of:=SUM([.C14:.X14])" table:style-name="ce14">
            <text:p>81660</text:p>
          </table:table-cell>
          <table:table-cell table:number-columns-repeated="16359"/>
        </table:table-row>
        <table:table-row table:style-name="ro1">
          <table:covered-table-cell/>
          <table:table-cell office:value-type="string" table:style-name="ce1">
            <text:p>% / VVE*</text:p>
          </table:table-cell>
          <table:table-cell office:value-type="float" office:value="1.7302674252214514" table:formula="of:=[.C14]/[.C$12]*100" table:style-name="ce8">
            <text:p>1,73</text:p>
          </table:table-cell>
          <table:table-cell office:value-type="float" office:value="0.98971419053039233" table:formula="of:=[.D14]/[.D$12]*100" table:style-name="ce8">
            <text:p>0,99</text:p>
          </table:table-cell>
          <table:table-cell office:value-type="float" office:value="1.0052742496729514" table:formula="of:=[.E14]/[.E$12]*100" table:style-name="ce8">
            <text:p>1,01</text:p>
          </table:table-cell>
          <table:table-cell office:value-type="float" office:value="1.5702200653891829" table:formula="of:=[.F14]/[.F$12]*100" table:style-name="ce8">
            <text:p>1,57</text:p>
          </table:table-cell>
          <table:table-cell office:value-type="float" office:value="1.850498666929989" table:formula="of:=[.G14]/[.G$12]*100" table:style-name="ce8">
            <text:p>1,85</text:p>
          </table:table-cell>
          <table:table-cell office:value-type="float" office:value="1.6722288810369332" table:formula="of:=[.H14]/[.H$12]*100" table:style-name="ce8">
            <text:p>1,67</text:p>
          </table:table-cell>
          <table:table-cell office:value-type="float" office:value="1.1855657669392383" table:formula="of:=[.I14]/[.I$12]*100" table:style-name="ce8">
            <text:p>1,19</text:p>
          </table:table-cell>
          <table:table-cell office:value-type="float" office:value="1.8593876889896734" table:formula="of:=[.J14]/[.J$12]*100" table:style-name="ce8">
            <text:p>1,86</text:p>
          </table:table-cell>
          <table:table-cell office:value-type="float" office:value="2.0969756614557706" table:formula="of:=[.K14]/[.K$12]*100" table:style-name="ce8">
            <text:p>2,10</text:p>
          </table:table-cell>
          <table:table-cell office:value-type="float" office:value="2.2363806906858987" table:formula="of:=[.L14]/[.L$12]*100" table:style-name="ce8">
            <text:p>2,24</text:p>
          </table:table-cell>
          <table:table-cell office:value-type="float" office:value="1.2387529107166475" table:formula="of:=[.M14]/[.M$12]*100" table:style-name="ce8">
            <text:p>1,24</text:p>
          </table:table-cell>
          <table:table-cell office:value-type="float" office:value="1.0989613809245173" table:formula="of:=[.N14]/[.N$12]*100" table:style-name="ce8">
            <text:p>1,10</text:p>
          </table:table-cell>
          <table:table-cell office:value-type="float" office:value="1.0508150032875803" table:formula="of:=[.O14]/[.O$12]*100" table:style-name="ce8">
            <text:p>1,05</text:p>
          </table:table-cell>
          <table:table-cell office:value-type="float" office:value="1.6678356776553698" table:formula="of:=[.P14]/[.P$12]*100" table:style-name="ce8">
            <text:p>1,67</text:p>
          </table:table-cell>
          <table:table-cell office:value-type="float" office:value="0.8701419672485633" table:formula="of:=[.Q14]/[.Q$12]*100" table:style-name="ce8">
            <text:p>0,87</text:p>
          </table:table-cell>
          <table:table-cell office:value-type="float" office:value="1.5025176529309003" table:formula="of:=[.R14]/[.R$12]*100" table:style-name="ce11">
            <text:p>1,50</text:p>
          </table:table-cell>
          <table:table-cell office:value-type="float" office:value="1.5417273823016173" table:formula="of:=[.S14]/[.S$12]*100" table:style-name="ce8">
            <text:p>1,54</text:p>
          </table:table-cell>
          <table:table-cell office:value-type="float" office:value="2.0823807725185377" table:formula="of:=[.T14]/[.T$12]*100" table:style-name="ce8">
            <text:p>2,08</text:p>
          </table:table-cell>
          <table:table-cell office:value-type="float" office:value="1.7219638242894058" table:formula="of:=[.U14]/[.U$12]*100" table:style-name="ce8">
            <text:p>1,72</text:p>
          </table:table-cell>
          <table:table-cell office:value-type="float" office:value="1.1358559930867307" table:formula="of:=[.V14]/[.V$12]*100" table:style-name="ce8">
            <text:p>1,14</text:p>
          </table:table-cell>
          <table:table-cell office:value-type="float" office:value="0.69563504934896436" table:formula="of:=[.W14]/[.W$12]*100" table:style-name="ce8">
            <text:p>0,70</text:p>
          </table:table-cell>
          <table:table-cell office:value-type="float" office:value="2.2848426955905463" table:formula="of:=[.X14]/[.X$12]*100" table:style-name="ce8">
            <text:p>2,28</text:p>
          </table:table-cell>
          <table:table-cell office:value-type="float" office:value="1.3476757544285904" table:formula="of:=[.Y14]/[.Y$12]*100" table:style-name="ce15">
            <text:p>1,35</text:p>
          </table:table-cell>
          <table:table-cell table:number-columns-repeated="16359"/>
        </table:table-row>
        <table:table-row table:style-name="ro1">
          <table:covered-table-cell/>
          <table:table-cell office:value-type="string" table:style-name="ce1">
            <text:p>md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SUM([.C16:.X16])" table:style-name="ce14">
            <text:p>0</text:p>
          </table:table-cell>
          <table:table-cell table:number-columns-repeated="16359"/>
        </table:table-row>
        <table:table-row table:style-name="ro1">
          <table:table-cell office:value-type="string" table:number-columns-spanned="1" table:number-rows-spanned="3" table:style-name="ce20">
            <text:p>B.E.</text:p>
          </table:table-cell>
          <table:table-cell office:value-type="string" table:style-name="ce1">
            <text:p>Número</text:p>
          </table:table-cell>
          <table:table-cell office:value-type="float" office:value="7028" table:style-name="ce5">
            <text:p>7028</text:p>
          </table:table-cell>
          <table:table-cell office:value-type="float" office:value="1365" table:style-name="ce5">
            <text:p>1365</text:p>
          </table:table-cell>
          <table:table-cell office:value-type="float" office:value="10041" table:style-name="ce5">
            <text:p>10041</text:p>
          </table:table-cell>
          <table:table-cell office:value-type="float" office:value="590" table:style-name="ce5">
            <text:p>590</text:p>
          </table:table-cell>
          <table:table-cell office:value-type="float" office:value="1716" table:style-name="ce5">
            <text:p>1716</text:p>
          </table:table-cell>
          <table:table-cell office:value-type="float" office:value="5028" table:style-name="ce5">
            <text:p>5028</text:p>
          </table:table-cell>
          <table:table-cell office:value-type="float" office:value="1487" table:style-name="ce5">
            <text:p>1487</text:p>
          </table:table-cell>
          <table:table-cell office:value-type="float" office:value="5732" table:style-name="ce5">
            <text:p>5732</text:p>
          </table:table-cell>
          <table:table-cell office:value-type="float" office:value="1010" table:style-name="ce5">
            <text:p>1010</text:p>
          </table:table-cell>
          <table:table-cell office:value-type="float" office:value="5100" table:style-name="ce5">
            <text:p>5100</text:p>
          </table:table-cell>
          <table:table-cell office:value-type="float" office:value="29959" table:style-name="ce5">
            <text:p>29959</text:p>
          </table:table-cell>
          <table:table-cell office:value-type="float" office:value="716" table:style-name="ce5">
            <text:p>716</text:p>
          </table:table-cell>
          <table:table-cell office:value-type="float" office:value="22219" table:style-name="ce5">
            <text:p>22219</text:p>
          </table:table-cell>
          <table:table-cell office:value-type="float" office:value="4371" table:style-name="ce5">
            <text:p>4371</text:p>
          </table:table-cell>
          <table:table-cell office:value-type="float" office:value="13072" table:style-name="ce5">
            <text:p>13072</text:p>
          </table:table-cell>
          <table:table-cell office:value-type="float" office:value="2285" table:style-name="ce10">
            <text:p>2285</text:p>
          </table:table-cell>
          <table:table-cell office:value-type="float" office:value="1144" table:style-name="ce5">
            <text:p>1144</text:p>
          </table:table-cell>
          <table:table-cell office:value-type="float" office:value="2465" table:style-name="ce5">
            <text:p>2465</text:p>
          </table:table-cell>
          <table:table-cell office:value-type="float" office:value="2106" table:style-name="ce5">
            <text:p>2106</text:p>
          </table:table-cell>
          <table:table-cell office:value-type="float" office:value="1871" table:style-name="ce5">
            <text:p>1871</text:p>
          </table:table-cell>
          <table:table-cell office:value-type="float" office:value="4743" table:style-name="ce5">
            <text:p>4743</text:p>
          </table:table-cell>
          <table:table-cell office:value-type="float" office:value="1760" table:style-name="ce5">
            <text:p>1760</text:p>
          </table:table-cell>
          <table:table-cell office:value-type="float" office:value="125808" table:formula="of:=SUM([.C17:.X17])" table:style-name="ce14">
            <text:p>125808</text:p>
          </table:table-cell>
          <table:table-cell table:number-columns-repeated="16359"/>
        </table:table-row>
        <table:table-row table:style-name="ro1">
          <table:covered-table-cell/>
          <table:table-cell office:value-type="string" table:style-name="ce1">
            <text:p>% / VVE*</text:p>
          </table:table-cell>
          <table:table-cell office:value-type="float" office:value="1.7399226591009245" table:formula="of:=[.C17]/[.C$12]*100" table:style-name="ce8">
            <text:p>1,74</text:p>
          </table:table-cell>
          <table:table-cell office:value-type="float" office:value="1.8947543759803447" table:formula="of:=[.D17]/[.D$12]*100" table:style-name="ce8">
            <text:p>1,89</text:p>
          </table:table-cell>
          <table:table-cell office:value-type="float" office:value="1.8927355599036382" table:formula="of:=[.E17]/[.E$12]*100" table:style-name="ce8">
            <text:p>1,89</text:p>
          </table:table-cell>
          <table:table-cell office:value-type="float" office:value="0.86501385488292992" table:formula="of:=[.F17]/[.F$12]*100" table:style-name="ce8">
            <text:p>0,87</text:p>
          </table:table-cell>
          <table:table-cell office:value-type="float" office:value="1.6944801026957637" table:formula="of:=[.G17]/[.G$12]*100" table:style-name="ce8">
            <text:p>1,69</text:p>
          </table:table-cell>
          <table:table-cell office:value-type="float" office:value="2.2403322179199843" table:formula="of:=[.H17]/[.H$12]*100" table:style-name="ce8">
            <text:p>2,24</text:p>
          </table:table-cell>
          <table:table-cell office:value-type="float" office:value="1.7934245121451142" table:formula="of:=[.I17]/[.I$12]*100" table:style-name="ce8">
            <text:p>1,79</text:p>
          </table:table-cell>
          <table:table-cell office:value-type="float" office:value="2.5436778599734629" table:formula="of:=[.J17]/[.J$12]*100" table:style-name="ce8">
            <text:p>2,54</text:p>
          </table:table-cell>
          <table:table-cell office:value-type="float" office:value="1.2743353899340122" table:formula="of:=[.K17]/[.K$12]*100" table:style-name="ce8">
            <text:p>1,27</text:p>
          </table:table-cell>
          <table:table-cell office:value-type="float" office:value="1.9849532757567148" table:formula="of:=[.L17]/[.L$12]*100" table:style-name="ce8">
            <text:p>1,98</text:p>
          </table:table-cell>
          <table:table-cell office:value-type="float" office:value="2.4014364211311015" table:formula="of:=[.M17]/[.M$12]*100" table:style-name="ce8">
            <text:p>2,40</text:p>
          </table:table-cell>
          <table:table-cell office:value-type="float" office:value="1.3092451726155645" table:formula="of:=[.N17]/[.N$12]*100" table:style-name="ce8">
            <text:p>1,31</text:p>
          </table:table-cell>
          <table:table-cell office:value-type="float" office:value="2.0693129981429363" table:formula="of:=[.O17]/[.O$12]*100" table:style-name="ce8">
            <text:p>2,07</text:p>
          </table:table-cell>
          <table:table-cell office:value-type="float" office:value="1.8358372568702146" table:formula="of:=[.P17]/[.P$12]*100" table:style-name="ce8">
            <text:p>1,84</text:p>
          </table:table-cell>
          <table:table-cell office:value-type="float" office:value="2.717920142383087" table:formula="of:=[.Q17]/[.Q$12]*100" table:style-name="ce8">
            <text:p>2,72</text:p>
          </table:table-cell>
          <table:table-cell office:value-type="float" office:value="1.6772119379321482" table:formula="of:=[.R17]/[.R$12]*100" table:style-name="ce11">
            <text:p>1,68</text:p>
          </table:table-cell>
          <table:table-cell office:value-type="float" office:value="1.0290175760519544" table:formula="of:=[.S17]/[.S$12]*100" table:style-name="ce8">
            <text:p>1,03</text:p>
          </table:table-cell>
          <table:table-cell office:value-type="float" office:value="1.2250760392024334" table:formula="of:=[.T17]/[.T$12]*100" table:style-name="ce8">
            <text:p>1,23</text:p>
          </table:table-cell>
          <table:table-cell office:value-type="float" office:value="2.1767441860465118" table:formula="of:=[.U17]/[.U$12]*100" table:style-name="ce8">
            <text:p>2,18</text:p>
          </table:table-cell>
          <table:table-cell office:value-type="float" office:value="1.3702041025565914" table:formula="of:=[.V17]/[.V$12]*100" table:style-name="ce8">
            <text:p>1,37</text:p>
          </table:table-cell>
          <table:table-cell office:value-type="float" office:value="2.7472081923914553" table:formula="of:=[.W17]/[.W$12]*100" table:style-name="ce8">
            <text:p>2,75</text:p>
          </table:table-cell>
          <table:table-cell office:value-type="float" office:value="2.7116137183003111" table:formula="of:=[.X17]/[.X$12]*100" table:style-name="ce8">
            <text:p>2,71</text:p>
          </table:table-cell>
          <table:table-cell office:value-type="float" office:value="2.0762722423849143" table:formula="of:=[.Y17]/[.Y$12]*100" table:style-name="ce15">
            <text:p>2,08</text:p>
          </table:table-cell>
          <table:table-cell table:number-columns-repeated="16359"/>
        </table:table-row>
        <table:table-row table:style-name="ro1">
          <table:covered-table-cell/>
          <table:table-cell office:value-type="string" table:style-name="ce1">
            <text:p>md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formula="of:=SUM([.C19:.X19])" table:style-name="ce14">
            <text:p>1</text:p>
          </table:table-cell>
          <table:table-cell table:number-columns-repeated="16359"/>
        </table:table-row>
        <table:table-row table:style-name="ro1">
          <table:table-cell office:value-type="string" table:number-columns-spanned="1" table:number-rows-spanned="3" table:style-name="ce20">
            <text:p>CH</text:p>
          </table:table-cell>
          <table:table-cell office:value-type="string" table:style-name="ce1">
            <text:p>Número</text:p>
          </table:table-cell>
          <table:table-cell office:value-type="float" office:value="85834" table:style-name="ce5">
            <text:p>85834</text:p>
          </table:table-cell>
          <table:table-cell office:value-type="float" office:value="20447" table:style-name="ce5">
            <text:p>20447</text:p>
          </table:table-cell>
          <table:table-cell office:value-type="float" office:value="119858" table:style-name="ce5">
            <text:p>119858</text:p>
          </table:table-cell>
          <table:table-cell office:value-type="float" office:value="14290" table:style-name="ce5">
            <text:p>14290</text:p>
          </table:table-cell>
          <table:table-cell office:value-type="float" office:value="24322" table:style-name="ce5">
            <text:p>24322</text:p>
          </table:table-cell>
          <table:table-cell office:value-type="float" office:value="42547" table:style-name="ce5">
            <text:p>42547</text:p>
          </table:table-cell>
          <table:table-cell office:value-type="float" office:value="21082" table:style-name="ce5">
            <text:p>21082</text:p>
          </table:table-cell>
          <table:table-cell office:value-type="float" office:value="78135" table:style-name="ce5">
            <text:p>78135</text:p>
          </table:table-cell>
          <table:table-cell office:value-type="float" office:value="17249" table:style-name="ce5">
            <text:p>17249</text:p>
          </table:table-cell>
          <table:table-cell office:value-type="float" office:value="61180" table:style-name="ce5">
            <text:p>61180</text:p>
          </table:table-cell>
          <table:table-cell office:value-type="float" office:value="266214" table:style-name="ce5">
            <text:p>266214</text:p>
          </table:table-cell>
          <table:table-cell office:value-type="float" office:value="16801" table:style-name="ce5">
            <text:p>16801</text:p>
          </table:table-cell>
          <table:table-cell office:value-type="float" office:value="227009" table:style-name="ce5">
            <text:p>227009</text:p>
          </table:table-cell>
          <table:table-cell office:value-type="float" office:value="68742" table:style-name="ce5">
            <text:p>68742</text:p>
          </table:table-cell>
          <table:table-cell office:value-type="float" office:value="129763" table:style-name="ce5">
            <text:p>129763</text:p>
          </table:table-cell>
          <table:table-cell office:value-type="float" office:value="32143" table:style-name="ce10">
            <text:p>32143</text:p>
          </table:table-cell>
          <table:table-cell office:value-type="float" office:value="22786" table:style-name="ce5">
            <text:p>22786</text:p>
          </table:table-cell>
          <table:table-cell office:value-type="float" office:value="45801" table:style-name="ce5">
            <text:p>45801</text:p>
          </table:table-cell>
          <table:table-cell office:value-type="float" office:value="23059" table:style-name="ce5">
            <text:p>23059</text:p>
          </table:table-cell>
          <table:table-cell office:value-type="float" office:value="29048" table:style-name="ce5">
            <text:p>29048</text:p>
          </table:table-cell>
          <table:table-cell office:value-type="float" office:value="72010" table:style-name="ce5">
            <text:p>72010</text:p>
          </table:table-cell>
          <table:table-cell office:value-type="float" office:value="20234" table:style-name="ce5">
            <text:p>20234</text:p>
          </table:table-cell>
          <table:table-cell office:value-type="float" office:value="1438554" table:formula="of:=SUM([.C20:.X20])" table:style-name="ce14">
            <text:p>1438554</text:p>
          </table:table-cell>
          <table:table-cell table:number-columns-repeated="16359"/>
        </table:table-row>
        <table:table-row table:style-name="ro1">
          <table:covered-table-cell/>
          <table:table-cell office:value-type="string" table:style-name="ce1">
            <text:p>% / VVE*</text:p>
          </table:table-cell>
          <table:table-cell office:value-type="float" office:value="21.249931918222646" table:formula="of:=[.C20]/[.C$12]*100" table:style-name="ce8">
            <text:p>21,25</text:p>
          </table:table-cell>
          <table:table-cell office:value-type="float" office:value="28.382448883274801" table:formula="of:=[.D20]/[.D$12]*100" table:style-name="ce8">
            <text:p>28,38</text:p>
          </table:table-cell>
          <table:table-cell office:value-type="float" office:value="22.593317273073428" table:formula="of:=[.E20]/[.E$12]*100" table:style-name="ce8">
            <text:p>22,59</text:p>
          </table:table-cell>
          <table:table-cell office:value-type="float" office:value="20.950928790300118" table:formula="of:=[.F20]/[.F$12]*100" table:style-name="ce8">
            <text:p>20,95</text:p>
          </table:table-cell>
          <table:table-cell office:value-type="float" office:value="24.016984299397652" table:formula="of:=[.G20]/[.G$12]*100" table:style-name="ce8">
            <text:p>24,02</text:p>
          </table:table-cell>
          <table:table-cell office:value-type="float" office:value="18.95771974459856" table:formula="of:=[.H20]/[.H$12]*100" table:style-name="ce8">
            <text:p>18,96</text:p>
          </table:table-cell>
          <table:table-cell office:value-type="float" office:value="25.426345369901345" table:formula="of:=[.I20]/[.I$12]*100" table:style-name="ce8">
            <text:p>25,43</text:p>
          </table:table-cell>
          <table:table-cell office:value-type="float" office:value="34.673808372126047" table:formula="of:=[.J20]/[.J$12]*100" table:style-name="ce8">
            <text:p>34,67</text:p>
          </table:table-cell>
          <table:table-cell office:value-type="float" office:value="21.763377367298787" table:formula="of:=[.K20]/[.K$12]*100" table:style-name="ce8">
            <text:p>21,76</text:p>
          </table:table-cell>
          <table:table-cell office:value-type="float" office:value="23.811655178587412" table:formula="of:=[.L20]/[.L$12]*100" table:style-name="ce8">
            <text:p>23,81</text:p>
          </table:table-cell>
          <table:table-cell office:value-type="float" office:value="21.339029854634504" table:formula="of:=[.M20]/[.M$12]*100" table:style-name="ce8">
            <text:p>21,34</text:p>
          </table:table-cell>
          <table:table-cell office:value-type="float" office:value="30.721547688706845" table:formula="of:=[.N20]/[.N$12]*100" table:style-name="ce8">
            <text:p>30,72</text:p>
          </table:table-cell>
          <table:table-cell office:value-type="float" office:value="21.141935928503976" table:formula="of:=[.O20]/[.O$12]*100" table:style-name="ce8">
            <text:p>21,14</text:p>
          </table:table-cell>
          <table:table-cell office:value-type="float" office:value="28.871911395967121" table:formula="of:=[.P20]/[.P$12]*100" table:style-name="ce8">
            <text:p>28,87</text:p>
          </table:table-cell>
          <table:table-cell office:value-type="float" office:value="26.98022272307654" table:formula="of:=[.Q20]/[.Q$12]*100" table:style-name="ce8">
            <text:p>26,98</text:p>
          </table:table-cell>
          <table:table-cell office:value-type="float" office:value="23.593270599979448" table:formula="of:=[.R20]/[.R$12]*100" table:style-name="ce11">
            <text:p>23,59</text:p>
          </table:table-cell>
          <table:table-cell office:value-type="float" office:value="20.495799377552306" table:formula="of:=[.S20]/[.S$12]*100" table:style-name="ce8">
            <text:p>20,50</text:p>
          </table:table-cell>
          <table:table-cell office:value-type="float" office:value="22.762558893107769" table:formula="of:=[.T20]/[.T$12]*100" table:style-name="ce8">
            <text:p>22,76</text:p>
          </table:table-cell>
          <table:table-cell office:value-type="float" office:value="23.83359173126615" table:formula="of:=[.U20]/[.U$12]*100" table:style-name="ce8">
            <text:p>23,83</text:p>
          </table:table-cell>
          <table:table-cell office:value-type="float" office:value="21.272949637126597" table:formula="of:=[.V20]/[.V$12]*100" table:style-name="ce8">
            <text:p>21,27</text:p>
          </table:table-cell>
          <table:table-cell office:value-type="float" office:value="41.70914230109819" table:formula="of:=[.W20]/[.W$12]*100" table:style-name="ce8">
            <text:p>41,71</text:p>
          </table:table-cell>
          <table:table-cell office:value-type="float" office:value="31.174313622777554" table:formula="of:=[.X20]/[.X$12]*100" table:style-name="ce8">
            <text:p>31,17</text:p>
          </table:table-cell>
          <table:table-cell office:value-type="float" office:value="23.741174960032652" table:formula="of:=[.Y20]/[.Y$12]*100" table:style-name="ce15">
            <text:p>23,74</text:p>
          </table:table-cell>
          <table:table-cell table:number-columns-repeated="16359"/>
        </table:table-row>
        <table:table-row table:style-name="ro1">
          <table:covered-table-cell/>
          <table:table-cell office:value-type="string" table:style-name="ce1">
            <text:p>md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11" table:style-name="ce5">
            <text:p>11</text:p>
          </table:table-cell>
          <table:table-cell office:value-type="float" office:value="1" table:style-name="ce5">
            <text:p>1</text:p>
          </table:table-cell>
          <table:table-cell office:value-type="float" office:value="9" table:style-name="ce5">
            <text:p>9</text:p>
          </table:table-cell>
          <table:table-cell office:value-type="float" office:value="3" table:style-name="ce5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60" table:formula="of:=SUM([.C22:.X22])" table:style-name="ce14">
            <text:p>60</text:p>
          </table:table-cell>
          <table:table-cell table:number-columns-repeated="16359"/>
        </table:table-row>
        <table:table-row table:style-name="ro1">
          <table:table-cell office:value-type="string" table:number-columns-spanned="1" table:number-rows-spanned="3" table:style-name="ce20">
            <text:p>E</text:p>
          </table:table-cell>
          <table:table-cell office:value-type="string" table:style-name="ce1">
            <text:p>Número</text:p>
          </table:table-cell>
          <table:table-cell office:value-type="float" office:value="525" table:style-name="ce5">
            <text:p>525</text:p>
          </table:table-cell>
          <table:table-cell office:value-type="float" office:value="87" table:style-name="ce5">
            <text:p>87</text:p>
          </table:table-cell>
          <table:table-cell office:value-type="float" office:value="528" table:style-name="ce5">
            <text:p>528</text:p>
          </table:table-cell>
          <table:table-cell office:value-type="float" office:value="80" table:style-name="ce5">
            <text:p>80</text:p>
          </table:table-cell>
          <table:table-cell office:value-type="float" office:value="145" table:style-name="ce5">
            <text:p>145</text:p>
          </table:table-cell>
          <table:table-cell office:value-type="float" office:value="341" table:style-name="ce5">
            <text:p>341</text:p>
          </table:table-cell>
          <table:table-cell office:value-type="float" office:value="83" table:style-name="ce5">
            <text:p>83</text:p>
          </table:table-cell>
          <table:table-cell office:value-type="float" office:value="486" table:style-name="ce5">
            <text:p>486</text:p>
          </table:table-cell>
          <table:table-cell office:value-type="float" office:value="80" table:style-name="ce5">
            <text:p>80</text:p>
          </table:table-cell>
          <table:table-cell office:value-type="float" office:value="368" table:style-name="ce5">
            <text:p>368</text:p>
          </table:table-cell>
          <table:table-cell office:value-type="float" office:value="2181" table:style-name="ce5">
            <text:p>2181</text:p>
          </table:table-cell>
          <table:table-cell office:value-type="float" office:value="51" table:style-name="ce5">
            <text:p>51</text:p>
          </table:table-cell>
          <table:table-cell office:value-type="float" office:value="1630" table:style-name="ce5">
            <text:p>1630</text:p>
          </table:table-cell>
          <table:table-cell office:value-type="float" office:value="424" table:style-name="ce5">
            <text:p>424</text:p>
          </table:table-cell>
          <table:table-cell office:value-type="float" office:value="713" table:style-name="ce5">
            <text:p>713</text:p>
          </table:table-cell>
          <table:table-cell office:value-type="float" office:value="276" table:style-name="ce10">
            <text:p>276</text:p>
          </table:table-cell>
          <table:table-cell office:value-type="float" office:value="132" table:style-name="ce5">
            <text:p>132</text:p>
          </table:table-cell>
          <table:table-cell office:value-type="float" office:value="228" table:style-name="ce5">
            <text:p>228</text:p>
          </table:table-cell>
          <table:table-cell office:value-type="float" office:value="119" table:style-name="ce5">
            <text:p>119</text:p>
          </table:table-cell>
          <table:table-cell office:value-type="float" office:value="186" table:style-name="ce5">
            <text:p>186</text:p>
          </table:table-cell>
          <table:table-cell office:value-type="float" office:value="252" table:style-name="ce5">
            <text:p>252</text:p>
          </table:table-cell>
          <table:table-cell office:value-type="float" office:value="131" table:style-name="ce5">
            <text:p>131</text:p>
          </table:table-cell>
          <table:table-cell office:value-type="float" office:value="9046" table:formula="of:=SUM([.C23:.X23])" table:style-name="ce14">
            <text:p>9046</text:p>
          </table:table-cell>
          <table:table-cell table:number-columns-repeated="16359"/>
        </table:table-row>
        <table:table-row table:style-name="ro1">
          <table:covered-table-cell/>
          <table:table-cell office:value-type="string" table:style-name="ce1">
            <text:p>% / VVE*</text:p>
          </table:table-cell>
          <table:table-cell office:value-type="float" office:value="0.12997430222367465" table:formula="of:=[.C23]/[.C$12]*100" table:style-name="ce8">
            <text:p>0,13</text:p>
          </table:table-cell>
          <table:table-cell office:value-type="float" office:value="0.12076456462292305" table:formula="of:=[.D23]/[.D$12]*100" table:style-name="ce8">
            <text:p>0,12</text:p>
          </table:table-cell>
          <table:table-cell office:value-type="float" office:value="9.9528371240824726E-2" table:formula="of:=[.E23]/[.E$12]*100" table:style-name="ce8">
            <text:p>0,10</text:p>
          </table:table-cell>
          <table:table-cell office:value-type="float" office:value="0.11729001422141423" table:formula="of:=[.F23]/[.F$12]*100" table:style-name="ce8">
            <text:p>0,12</text:p>
          </table:table-cell>
          <table:table-cell office:value-type="float" office:value="0.14318159375925743" table:formula="of:=[.G23]/[.G$12]*100" table:style-name="ce8">
            <text:p>0,14</text:p>
          </table:table-cell>
          <table:table-cell office:value-type="float" office:value="0.15193979441342773" table:formula="of:=[.H23]/[.H$12]*100" table:style-name="ce8">
            <text:p>0,15</text:p>
          </table:table-cell>
          <table:table-cell office:value-type="float" office:value="0.10010372192874545" table:formula="of:=[.I23]/[.I$12]*100" table:style-name="ce8">
            <text:p>0,10</text:p>
          </table:table-cell>
          <table:table-cell office:value-type="float" office:value="0.21567122120500748" table:formula="of:=[.J23]/[.J$12]*100" table:style-name="ce8">
            <text:p>0,22</text:p>
          </table:table-cell>
          <table:table-cell office:value-type="float" office:value="0.10093745662843662" table:formula="of:=[.K23]/[.K$12]*100" table:style-name="ce8">
            <text:p>0,10</text:p>
          </table:table-cell>
          <table:table-cell office:value-type="float" office:value="0.14322800107421002" table:formula="of:=[.L23]/[.L$12]*100" table:style-name="ce8">
            <text:p>0,14</text:p>
          </table:table-cell>
          <table:table-cell office:value-type="float" office:value="0.17482335306542049" table:formula="of:=[.M23]/[.M$12]*100" table:style-name="ce8">
            <text:p>0,17</text:p>
          </table:table-cell>
          <table:table-cell office:value-type="float" office:value="9.3256290228203628E-2" table:formula="of:=[.N23]/[.N$12]*100" table:style-name="ce8">
            <text:p>0,09</text:p>
          </table:table-cell>
          <table:table-cell office:value-type="float" office:value="0.15180612030122803" table:formula="of:=[.O23]/[.O$12]*100" table:style-name="ce8">
            <text:p>0,15</text:p>
          </table:table-cell>
          <table:table-cell office:value-type="float" office:value="0.1780816739677353" table:formula="of:=[.P23]/[.P$12]*100" table:style-name="ce8">
            <text:p>0,18</text:p>
          </table:table-cell>
          <table:table-cell office:value-type="float" office:value="0.14824640923494042" table:formula="of:=[.Q23]/[.Q$12]*100" table:style-name="ce8">
            <text:p>0,15</text:p>
          </table:table-cell>
          <table:table-cell office:value-type="float" office:value="0.20258664983337982" table:formula="of:=[.R23]/[.R$12]*100" table:style-name="ce11">
            <text:p>0,20</text:p>
          </table:table-cell>
          <table:table-cell office:value-type="float" office:value="0.118732797236764" table:formula="of:=[.S23]/[.S$12]*100" table:style-name="ce8">
            <text:p>0,12</text:p>
          </table:table-cell>
          <table:table-cell office:value-type="float" office:value="0.1133133212730851" table:formula="of:=[.T23]/[.T$12]*100" table:style-name="ce8">
            <text:p>0,11</text:p>
          </table:table-cell>
          <table:table-cell office:value-type="float" office:value="0.12299741602067184" table:formula="of:=[.U23]/[.U$12]*100" table:style-name="ce8">
            <text:p>0,12</text:p>
          </table:table-cell>
          <table:table-cell office:value-type="float" office:value="0.13621483862935649" table:formula="of:=[.V23]/[.V$12]*100" table:style-name="ce8">
            <text:p>0,14</text:p>
          </table:table-cell>
          <table:table-cell office:value-type="float" office:value="0.14596172559195589" table:formula="of:=[.W23]/[.W$12]*100" table:style-name="ce8">
            <text:p>0,15</text:p>
          </table:table-cell>
          <table:table-cell office:value-type="float" office:value="0.20183033925985269" table:formula="of:=[.X23]/[.X$12]*100" table:style-name="ce8">
            <text:p>0,20</text:p>
          </table:table-cell>
          <table:table-cell office:value-type="float" office:value="0.14929065484399984" table:formula="of:=[.Y23]/[.Y$12]*100" table:style-name="ce15">
            <text:p>0,15</text:p>
          </table:table-cell>
          <table:table-cell table:number-columns-repeated="16359"/>
        </table:table-row>
        <table:table-row table:style-name="ro1">
          <table:covered-table-cell/>
          <table:table-cell office:value-type="string" table:style-name="ce1">
            <text:p>md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SUM([.C25:.X25])" table:style-name="ce14">
            <text:p>0</text:p>
          </table:table-cell>
          <table:table-cell table:number-columns-repeated="16359"/>
        </table:table-row>
        <table:table-row table:style-name="ro1">
          <table:table-cell office:value-type="string" table:number-columns-spanned="1" table:number-rows-spanned="3" table:style-name="ce20">
            <text:p>IL</text:p>
          </table:table-cell>
          <table:table-cell office:value-type="string" table:style-name="ce1">
            <text:p>Número</text:p>
          </table:table-cell>
          <table:table-cell office:value-type="float" office:value="23452" table:style-name="ce5">
            <text:p>23452</text:p>
          </table:table-cell>
          <table:table-cell office:value-type="float" office:value="1439" table:style-name="ce5">
            <text:p>1439</text:p>
          </table:table-cell>
          <table:table-cell office:value-type="float" office:value="36698" table:style-name="ce5">
            <text:p>36698</text:p>
          </table:table-cell>
          <table:table-cell office:value-type="float" office:value="1541" table:style-name="ce5">
            <text:p>1541</text:p>
          </table:table-cell>
          <table:table-cell office:value-type="float" office:value="3146" table:style-name="ce5">
            <text:p>3146</text:p>
          </table:table-cell>
          <table:table-cell office:value-type="float" office:value="10275" table:style-name="ce5">
            <text:p>10275</text:p>
          </table:table-cell>
          <table:table-cell office:value-type="float" office:value="2415" table:style-name="ce5">
            <text:p>2415</text:p>
          </table:table-cell>
          <table:table-cell office:value-type="float" office:value="10056" table:style-name="ce5">
            <text:p>10056</text:p>
          </table:table-cell>
          <table:table-cell office:value-type="float" office:value="1995" table:style-name="ce5">
            <text:p>1995</text:p>
          </table:table-cell>
          <table:table-cell office:value-type="float" office:value="15971" table:style-name="ce5">
            <text:p>15971</text:p>
          </table:table-cell>
          <table:table-cell office:value-type="float" office:value="97200" table:style-name="ce5">
            <text:p>97200</text:p>
          </table:table-cell>
          <table:table-cell office:value-type="float" office:value="1078" table:style-name="ce5">
            <text:p>1078</text:p>
          </table:table-cell>
          <table:table-cell office:value-type="float" office:value="67076" table:style-name="ce5">
            <text:p>67076</text:p>
          </table:table-cell>
          <table:table-cell office:value-type="float" office:value="9597" table:style-name="ce5">
            <text:p>9597</text:p>
          </table:table-cell>
          <table:table-cell office:value-type="float" office:value="27074" table:style-name="ce5">
            <text:p>27074</text:p>
          </table:table-cell>
          <table:table-cell office:value-type="float" office:value="5344" table:style-name="ce10">
            <text:p>5344</text:p>
          </table:table-cell>
          <table:table-cell office:value-type="float" office:value="2482" table:style-name="ce5">
            <text:p>2482</text:p>
          </table:table-cell>
          <table:table-cell office:value-type="float" office:value="6468" table:style-name="ce5">
            <text:p>6468</text:p>
          </table:table-cell>
          <table:table-cell office:value-type="float" office:value="3484" table:style-name="ce5">
            <text:p>3484</text:p>
          </table:table-cell>
          <table:table-cell office:value-type="float" office:value="3665" table:style-name="ce5">
            <text:p>3665</text:p>
          </table:table-cell>
          <table:table-cell office:value-type="float" office:value="6452" table:style-name="ce5">
            <text:p>6452</text:p>
          </table:table-cell>
          <table:table-cell office:value-type="float" office:value="2066" table:style-name="ce5">
            <text:p>2066</text:p>
          </table:table-cell>
          <table:table-cell office:value-type="float" office:value="338974" table:formula="of:=SUM([.C26:.X26])" table:style-name="ce14">
            <text:p>338974</text:p>
          </table:table-cell>
          <table:table-cell table:number-columns-repeated="16359"/>
        </table:table-row>
        <table:table-row table:style-name="ro1">
          <table:covered-table-cell/>
          <table:table-cell office:value-type="string" table:style-name="ce1">
            <text:p>% / VVE*</text:p>
          </table:table-cell>
          <table:table-cell office:value-type="float" office:value="5.8060139728564142" table:formula="of:=[.C26]/[.C$12]*100" table:style-name="ce8">
            <text:p>5,81</text:p>
          </table:table-cell>
          <table:table-cell office:value-type="float" office:value="1.9974736608320263" table:formula="of:=[.D26]/[.D$12]*100" table:style-name="ce8">
            <text:p>2,00</text:p>
          </table:table-cell>
          <table:table-cell office:value-type="float" office:value="6.9175988026435338" table:formula="of:=[.E26]/[.E$12]*100" table:style-name="ce8">
            <text:p>6,92</text:p>
          </table:table-cell>
          <table:table-cell office:value-type="float" office:value="2.2592988989399916" table:formula="of:=[.F26]/[.F$12]*100" table:style-name="ce8">
            <text:p>2,26</text:p>
          </table:table-cell>
          <table:table-cell office:value-type="float" office:value="3.1065468549422337" table:formula="of:=[.G26]/[.G$12]*100" table:style-name="ce8">
            <text:p>3,11</text:p>
          </table:table-cell>
          <table:table-cell office:value-type="float" office:value="4.5782445384104689" table:formula="of:=[.H26]/[.H$12]*100" table:style-name="ce8">
            <text:p>4,58</text:p>
          </table:table-cell>
          <table:table-cell office:value-type="float" office:value="2.9126564874448224" table:formula="of:=[.I26]/[.I$12]*100" table:style-name="ce8">
            <text:p>2,91</text:p>
          </table:table-cell>
          <table:table-cell office:value-type="float" office:value="4.4625304535752166" table:formula="of:=[.J26]/[.J$12]*100" table:style-name="ce8">
            <text:p>4,46</text:p>
          </table:table-cell>
          <table:table-cell office:value-type="float" office:value="2.517127824671638" table:formula="of:=[.K26]/[.K$12]*100" table:style-name="ce8">
            <text:p>2,52</text:p>
          </table:table-cell>
          <table:table-cell office:value-type="float" office:value="6.2160174053157826" table:formula="of:=[.L26]/[.L$12]*100" table:style-name="ce8">
            <text:p>6,22</text:p>
          </table:table-cell>
          <table:table-cell office:value-type="float" office:value="7.7913021173584927" table:formula="of:=[.M26]/[.M$12]*100" table:style-name="ce8">
            <text:p>7,79</text:p>
          </table:table-cell>
          <table:table-cell office:value-type="float" office:value="1.9711819777647748" table:formula="of:=[.N26]/[.N$12]*100" table:style-name="ce8">
            <text:p>1,97</text:p>
          </table:table-cell>
          <table:table-cell office:value-type="float" office:value="6.2469615492792467" table:formula="of:=[.O26]/[.O$12]*100" table:style-name="ce8">
            <text:p>6,25</text:p>
          </table:table-cell>
          <table:table-cell office:value-type="float" office:value="4.0307778893121595" table:formula="of:=[.P26]/[.P$12]*100" table:style-name="ce8">
            <text:p>4,03</text:p>
          </table:table-cell>
          <table:table-cell office:value-type="float" office:value="5.6292051663769662" table:formula="of:=[.Q26]/[.Q$12]*100" table:style-name="ce8">
            <text:p>5,63</text:p>
          </table:table-cell>
          <table:table-cell office:value-type="float" office:value="3.9225473069187742" table:formula="of:=[.R26]/[.R$12]*100" table:style-name="ce11">
            <text:p>3,92</text:p>
          </table:table-cell>
          <table:table-cell office:value-type="float" office:value="2.2325363844064259" table:formula="of:=[.S26]/[.S$12]*100" table:style-name="ce8">
            <text:p>2,23</text:p>
          </table:table-cell>
          <table:table-cell office:value-type="float" office:value="3.2145200087469932" table:formula="of:=[.T26]/[.T$12]*100" table:style-name="ce8">
            <text:p>3,21</text:p>
          </table:table-cell>
          <table:table-cell office:value-type="float" office:value="3.6010335917312659" table:formula="of:=[.U26]/[.U$12]*100" table:style-name="ce8">
            <text:p>3,60</text:p>
          </table:table-cell>
          <table:table-cell office:value-type="float" office:value="2.6840181912719978" table:formula="of:=[.V26]/[.V$12]*100" table:style-name="ce8">
            <text:p>2,68</text:p>
          </table:table-cell>
          <table:table-cell office:value-type="float" office:value="3.737083545711505" table:formula="of:=[.W26]/[.W$12]*100" table:style-name="ce8">
            <text:p>3,74</text:p>
          </table:table-cell>
          <table:table-cell office:value-type="float" office:value="3.1830647397775245" table:formula="of:=[.X26]/[.X$12]*100" table:style-name="ce8">
            <text:p>3,18</text:p>
          </table:table-cell>
          <table:table-cell office:value-type="float" office:value="5.594257178320805" table:formula="of:=[.Y26]/[.Y$12]*100" table:style-name="ce15">
            <text:p>5,59</text:p>
          </table:table-cell>
          <table:table-cell table:number-columns-repeated="16359"/>
        </table:table-row>
        <table:table-row table:style-name="ro1">
          <table:covered-table-cell/>
          <table:table-cell office:value-type="string" table:style-name="ce1">
            <text:p>md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" table:formula="of:=SUM([.C28:.X28])" table:style-name="ce14">
            <text:p>9</text:p>
          </table:table-cell>
          <table:table-cell table:number-columns-repeated="16359"/>
        </table:table-row>
        <table:table-row table:style-name="ro1">
          <table:table-cell office:value-type="string" table:number-columns-spanned="1" table:number-rows-spanned="3" table:style-name="ce20">
            <text:p>JPP</text:p>
          </table:table-cell>
          <table:table-cell office:value-type="string" table:style-name="ce1">
            <text:p>Númer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7" table:style-name="ce5">
            <text:p>3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4" table:style-name="ce5">
            <text:p>154</text:p>
          </table:table-cell>
          <table:table-cell office:value-type="string" table:style-name="ce5">
            <text:p>-</text:p>
          </table:table-cell>
          <table:table-cell office:value-type="float" office:value="264" table:style-name="ce5">
            <text:p>2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0" table:style-name="ce5">
            <text:p>820</text:p>
          </table:table-cell>
          <table:table-cell office:value-type="string" table:style-name="ce5">
            <text:p>-</text:p>
          </table:table-cell>
          <table:table-cell office:value-type="float" office:value="731" table:style-name="ce5">
            <text:p>731</text:p>
          </table:table-cell>
          <table:table-cell office:value-type="string" table:style-name="ce5">
            <text:p>-</text:p>
          </table:table-cell>
          <table:table-cell office:value-type="float" office:value="452" table:style-name="ce5">
            <text:p>452</text:p>
          </table:table-cell>
          <table:table-cell office:value-type="string" table:style-name="ce10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1" table:style-name="ce5">
            <text:p>271</text:p>
          </table:table-cell>
          <table:table-cell office:value-type="float" office:value="17113" table:style-name="ce5">
            <text:p>17113</text:p>
          </table:table-cell>
          <table:table-cell office:value-type="float" office:value="551" table:style-name="ce5">
            <text:p>551</text:p>
          </table:table-cell>
          <table:table-cell office:value-type="float" office:value="237" table:style-name="ce5">
            <text:p>237</text:p>
          </table:table-cell>
          <table:table-cell office:value-type="float" office:value="20900" table:formula="of:=SUM([.C29:.X29])" table:style-name="ce14">
            <text:p>20900</text:p>
          </table:table-cell>
          <table:table-cell table:number-columns-repeated="16359"/>
        </table:table-row>
        <table:table-row table:style-name="ro1">
          <table:covered-table-cell/>
          <table:table-cell office:value-type="string" table:style-name="ce1">
            <text:p>% / VVE*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7869715854040139E-2" table:formula="of:=[.E29]/[.E$12]*100" table:style-name="ce8">
            <text:p>0,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8617971670580258E-2" table:formula="of:=[.H29]/[.H$12]*100" table:style-name="ce8">
            <text:p>0,07</text:p>
          </table:table-cell>
          <table:table-cell office:value-type="string" table:style-name="ce5">
            <text:p>-</text:p>
          </table:table-cell>
          <table:table-cell office:value-type="float" office:value="0.11715473744469541" table:formula="of:=[.J29]/[.J$12]*100" table:style-name="ce8">
            <text:p>0,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5729091936563414E-2" table:formula="of:=[.M29]/[.M$12]*100" table:style-name="ce8">
            <text:p>0,07</text:p>
          </table:table-cell>
          <table:table-cell office:value-type="string" table:style-name="ce5">
            <text:p>-</text:p>
          </table:table-cell>
          <table:table-cell office:value-type="float" office:value="6.8079922662697967E-2" table:formula="of:=[.O29]/[.O$12]*100" table:style-name="ce8">
            <text:p>0,07</text:p>
          </table:table-cell>
          <table:table-cell office:value-type="string" table:style-name="ce5">
            <text:p>-</text:p>
          </table:table-cell>
          <table:table-cell office:value-type="float" office:value="9.3979490847395611E-2" table:formula="of:=[.Q29]/[.Q$12]*100" table:style-name="ce8">
            <text:p>0,09</text:p>
          </table:table-cell>
          <table:table-cell office:value-type="string" table:style-name="ce10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8010335917312662" table:formula="of:=[.U29]/[.U$12]*100" table:style-name="ce8">
            <text:p>0,28</text:p>
          </table:table-cell>
          <table:table-cell office:value-type="float" office:value="12.532497491742891" table:formula="of:=[.V29]/[.V$12]*100" table:style-name="ce8">
            <text:p>12,53</text:p>
          </table:table-cell>
          <table:table-cell office:value-type="float" office:value="0.31914647143320513" table:formula="of:=[.W29]/[.W$12]*100" table:style-name="ce8">
            <text:p>0,32</text:p>
          </table:table-cell>
          <table:table-cell office:value-type="float" office:value="0.3651434382029396" table:formula="of:=[.X29]/[.X$12]*100" table:style-name="ce8">
            <text:p>0,37</text:p>
          </table:table-cell>
          <table:table-cell office:value-type="float" office:value="0.34492313577709449" table:formula="of:=[.Y29]/[.Y$12]*100" table:style-name="ce15">
            <text:p>0,34</text:p>
          </table:table-cell>
          <table:table-cell table:number-columns-repeated="16359"/>
        </table:table-row>
        <table:table-row table:style-name="ro1">
          <table:covered-table-cell/>
          <table:table-cell office:value-type="string" table:style-name="ce1">
            <text:p>md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10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formula="of:=SUM([.C31:.X31])" table:style-name="ce14">
            <text:p>1</text:p>
          </table:table-cell>
          <table:table-cell table:number-columns-repeated="16359"/>
        </table:table-row>
        <table:table-row table:style-name="ro1">
          <table:table-cell office:value-type="string" table:number-columns-spanned="1" table:number-rows-spanned="3" table:style-name="ce20">
            <text:p>L</text:p>
          </table:table-cell>
          <table:table-cell office:value-type="string" table:style-name="ce1">
            <text:p>Número</text:p>
          </table:table-cell>
          <table:table-cell office:value-type="float" office:value="12752" table:style-name="ce5">
            <text:p>12752</text:p>
          </table:table-cell>
          <table:table-cell office:value-type="float" office:value="1547" table:style-name="ce5">
            <text:p>1547</text:p>
          </table:table-cell>
          <table:table-cell office:value-type="float" office:value="16618" table:style-name="ce5">
            <text:p>16618</text:p>
          </table:table-cell>
          <table:table-cell office:value-type="float" office:value="793" table:style-name="ce5">
            <text:p>793</text:p>
          </table:table-cell>
          <table:table-cell office:value-type="float" office:value="2652" table:style-name="ce5">
            <text:p>2652</text:p>
          </table:table-cell>
          <table:table-cell office:value-type="float" office:value="9386" table:style-name="ce5">
            <text:p>9386</text:p>
          </table:table-cell>
          <table:table-cell office:value-type="float" office:value="2296" table:style-name="ce5">
            <text:p>2296</text:p>
          </table:table-cell>
          <table:table-cell office:value-type="float" office:value="7735" table:style-name="ce5">
            <text:p>7735</text:p>
          </table:table-cell>
          <table:table-cell office:value-type="float" office:value="1229" table:style-name="ce5">
            <text:p>1229</text:p>
          </table:table-cell>
          <table:table-cell office:value-type="float" office:value="9299" table:style-name="ce5">
            <text:p>9299</text:p>
          </table:table-cell>
          <table:table-cell office:value-type="float" office:value="87618" table:style-name="ce5">
            <text:p>87618</text:p>
          </table:table-cell>
          <table:table-cell office:value-type="float" office:value="965" table:style-name="ce5">
            <text:p>965</text:p>
          </table:table-cell>
          <table:table-cell office:value-type="float" office:value="47232" table:style-name="ce5">
            <text:p>47232</text:p>
          </table:table-cell>
          <table:table-cell office:value-type="float" office:value="7860" table:style-name="ce5">
            <text:p>7860</text:p>
          </table:table-cell>
          <table:table-cell office:value-type="float" office:value="28622" table:style-name="ce5">
            <text:p>28622</text:p>
          </table:table-cell>
          <table:table-cell office:value-type="float" office:value="3640" table:style-name="ce10">
            <text:p>3640</text:p>
          </table:table-cell>
          <table:table-cell office:value-type="float" office:value="1740" table:style-name="ce5">
            <text:p>1740</text:p>
          </table:table-cell>
          <table:table-cell office:value-type="float" office:value="4395" table:style-name="ce5">
            <text:p>4395</text:p>
          </table:table-cell>
          <table:table-cell office:value-type="float" office:value="2539" table:style-name="ce5">
            <text:p>2539</text:p>
          </table:table-cell>
          <table:table-cell office:value-type="float" office:value="1750" table:style-name="ce5">
            <text:p>1750</text:p>
          </table:table-cell>
          <table:table-cell office:value-type="float" office:value="5626" table:style-name="ce5">
            <text:p>5626</text:p>
          </table:table-cell>
          <table:table-cell office:value-type="float" office:value="997" table:style-name="ce5">
            <text:p>997</text:p>
          </table:table-cell>
          <table:table-cell office:value-type="float" office:value="257291" table:formula="of:=SUM([.C32:.X32])" table:style-name="ce14">
            <text:p>257291</text:p>
          </table:table-cell>
          <table:table-cell table:number-columns-repeated="16359"/>
        </table:table-row>
        <table:table-row table:style-name="ro1">
          <table:covered-table-cell/>
          <table:table-cell office:value-type="string" table:style-name="ce1">
            <text:p>% / VVE*</text:p>
          </table:table-cell>
          <table:table-cell office:value-type="float" office:value="3.1570139084881883" table:formula="of:=[.C32]/[.C$12]*100" table:style-name="ce8">
            <text:p>3,16</text:p>
          </table:table-cell>
          <table:table-cell office:value-type="float" office:value="2.1473882927777237" table:formula="of:=[.D32]/[.D$12]*100" table:style-name="ce8">
            <text:p>2,15</text:p>
          </table:table-cell>
          <table:table-cell office:value-type="float" office:value="3.1325046842424724" table:formula="of:=[.E32]/[.E$12]*100" table:style-name="ce8">
            <text:p>3,13</text:p>
          </table:table-cell>
          <table:table-cell office:value-type="float" office:value="1.1626372659697686" table:formula="of:=[.F32]/[.F$12]*100" table:style-name="ce8">
            <text:p>1,16</text:p>
          </table:table-cell>
          <table:table-cell office:value-type="float" office:value="2.6187419768934532" table:formula="of:=[.G32]/[.G$12]*100" table:style-name="ce8">
            <text:p>2,62</text:p>
          </table:table-cell>
          <table:table-cell office:value-type="float" office:value="4.1821317019484825" table:formula="of:=[.H32]/[.H$12]*100" table:style-name="ce8">
            <text:p>4,18</text:p>
          </table:table-cell>
          <table:table-cell office:value-type="float" office:value="2.769134283715657" table:formula="of:=[.I32]/[.I$12]*100" table:style-name="ce8">
            <text:p>2,77</text:p>
          </table:table-cell>
          <table:table-cell office:value-type="float" office:value="3.4325450535406024" table:formula="of:=[.J32]/[.J$12]*100" table:style-name="ce8">
            <text:p>3,43</text:p>
          </table:table-cell>
          <table:table-cell office:value-type="float" office:value="1.5506516774543573" table:formula="of:=[.K32]/[.K$12]*100" table:style-name="ce8">
            <text:p>1,55</text:p>
          </table:table-cell>
          <table:table-cell office:value-type="float" office:value="3.6192314727964101" table:formula="of:=[.L32]/[.L$12]*100" table:style-name="ce8">
            <text:p>3,62</text:p>
          </table:table-cell>
          <table:table-cell office:value-type="float" office:value="7.0232336308509922" table:formula="of:=[.M32]/[.M$12]*100" table:style-name="ce8">
            <text:p>7,02</text:p>
          </table:table-cell>
          <table:table-cell office:value-type="float" office:value="1.7645552954944415" table:formula="of:=[.N32]/[.N$12]*100" table:style-name="ce8">
            <text:p>1,76</text:p>
          </table:table-cell>
          <table:table-cell office:value-type="float" office:value="4.3988384503482223" table:formula="of:=[.O32]/[.O$12]*100" table:style-name="ce8">
            <text:p>4,40</text:p>
          </table:table-cell>
          <table:table-cell office:value-type="float" office:value="3.3012310315716968" table:formula="of:=[.P32]/[.P$12]*100" table:style-name="ce8">
            <text:p>3,30</text:p>
          </table:table-cell>
          <table:table-cell office:value-type="float" office:value="5.9510641306065422" table:formula="of:=[.Q32]/[.Q$12]*100" table:style-name="ce8">
            <text:p>5,95</text:p>
          </table:table-cell>
          <table:table-cell office:value-type="float" office:value="2.6717949470779079" table:formula="of:=[.R32]/[.R$12]*100" table:style-name="ce11">
            <text:p>2,67</text:p>
          </table:table-cell>
          <table:table-cell office:value-type="float" office:value="1.5651141453937072" table:formula="of:=[.S32]/[.S$12]*100" table:style-name="ce8">
            <text:p>1,57</text:p>
          </table:table-cell>
          <table:table-cell office:value-type="float" office:value="2.1842633640140745" table:formula="of:=[.T32]/[.T$12]*100" table:style-name="ce8">
            <text:p>2,18</text:p>
          </table:table-cell>
          <table:table-cell office:value-type="float" office:value="2.6242894056847548" table:formula="of:=[.U32]/[.U$12]*100" table:style-name="ce8">
            <text:p>2,62</text:p>
          </table:table-cell>
          <table:table-cell office:value-type="float" office:value="1.2815912236633005" table:formula="of:=[.V32]/[.V$12]*100" table:style-name="ce8">
            <text:p>1,28</text:p>
          </table:table-cell>
          <table:table-cell office:value-type="float" office:value="3.2586534451600944" table:formula="of:=[.W32]/[.W$12]*100" table:style-name="ce8">
            <text:p>3,26</text:p>
          </table:table-cell>
          <table:table-cell office:value-type="float" office:value="1.5360675438326195" table:formula="of:=[.X32]/[.X$12]*100" table:style-name="ce8">
            <text:p>1,54</text:p>
          </table:table-cell>
          <table:table-cell office:value-type="float" office:value="4.2462018434078672" table:formula="of:=[.Y32]/[.Y$12]*100" table:style-name="ce15">
            <text:p>4,25</text:p>
          </table:table-cell>
          <table:table-cell table:number-columns-repeated="16359"/>
        </table:table-row>
        <table:table-row table:style-name="ro1">
          <table:covered-table-cell/>
          <table:table-cell office:value-type="string" table:style-name="ce1">
            <text:p>md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" table:formula="of:=SUM([.C34:.X34])" table:style-name="ce14">
            <text:p>6</text:p>
          </table:table-cell>
          <table:table-cell table:number-columns-repeated="16359"/>
        </table:table-row>
        <table:table-row table:style-name="ro1">
          <table:table-cell office:value-type="string" table:number-columns-spanned="1" table:number-rows-spanned="3" table:style-name="ce20">
            <text:p>MPT</text:p>
          </table:table-cell>
          <table:table-cell office:value-type="string" table:style-name="ce1">
            <text:p>Númer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2" table:style-name="ce5">
            <text:p>122</text:p>
          </table:table-cell>
          <table:table-cell office:value-type="float" office:value="356" table:style-name="ce5">
            <text:p>3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8" table:formula="of:=SUM([.C35:.X35])" table:style-name="ce14">
            <text:p>478</text:p>
          </table:table-cell>
          <table:table-cell table:number-columns-repeated="16359"/>
        </table:table-row>
        <table:table-row table:style-name="ro1">
          <table:covered-table-cell/>
          <table:table-cell office:value-type="string" table:style-name="ce1">
            <text:p>% / VVE*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2609819121447027" table:formula="of:=[.U35]/[.U$12]*100" table:style-name="ce8">
            <text:p>0,13</text:p>
          </table:table-cell>
          <table:table-cell office:value-type="float" office:value="0.26071227178521994" table:formula="of:=[.V35]/[.V$12]*100" table:style-name="ce8">
            <text:p>0,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8886726747105819E-3" table:formula="of:=[.Y35]/[.Y$12]*100" table:style-name="ce15">
            <text:p>0,01</text:p>
          </table:table-cell>
          <table:table-cell table:number-columns-repeated="16359"/>
        </table:table-row>
        <table:table-row table:style-name="ro1">
          <table:covered-table-cell/>
          <table:table-cell office:value-type="string" table:style-name="ce1">
            <text:p>md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formula="of:=SUM([.C37:.X37])" table:style-name="ce14">
            <text:p>0</text:p>
          </table:table-cell>
          <table:table-cell table:number-columns-repeated="16359"/>
        </table:table-row>
        <table:table-row table:style-name="ro1">
          <table:table-cell office:value-type="string" table:number-columns-spanned="1" table:number-rows-spanned="3" table:style-name="ce20">
            <text:p>NC</text:p>
          </table:table-cell>
          <table:table-cell office:value-type="string" table:style-name="ce1">
            <text:p>Número</text:p>
          </table:table-cell>
          <table:table-cell office:value-type="float" office:value="289" table:style-name="ce5">
            <text:p>2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6" table:style-name="ce5">
            <text:p>106</text:p>
          </table:table-cell>
          <table:table-cell office:value-type="string" table:style-name="ce5">
            <text:p>-</text:p>
          </table:table-cell>
          <table:table-cell office:value-type="float" office:value="117" table:style-name="ce5">
            <text:p>117</text:p>
          </table:table-cell>
          <table:table-cell office:value-type="string" table:style-name="ce5">
            <text:p>-</text:p>
          </table:table-cell>
          <table:table-cell office:value-type="float" office:value="756" table:style-name="ce5">
            <text:p>756</text:p>
          </table:table-cell>
          <table:table-cell office:value-type="string" table:style-name="ce5">
            <text:p>-</text:p>
          </table:table-cell>
          <table:table-cell office:value-type="float" office:value="1106" table:style-name="ce5">
            <text:p>1106</text:p>
          </table:table-cell>
          <table:table-cell office:value-type="string" table:style-name="ce5">
            <text:p>-</text:p>
          </table:table-cell>
          <table:table-cell office:value-type="float" office:value="389" table:style-name="ce5">
            <text:p>389</text:p>
          </table:table-cell>
          <table:table-cell office:value-type="string" table:style-name="ce10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3" table:style-name="ce5">
            <text:p>343</text:p>
          </table:table-cell>
          <table:table-cell office:value-type="float" office:value="198" table:style-name="ce5">
            <text:p>198</text:p>
          </table:table-cell>
          <table:table-cell office:value-type="float" office:value="3304" table:formula="of:=SUM([.C38:.X38])" table:style-name="ce14">
            <text:p>3304</text:p>
          </table:table-cell>
          <table:table-cell table:number-columns-repeated="16359"/>
        </table:table-row>
        <table:table-row table:style-name="ro1">
          <table:covered-table-cell/>
          <table:table-cell office:value-type="string" table:style-name="ce1">
            <text:p>% / VVE*</text:p>
          </table:table-cell>
          <table:table-cell office:value-type="float" office:value="7.1547758747889476E-2" table:formula="of:=[.C38]/[.C$12]*100" table:style-name="ce8">
            <text:p>0,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2784330752345804" table:formula="of:=[.I38]/[.I$12]*100" table:style-name="ce8">
            <text:p>0,13</text:p>
          </table:table-cell>
          <table:table-cell office:value-type="string" table:style-name="ce5">
            <text:p>-</text:p>
          </table:table-cell>
          <table:table-cell office:value-type="float" office:value="0.14762103031908852" table:formula="of:=[.K38]/[.K$12]*100" table:style-name="ce8">
            <text:p>0,15</text:p>
          </table:table-cell>
          <table:table-cell office:value-type="string" table:style-name="ce5">
            <text:p>-</text:p>
          </table:table-cell>
          <table:table-cell office:value-type="float" office:value="6.0599016468343828E-2" table:formula="of:=[.M38]/[.M$12]*100" table:style-name="ce8">
            <text:p>0,06</text:p>
          </table:table-cell>
          <table:table-cell office:value-type="string" table:style-name="ce5">
            <text:p>-</text:p>
          </table:table-cell>
          <table:table-cell office:value-type="float" office:value="0.1030046435908946" table:formula="of:=[.O38]/[.O$12]*100" table:style-name="ce8">
            <text:p>0,10</text:p>
          </table:table-cell>
          <table:table-cell office:value-type="string" table:style-name="ce5">
            <text:p>-</text:p>
          </table:table-cell>
          <table:table-cell office:value-type="float" office:value="8.0880579512471004E-2" table:formula="of:=[.Q38]/[.Q$12]*100" table:style-name="ce8">
            <text:p>0,08</text:p>
          </table:table-cell>
          <table:table-cell office:value-type="string" table:style-name="ce10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9867012650016219" table:formula="of:=[.W38]/[.W$12]*100" table:style-name="ce8">
            <text:p>0,20</text:p>
          </table:table-cell>
          <table:table-cell office:value-type="float" office:value="0.30505654330878501" table:formula="of:=[.X38]/[.X$12]*100" table:style-name="ce8">
            <text:p>0,31</text:p>
          </table:table-cell>
          <table:table-cell office:value-type="float" office:value="5.4527561751555986E-2" table:formula="of:=[.Y38]/[.Y$12]*100" table:style-name="ce15">
            <text:p>0,05</text:p>
          </table:table-cell>
          <table:table-cell table:number-columns-repeated="16359"/>
        </table:table-row>
        <table:table-row table:style-name="ro1">
          <table:covered-table-cell/>
          <table:table-cell office:value-type="string" table:style-name="ce1">
            <text:p>md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10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SUM([.C40:.X40])" table:style-name="ce14">
            <text:p>0</text:p>
          </table:table-cell>
          <table:table-cell table:number-columns-repeated="16359"/>
        </table:table-row>
        <table:table-row table:style-name="ro1">
          <table:table-cell office:value-type="string" table:number-columns-spanned="1" table:number-rows-spanned="3" table:style-name="ce20">
            <text:p>ND</text:p>
          </table:table-cell>
          <table:table-cell office:value-type="string" table:style-name="ce1">
            <text:p>Número</text:p>
          </table:table-cell>
          <table:table-cell office:value-type="float" office:value="472" table:style-name="ce5">
            <text:p>472</text:p>
          </table:table-cell>
          <table:table-cell office:value-type="float" office:value="97" table:style-name="ce5">
            <text:p>97</text:p>
          </table:table-cell>
          <table:table-cell office:value-type="float" office:value="889" table:style-name="ce5">
            <text:p>8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5" table:style-name="ce5">
            <text:p>245</text:p>
          </table:table-cell>
          <table:table-cell office:value-type="string" table:style-name="ce5">
            <text:p>-</text:p>
          </table:table-cell>
          <table:table-cell office:value-type="float" office:value="425" table:style-name="ce5">
            <text:p>425</text:p>
          </table:table-cell>
          <table:table-cell office:value-type="string" table:style-name="ce5">
            <text:p>-</text:p>
          </table:table-cell>
          <table:table-cell office:value-type="float" office:value="723" table:style-name="ce5">
            <text:p>723</text:p>
          </table:table-cell>
          <table:table-cell office:value-type="float" office:value="2021" table:style-name="ce5">
            <text:p>2021</text:p>
          </table:table-cell>
          <table:table-cell office:value-type="string" table:style-name="ce5">
            <text:p>-</text:p>
          </table:table-cell>
          <table:table-cell office:value-type="float" office:value="1807" table:style-name="ce5">
            <text:p>1807</text:p>
          </table:table-cell>
          <table:table-cell office:value-type="string" table:style-name="ce5">
            <text:p>-</text:p>
          </table:table-cell>
          <table:table-cell office:value-type="float" office:value="682" table:style-name="ce5">
            <text:p>682</text:p>
          </table:table-cell>
          <table:table-cell office:value-type="string" table:style-name="ce10">
            <text:p>-</text:p>
          </table:table-cell>
          <table:table-cell office:value-type="string" table:style-name="ce5">
            <text:p>-</text:p>
          </table:table-cell>
          <table:table-cell office:value-type="float" office:value="432" table:style-name="ce5">
            <text:p>432</text:p>
          </table:table-cell>
          <table:table-cell office:value-type="string" table:style-name="ce5">
            <text:p>-</text:p>
          </table:table-cell>
          <table:table-cell office:value-type="float" office:value="434" table:style-name="ce5">
            <text:p>434</text:p>
          </table:table-cell>
          <table:table-cell office:value-type="float" office:value="504" table:style-name="ce5">
            <text:p>504</text:p>
          </table:table-cell>
          <table:table-cell office:value-type="float" office:value="1485" table:style-name="ce5">
            <text:p>1485</text:p>
          </table:table-cell>
          <table:table-cell office:value-type="float" office:value="10216" table:formula="of:=SUM([.C41:.X41])" table:style-name="ce14">
            <text:p>10216</text:p>
          </table:table-cell>
          <table:table-cell table:number-columns-repeated="16359"/>
        </table:table-row>
        <table:table-row table:style-name="ro1">
          <table:covered-table-cell/>
          <table:table-cell office:value-type="string" table:style-name="ce1">
            <text:p>% / VVE*</text:p>
          </table:table-cell>
          <table:table-cell office:value-type="float" office:value="0.11685308695157035" table:formula="of:=[.C41]/[.C$12]*100" table:style-name="ce8">
            <text:p>0,12</text:p>
          </table:table-cell>
          <table:table-cell office:value-type="float" office:value="0.1346455490623395" table:formula="of:=[.D41]/[.D$12]*100" table:style-name="ce8">
            <text:p>0,13</text:p>
          </table:table-cell>
          <table:table-cell office:value-type="float" office:value="0.1675771250626765" table:formula="of:=[.E41]/[.E$12]*100" table:style-name="ce8">
            <text:p>0,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091649549304686" table:formula="of:=[.H41]/[.H$12]*100" table:style-name="ce8">
            <text:p>0,11</text:p>
          </table:table-cell>
          <table:table-cell office:value-type="string" table:style-name="ce5">
            <text:p>-</text:p>
          </table:table-cell>
          <table:table-cell office:value-type="float" office:value="0.18860137656816497" table:formula="of:=[.J41]/[.J$12]*100" table:style-name="ce8">
            <text:p>0,19</text:p>
          </table:table-cell>
          <table:table-cell office:value-type="string" table:style-name="ce5">
            <text:p>-</text:p>
          </table:table-cell>
          <table:table-cell office:value-type="float" office:value="0.28139631732786369" table:formula="of:=[.L41]/[.L$12]*100" table:style-name="ce8">
            <text:p>0,28</text:p>
          </table:table-cell>
          <table:table-cell office:value-type="float" office:value="0.16199816439487152" table:formula="of:=[.M41]/[.M$12]*100" table:style-name="ce8">
            <text:p>0,16</text:p>
          </table:table-cell>
          <table:table-cell office:value-type="string" table:style-name="ce5">
            <text:p>-</text:p>
          </table:table-cell>
          <table:table-cell office:value-type="float" office:value="0.16829058857933685" table:formula="of:=[.O41]/[.O$12]*100" table:style-name="ce8">
            <text:p>0,17</text:p>
          </table:table-cell>
          <table:table-cell office:value-type="string" table:style-name="ce5">
            <text:p>-</text:p>
          </table:table-cell>
          <table:table-cell office:value-type="float" office:value="0.14180091318124735" table:formula="of:=[.Q41]/[.Q$12]*100" table:style-name="ce8">
            <text:p>0,14</text:p>
          </table:table-cell>
          <table:table-cell office:value-type="string" table:style-name="ce10">
            <text:p>-</text:p>
          </table:table-cell>
          <table:table-cell office:value-type="string" table:style-name="ce5">
            <text:p>-</text:p>
          </table:table-cell>
          <table:table-cell office:value-type="float" office:value="0.21469892451742439" table:formula="of:=[.T41]/[.T$12]*100" table:style-name="ce8">
            <text:p>0,21</text:p>
          </table:table-cell>
          <table:table-cell office:value-type="string" table:style-name="ce5">
            <text:p>-</text:p>
          </table:table-cell>
          <table:table-cell office:value-type="float" office:value="0.3178346234684985" table:formula="of:=[.V41]/[.V$12]*100" table:style-name="ce8">
            <text:p>0,32</text:p>
          </table:table-cell>
          <table:table-cell office:value-type="float" office:value="0.29192345118391178" table:formula="of:=[.W41]/[.W$12]*100" table:style-name="ce8">
            <text:p>0,29</text:p>
          </table:table-cell>
          <table:table-cell office:value-type="float" office:value="2.2879240748158876" table:formula="of:=[.X41]/[.X$12]*100" table:style-name="ce8">
            <text:p>2,29</text:p>
          </table:table-cell>
          <table:table-cell office:value-type="float" office:value="0.16859974904778935" table:formula="of:=[.Y41]/[.Y$12]*100" table:style-name="ce15">
            <text:p>0,17</text:p>
          </table:table-cell>
          <table:table-cell table:number-columns-repeated="16359"/>
        </table:table-row>
        <table:table-row table:style-name="ro1">
          <table:covered-table-cell/>
          <table:table-cell office:value-type="string" table:style-name="ce1">
            <text:p>md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10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SUM([.C43:.X43])" table:style-name="ce14">
            <text:p>0</text:p>
          </table:table-cell>
          <table:table-cell table:number-columns-repeated="16359"/>
        </table:table-row>
        <table:table-row table:style-name="ro1">
          <table:table-cell office:value-type="string" table:number-columns-spanned="1" table:number-rows-spanned="3" table:style-name="ce20">
            <text:p>PAN</text:p>
          </table:table-cell>
          <table:table-cell office:value-type="string" table:style-name="ce1">
            <text:p>Número</text:p>
          </table:table-cell>
          <table:table-cell office:value-type="float" office:value="5134" table:style-name="ce5">
            <text:p>5134</text:p>
          </table:table-cell>
          <table:table-cell office:value-type="float" office:value="636" table:style-name="ce5">
            <text:p>636</text:p>
          </table:table-cell>
          <table:table-cell office:value-type="float" office:value="5183" table:style-name="ce5">
            <text:p>5183</text:p>
          </table:table-cell>
          <table:table-cell office:value-type="float" office:value="455" table:style-name="ce5">
            <text:p>455</text:p>
          </table:table-cell>
          <table:table-cell office:value-type="float" office:value="946" table:style-name="ce5">
            <text:p>946</text:p>
          </table:table-cell>
          <table:table-cell office:value-type="float" office:value="2829" table:style-name="ce5">
            <text:p>2829</text:p>
          </table:table-cell>
          <table:table-cell office:value-type="float" office:value="790" table:style-name="ce5">
            <text:p>790</text:p>
          </table:table-cell>
          <table:table-cell office:value-type="float" office:value="4166" table:style-name="ce5">
            <text:p>4166</text:p>
          </table:table-cell>
          <table:table-cell office:value-type="float" office:value="607" table:style-name="ce5">
            <text:p>607</text:p>
          </table:table-cell>
          <table:table-cell office:value-type="float" office:value="3104" table:style-name="ce5">
            <text:p>3104</text:p>
          </table:table-cell>
          <table:table-cell office:value-type="float" office:value="23387" table:style-name="ce5">
            <text:p>23387</text:p>
          </table:table-cell>
          <table:table-cell office:value-type="float" office:value="386" table:style-name="ce5">
            <text:p>386</text:p>
          </table:table-cell>
          <table:table-cell office:value-type="float" office:value="16402" table:style-name="ce5">
            <text:p>16402</text:p>
          </table:table-cell>
          <table:table-cell office:value-type="float" office:value="2751" table:style-name="ce5">
            <text:p>2751</text:p>
          </table:table-cell>
          <table:table-cell office:value-type="float" office:value="9223" table:style-name="ce5">
            <text:p>9223</text:p>
          </table:table-cell>
          <table:table-cell office:value-type="float" office:value="1301" table:style-name="ce10">
            <text:p>1301</text:p>
          </table:table-cell>
          <table:table-cell office:value-type="float" office:value="775" table:style-name="ce5">
            <text:p>775</text:p>
          </table:table-cell>
          <table:table-cell office:value-type="string" table:style-name="ce5">
            <text:p>-</text:p>
          </table:table-cell>
          <table:table-cell office:value-type="float" office:value="1314" table:style-name="ce5">
            <text:p>1314</text:p>
          </table:table-cell>
          <table:table-cell office:value-type="float" office:value="1450" table:style-name="ce5">
            <text:p>1450</text:p>
          </table:table-cell>
          <table:table-cell office:value-type="float" office:value="4072" table:style-name="ce5">
            <text:p>4072</text:p>
          </table:table-cell>
          <table:table-cell office:value-type="float" office:value="2019" table:style-name="ce5">
            <text:p>2019</text:p>
          </table:table-cell>
          <table:table-cell office:value-type="float" office:value="86930" table:formula="of:=SUM([.C44:.X44])" table:style-name="ce14">
            <text:p>86930</text:p>
          </table:table-cell>
          <table:table-cell table:number-columns-repeated="16359"/>
        </table:table-row>
        <table:table-row table:style-name="ro1">
          <table:covered-table-cell/>
          <table:table-cell office:value-type="string" table:style-name="ce1">
            <text:p>% / VVE*</text:p>
          </table:table-cell>
          <table:table-cell office:value-type="float" office:value="1.271024890697801" table:formula="of:=[.C44]/[.C$12]*100" table:style-name="ce8">
            <text:p>1,27</text:p>
          </table:table-cell>
          <table:table-cell office:value-type="float" office:value="0.88283061034688581" table:formula="of:=[.D44]/[.D$12]*100" table:style-name="ce8">
            <text:p>0,88</text:p>
          </table:table-cell>
          <table:table-cell office:value-type="float" office:value="0.97699914420680789" table:formula="of:=[.E44]/[.E$12]*100" table:style-name="ce8">
            <text:p>0,98</text:p>
          </table:table-cell>
          <table:table-cell office:value-type="float" office:value="0.66708695588429345" table:formula="of:=[.F44]/[.F$12]*100" table:style-name="ce8">
            <text:p>0,67</text:p>
          </table:table-cell>
          <table:table-cell office:value-type="float" office:value="0.93413646687074159" table:formula="of:=[.G44]/[.G$12]*100" table:style-name="ce8">
            <text:p>0,93</text:p>
          </table:table-cell>
          <table:table-cell office:value-type="float" office:value="1.2605210510134519" table:formula="of:=[.H44]/[.H$12]*100" table:style-name="ce8">
            <text:p>1,26</text:p>
          </table:table-cell>
          <table:table-cell office:value-type="float" office:value="0.95279446173143267" table:formula="of:=[.I44]/[.I$12]*100" table:style-name="ce8">
            <text:p>0,95</text:p>
          </table:table-cell>
          <table:table-cell office:value-type="float" office:value="1.8487372583128832" table:formula="of:=[.J44]/[.J$12]*100" table:style-name="ce8">
            <text:p>1,85</text:p>
          </table:table-cell>
          <table:table-cell office:value-type="float" office:value="0.76586295216826272" table:formula="of:=[.K44]/[.K$12]*100" table:style-name="ce8">
            <text:p>0,77</text:p>
          </table:table-cell>
          <table:table-cell office:value-type="float" office:value="1.2080970525389887" table:formula="of:=[.L44]/[.L$12]*100" table:style-name="ce8">
            <text:p>1,21</text:p>
          </table:table-cell>
          <table:table-cell office:value-type="float" office:value="1.8746417964883029" table:formula="of:=[.M44]/[.M$12]*100" table:style-name="ce8">
            <text:p>1,87</text:p>
          </table:table-cell>
          <table:table-cell office:value-type="float" office:value="0.7058221181977764" table:formula="of:=[.N44]/[.N$12]*100" table:style-name="ce8">
            <text:p>0,71</text:p>
          </table:table-cell>
          <table:table-cell office:value-type="float" office:value="1.5275607271047498" table:formula="of:=[.O44]/[.O$12]*100" table:style-name="ce8">
            <text:p>1,53</text:p>
          </table:table-cell>
          <table:table-cell office:value-type="float" office:value="1.1554308610500938" table:formula="of:=[.P44]/[.P$12]*100" table:style-name="ce8">
            <text:p>1,16</text:p>
          </table:table-cell>
          <table:table-cell office:value-type="float" office:value="1.9176390355874551" table:formula="of:=[.Q44]/[.Q$12]*100" table:style-name="ce8">
            <text:p>1,92</text:p>
          </table:table-cell>
          <table:table-cell office:value-type="float" office:value="0.9549464907000984" table:formula="of:=[.R44]/[.R$12]*100" table:style-name="ce11">
            <text:p>0,95</text:p>
          </table:table-cell>
          <table:table-cell office:value-type="float" office:value="0.69710543832190974" table:formula="of:=[.S44]/[.S$12]*100" table:style-name="ce8">
            <text:p>0,70</text:p>
          </table:table-cell>
          <table:table-cell office:value-type="string" table:style-name="ce5">
            <text:p>-</text:p>
          </table:table-cell>
          <table:table-cell office:value-type="float" office:value="1.3581395348837209" table:formula="of:=[.U44]/[.U$12]*100" table:style-name="ce8">
            <text:p>1,36</text:p>
          </table:table-cell>
          <table:table-cell office:value-type="float" office:value="1.061889871035306" table:formula="of:=[.V44]/[.V$12]*100" table:style-name="ce8">
            <text:p>1,06</text:p>
          </table:table-cell>
          <table:table-cell office:value-type="float" office:value="2.3585561373430335" table:formula="of:=[.W44]/[.W$12]*100" table:style-name="ce8">
            <text:p>2,36</text:p>
          </table:table-cell>
          <table:table-cell office:value-type="float" office:value="3.1106523279820046" table:formula="of:=[.X44]/[.X$12]*100" table:style-name="ce8">
            <text:p>3,11</text:p>
          </table:table-cell>
          <table:table-cell office:value-type="float" office:value="1.4346491958422403" table:formula="of:=[.Y44]/[.Y$12]*100" table:style-name="ce15">
            <text:p>1,43</text:p>
          </table:table-cell>
          <table:table-cell table:number-columns-repeated="16359"/>
        </table:table-row>
        <table:table-row table:style-name="ro1">
          <table:covered-table-cell/>
          <table:table-cell office:value-type="string" table:style-name="ce1">
            <text:p>md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formula="of:=SUM([.C46:.X46])" table:style-name="ce14">
            <text:p>1</text:p>
          </table:table-cell>
          <table:table-cell table:number-columns-repeated="16359"/>
        </table:table-row>
        <table:table-row table:style-name="ro1">
          <table:table-cell office:value-type="string" table:number-columns-spanned="1" table:number-rows-spanned="3" table:style-name="ce20">
            <text:p>PCP-PEV</text:p>
          </table:table-cell>
          <table:table-cell office:value-type="string" table:style-name="ce1">
            <text:p>Número</text:p>
          </table:table-cell>
          <table:table-cell office:value-type="float" office:value="4924" table:style-name="ce5">
            <text:p>4924</text:p>
          </table:table-cell>
          <table:table-cell office:value-type="float" office:value="10000" table:style-name="ce5">
            <text:p>10000</text:p>
          </table:table-cell>
          <table:table-cell office:value-type="float" office:value="9182" table:style-name="ce5">
            <text:p>9182</text:p>
          </table:table-cell>
          <table:table-cell office:value-type="float" office:value="725" table:style-name="ce5">
            <text:p>725</text:p>
          </table:table-cell>
          <table:table-cell office:value-type="float" office:value="2228" table:style-name="ce5">
            <text:p>2228</text:p>
          </table:table-cell>
          <table:table-cell office:value-type="float" office:value="5807" table:style-name="ce5">
            <text:p>5807</text:p>
          </table:table-cell>
          <table:table-cell office:value-type="float" office:value="8636" table:style-name="ce5">
            <text:p>8636</text:p>
          </table:table-cell>
          <table:table-cell office:value-type="float" office:value="6172" table:style-name="ce5">
            <text:p>6172</text:p>
          </table:table-cell>
          <table:table-cell office:value-type="float" office:value="1037" table:style-name="ce5">
            <text:p>1037</text:p>
          </table:table-cell>
          <table:table-cell office:value-type="float" office:value="5471" table:style-name="ce5">
            <text:p>5471</text:p>
          </table:table-cell>
          <table:table-cell office:value-type="float" office:value="45452" table:style-name="ce5">
            <text:p>45452</text:p>
          </table:table-cell>
          <table:table-cell office:value-type="float" office:value="2933" table:style-name="ce5">
            <text:p>2933</text:p>
          </table:table-cell>
          <table:table-cell office:value-type="float" office:value="24985" table:style-name="ce5">
            <text:p>24985</text:p>
          </table:table-cell>
          <table:table-cell office:value-type="float" office:value="8781" table:style-name="ce5">
            <text:p>8781</text:p>
          </table:table-cell>
          <table:table-cell office:value-type="float" office:value="34914" table:style-name="ce5">
            <text:p>34914</text:p>
          </table:table-cell>
          <table:table-cell office:value-type="float" office:value="2764" table:style-name="ce10">
            <text:p>2764</text:p>
          </table:table-cell>
          <table:table-cell office:value-type="float" office:value="1403" table:style-name="ce5">
            <text:p>1403</text:p>
          </table:table-cell>
          <table:table-cell office:value-type="float" office:value="2491" table:style-name="ce5">
            <text:p>2491</text:p>
          </table:table-cell>
          <table:table-cell office:value-type="float" office:value="1224" table:style-name="ce5">
            <text:p>1224</text:p>
          </table:table-cell>
          <table:table-cell office:value-type="float" office:value="1758" table:style-name="ce5">
            <text:p>1758</text:p>
          </table:table-cell>
          <table:table-cell office:value-type="float" office:value="2214" table:style-name="ce5">
            <text:p>2214</text:p>
          </table:table-cell>
          <table:table-cell office:value-type="float" office:value="585" table:style-name="ce5">
            <text:p>585</text:p>
          </table:table-cell>
          <table:table-cell office:value-type="float" office:value="183686" table:formula="of:=SUM([.C47:.X47])" table:style-name="ce14">
            <text:p>183686</text:p>
          </table:table-cell>
          <table:table-cell table:number-columns-repeated="16359"/>
        </table:table-row>
        <table:table-row table:style-name="ro1">
          <table:covered-table-cell/>
          <table:table-cell office:value-type="string" table:style-name="ce1">
            <text:p>% / VVE*</text:p>
          </table:table-cell>
          <table:table-cell office:value-type="float" office:value="1.2190351698083313" table:formula="of:=[.C47]/[.C$12]*100" table:style-name="ce8">
            <text:p>1,22</text:p>
          </table:table-cell>
          <table:table-cell office:value-type="float" office:value="13.880984439416444" table:formula="of:=[.D47]/[.D$12]*100" table:style-name="ce8">
            <text:p>13,88</text:p>
          </table:table-cell>
          <table:table-cell office:value-type="float" office:value="1.7308134559341906" table:formula="of:=[.E47]/[.E$12]*100" table:style-name="ce8">
            <text:p>1,73</text:p>
          </table:table-cell>
          <table:table-cell office:value-type="float" office:value="1.0629407538815665" table:formula="of:=[.F47]/[.F$12]*100" table:style-name="ce8">
            <text:p>1,06</text:p>
          </table:table-cell>
          <table:table-cell office:value-type="float" office:value="2.2000592475560383" table:formula="of:=[.G47]/[.G$12]*100" table:style-name="ce8">
            <text:p>2,20</text:p>
          </table:table-cell>
          <table:table-cell office:value-type="float" office:value="2.5874322174744129" table:formula="of:=[.H47]/[.H$12]*100" table:style-name="ce8">
            <text:p>2,59</text:p>
          </table:table-cell>
          <table:table-cell office:value-type="float" office:value="10.415611356345128" table:formula="of:=[.I47]/[.I$12]*100" table:style-name="ce8">
            <text:p>10,42</text:p>
          </table:table-cell>
          <table:table-cell office:value-type="float" office:value="2.7389357557146217" table:formula="of:=[.J47]/[.J$12]*100" table:style-name="ce8">
            <text:p>2,74</text:p>
          </table:table-cell>
          <table:table-cell office:value-type="float" office:value="1.3084017815461095" table:formula="of:=[.K47]/[.K$12]*100" table:style-name="ce8">
            <text:p>1,31</text:p>
          </table:table-cell>
          <table:table-cell office:value-type="float" office:value="2.1293488964048994" table:formula="of:=[.L47]/[.L$12]*100" table:style-name="ce8">
            <text:p>2,13</text:p>
          </table:table-cell>
          <table:table-cell office:value-type="float" office:value="3.6433154715861957" table:formula="of:=[.M47]/[.M$12]*100" table:style-name="ce8">
            <text:p>3,64</text:p>
          </table:table-cell>
          <table:table-cell office:value-type="float" office:value="5.363150965476887" table:formula="of:=[.N47]/[.N$12]*100" table:style-name="ce8">
            <text:p>5,36</text:p>
          </table:table-cell>
          <table:table-cell office:value-type="float" office:value="2.3269177397093146" table:formula="of:=[.O47]/[.O$12]*100" table:style-name="ce8">
            <text:p>2,33</text:p>
          </table:table-cell>
          <table:table-cell office:value-type="float" office:value="3.6880546677138764" table:formula="of:=[.P47]/[.P$12]*100" table:style-name="ce8">
            <text:p>3,69</text:p>
          </table:table-cell>
          <table:table-cell office:value-type="float" office:value="7.2592919102786952" table:formula="of:=[.Q47]/[.Q$12]*100" table:style-name="ce8">
            <text:p>7,26</text:p>
          </table:table-cell>
          <table:table-cell office:value-type="float" office:value="2.0288025367371803" table:formula="of:=[.R47]/[.R$12]*100" table:style-name="ce11">
            <text:p>2,03</text:p>
          </table:table-cell>
          <table:table-cell office:value-type="float" office:value="1.2619857160846961" table:formula="of:=[.S47]/[.S$12]*100" table:style-name="ce8">
            <text:p>1,26</text:p>
          </table:table-cell>
          <table:table-cell office:value-type="float" office:value="1.2379977337335746" table:formula="of:=[.T47]/[.T$12]*100" table:style-name="ce8">
            <text:p>1,24</text:p>
          </table:table-cell>
          <table:table-cell office:value-type="float" office:value="1.2651162790697674" table:formula="of:=[.U47]/[.U$12]*100" table:style-name="ce8">
            <text:p>1,27</text:p>
          </table:table-cell>
          <table:table-cell office:value-type="float" office:value="1.2874499264000467" table:formula="of:=[.V47]/[.V$12]*100" table:style-name="ce8">
            <text:p>1,29</text:p>
          </table:table-cell>
          <table:table-cell office:value-type="float" office:value="1.2823780177007553" table:formula="of:=[.W47]/[.W$12]*100" table:style-name="ce8">
            <text:p>1,28</text:p>
          </table:table-cell>
          <table:table-cell office:value-type="float" office:value="0.90130342341231928" table:formula="of:=[.X47]/[.X$12]*100" table:style-name="ce8">
            <text:p>0,90</text:p>
          </table:table-cell>
          <table:table-cell office:value-type="float" office:value="3.0314617759976734" table:formula="of:=[.Y47]/[.Y$12]*100" table:style-name="ce15">
            <text:p>3,03</text:p>
          </table:table-cell>
          <table:table-cell table:number-columns-repeated="16359"/>
        </table:table-row>
        <table:table-row table:style-name="ro1">
          <table:covered-table-cell/>
          <table:table-cell office:value-type="string" table:style-name="ce1">
            <text:p>md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" table:formula="of:=SUM([.C49:.X49])" table:style-name="ce14">
            <text:p>3</text:p>
          </table:table-cell>
          <table:table-cell table:number-columns-repeated="16359"/>
        </table:table-row>
        <table:table-row table:style-name="ro1">
          <table:table-cell office:value-type="string" table:number-columns-spanned="1" table:number-rows-spanned="3" table:style-name="ce20">
            <text:p>PCTP/MRPP</text:p>
          </table:table-cell>
          <table:table-cell office:value-type="string" table:style-name="ce1">
            <text:p>Número</text:p>
          </table:table-cell>
          <table:table-cell office:value-type="float" office:value="1008" table:style-name="ce5">
            <text:p>1008</text:p>
          </table:table-cell>
          <table:table-cell office:value-type="float" office:value="455" table:style-name="ce5">
            <text:p>455</text:p>
          </table:table-cell>
          <table:table-cell office:value-type="string" table:style-name="ce5">
            <text:p>c.r.</text:p>
          </table:table-cell>
          <table:table-cell office:value-type="string" table:style-name="ce5">
            <text:p>-</text:p>
          </table:table-cell>
          <table:table-cell office:value-type="float" office:value="301" table:style-name="ce5">
            <text:p>3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59" table:style-name="ce5">
            <text:p>3659</text:p>
          </table:table-cell>
          <table:table-cell office:value-type="float" office:value="254" table:style-name="ce5">
            <text:p>254</text:p>
          </table:table-cell>
          <table:table-cell office:value-type="float" office:value="2142" table:style-name="ce5">
            <text:p>2142</text:p>
          </table:table-cell>
          <table:table-cell office:value-type="string" table:style-name="ce5">
            <text:p>-</text:p>
          </table:table-cell>
          <table:table-cell office:value-type="float" office:value="2993" table:style-name="ce5">
            <text:p>2993</text:p>
          </table:table-cell>
          <table:table-cell office:value-type="string" table:style-name="ce10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5" table:style-name="ce5">
            <text:p>785</text:p>
          </table:table-cell>
          <table:table-cell office:value-type="float" office:value="299" table:style-name="ce5">
            <text:p>299</text:p>
          </table:table-cell>
          <table:table-cell office:value-type="float" office:value="11896" table:formula="of:=SUM([.C50:.X50])" table:style-name="ce14">
            <text:p>11896</text:p>
          </table:table-cell>
          <table:table-cell table:number-columns-repeated="16359"/>
        </table:table-row>
        <table:table-row table:style-name="ro1">
          <table:covered-table-cell/>
          <table:table-cell office:value-type="string" table:style-name="ce1">
            <text:p>% / VVE*</text:p>
          </table:table-cell>
          <table:table-cell office:value-type="float" office:value="0.2495506602694553" table:formula="of:=[.C50]/[.C$12]*100" table:style-name="ce8">
            <text:p>0,25</text:p>
          </table:table-cell>
          <table:table-cell office:value-type="float" office:value="0.63158479199344808" table:formula="of:=[.D50]/[.D$12]*100" table:style-name="ce8">
            <text:p>0,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972252394588723" table:formula="of:=[.G50]/[.G$12]*100" table:style-name="ce8">
            <text:p>0,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9329603340961646" table:formula="of:=[.M50]/[.M$12]*100" table:style-name="ce8">
            <text:p>0,29</text:p>
          </table:table-cell>
          <table:table-cell office:value-type="float" office:value="0.46445289643066123" table:formula="of:=[.N50]/[.N$12]*100" table:style-name="ce8">
            <text:p>0,46</text:p>
          </table:table-cell>
          <table:table-cell office:value-type="float" office:value="0.1994900059418592" table:formula="of:=[.O50]/[.O$12]*100" table:style-name="ce8">
            <text:p>0,20</text:p>
          </table:table-cell>
          <table:table-cell office:value-type="string" table:style-name="ce5">
            <text:p>-</text:p>
          </table:table-cell>
          <table:table-cell office:value-type="float" office:value="0.62230224802268819" table:formula="of:=[.Q50]/[.Q$12]*100" table:style-name="ce8">
            <text:p>0,62</text:p>
          </table:table-cell>
          <table:table-cell office:value-type="string" table:style-name="ce10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5468235948287844" table:formula="of:=[.W50]/[.W$12]*100" table:style-name="ce8">
            <text:p>0,45</text:p>
          </table:table-cell>
          <table:table-cell office:value-type="float" office:value="0.46066619418851878" table:formula="of:=[.X50]/[.X$12]*100" table:style-name="ce8">
            <text:p>0,46</text:p>
          </table:table-cell>
          <table:table-cell office:value-type="float" office:value="0.19632562790451275" table:formula="of:=[.Y50]/[.Y$12]*100" table:style-name="ce15">
            <text:p>0,20</text:p>
          </table:table-cell>
          <table:table-cell table:number-columns-repeated="16359"/>
        </table:table-row>
        <table:table-row table:style-name="ro1">
          <table:covered-table-cell/>
          <table:table-cell office:value-type="string" table:style-name="ce1">
            <text:p>md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10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SUM([.C52:.X52])" table:style-name="ce14">
            <text:p>0</text:p>
          </table:table-cell>
          <table:table-cell table:number-columns-repeated="16359"/>
        </table:table-row>
        <table:table-row table:style-name="ro1">
          <table:table-cell office:value-type="string" table:number-columns-spanned="1" table:number-rows-spanned="3" table:style-name="ce20">
            <text:p>PLS</text:p>
          </table:table-cell>
          <table:table-cell office:value-type="string" table:style-name="ce1">
            <text:p>Númer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01" table:style-name="ce5">
            <text:p>1901</text:p>
          </table:table-cell>
          <table:table-cell office:value-type="string" table:style-name="ce5">
            <text:p>-</text:p>
          </table:table-cell>
          <table:table-cell office:value-type="float" office:value="3597" table:style-name="ce5">
            <text:p>3597</text:p>
          </table:table-cell>
          <table:table-cell office:value-type="string" table:style-name="ce5">
            <text:p>-</text:p>
          </table:table-cell>
          <table:table-cell office:value-type="float" office:value="847" table:style-name="ce5">
            <text:p>847</text:p>
          </table:table-cell>
          <table:table-cell office:value-type="string" table:style-name="ce10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2" table:style-name="ce5">
            <text:p>442</text:p>
          </table:table-cell>
          <table:table-cell office:value-type="float" office:value="545" table:style-name="ce5">
            <text:p>545</text:p>
          </table:table-cell>
          <table:table-cell office:value-type="float" office:value="7332" table:formula="of:=SUM([.C53:.X53])" table:style-name="ce14">
            <text:p>7332</text:p>
          </table:table-cell>
          <table:table-cell table:number-columns-repeated="16359"/>
        </table:table-row>
        <table:table-row table:style-name="ro1">
          <table:covered-table-cell/>
          <table:table-cell office:value-type="string" table:style-name="ce1">
            <text:p>% / VVE*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5237927289195979" table:formula="of:=[.M53]/[.M$12]*100" table:style-name="ce8">
            <text:p>0,15</text:p>
          </table:table-cell>
          <table:table-cell office:value-type="string" table:style-name="ce5">
            <text:p>-</text:p>
          </table:table-cell>
          <table:table-cell office:value-type="float" office:value="0.3349979231432621" table:formula="of:=[.O53]/[.O$12]*100" table:style-name="ce8">
            <text:p>0,33</text:p>
          </table:table-cell>
          <table:table-cell office:value-type="string" table:style-name="ce5">
            <text:p>-</text:p>
          </table:table-cell>
          <table:table-cell office:value-type="float" office:value="0.17610758572509749" table:formula="of:=[.Q53]/[.Q$12]*100" table:style-name="ce8">
            <text:p>0,18</text:p>
          </table:table-cell>
          <table:table-cell office:value-type="string" table:style-name="ce10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5601223298271625" table:formula="of:=[.W53]/[.W$12]*100" table:style-name="ce8">
            <text:p>0,26</text:p>
          </table:table-cell>
          <table:table-cell office:value-type="float" office:value="0.83967583890549413" table:formula="of:=[.X53]/[.X$12]*100" table:style-name="ce8">
            <text:p>0,84</text:p>
          </table:table-cell>
          <table:table-cell office:value-type="float" office:value="0.12100365701041421" table:formula="of:=[.Y53]/[.Y$12]*100" table:style-name="ce15">
            <text:p>0,12</text:p>
          </table:table-cell>
          <table:table-cell table:number-columns-repeated="16359"/>
        </table:table-row>
        <table:table-row table:style-name="ro1">
          <table:covered-table-cell/>
          <table:table-cell office:value-type="string" table:style-name="ce1">
            <text:p>md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10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SUM([.C55:.X55])" table:style-name="ce14">
            <text:p>0</text:p>
          </table:table-cell>
          <table:table-cell table:number-columns-repeated="16359"/>
        </table:table-row>
        <table:table-row table:style-name="ro1">
          <table:table-cell office:value-type="string" table:number-columns-spanned="1" table:number-rows-spanned="3" table:style-name="ce20">
            <text:p>PPD/PSD.CDS-PP</text:p>
          </table:table-cell>
          <table:table-cell office:value-type="string" table:style-name="ce1">
            <text:p>Número</text:p>
          </table:table-cell>
          <table:table-cell office:value-type="float" office:value="163669" table:style-name="ce5">
            <text:p>163669</text:p>
          </table:table-cell>
          <table:table-cell office:value-type="float" office:value="15407" table:style-name="ce5">
            <text:p>15407</text:p>
          </table:table-cell>
          <table:table-cell office:value-type="float" office:value="198026" table:style-name="ce5">
            <text:p>198026</text:p>
          </table:table-cell>
          <table:table-cell office:value-type="float" office:value="30628" table:style-name="ce5">
            <text:p>30628</text:p>
          </table:table-cell>
          <table:table-cell office:value-type="float" office:value="33625" table:style-name="ce5">
            <text:p>33625</text:p>
          </table:table-cell>
          <table:table-cell office:value-type="float" office:value="79549" table:style-name="ce5">
            <text:p>79549</text:p>
          </table:table-cell>
          <table:table-cell office:value-type="float" office:value="21071" table:style-name="ce5">
            <text:p>21071</text:p>
          </table:table-cell>
          <table:table-cell office:value-type="float" office:value="59380" table:style-name="ce5">
            <text:p>59380</text:p>
          </table:table-cell>
          <table:table-cell office:value-type="float" office:value="32295" table:style-name="ce5">
            <text:p>32295</text:p>
          </table:table-cell>
          <table:table-cell office:value-type="float" office:value="98249" table:style-name="ce5">
            <text:p>98249</text:p>
          </table:table-cell>
          <table:table-cell office:value-type="float" office:value="362844" table:style-name="ce5">
            <text:p>362844</text:p>
          </table:table-cell>
          <table:table-cell office:value-type="float" office:value="14962" table:style-name="ce5">
            <text:p>14962</text:p>
          </table:table-cell>
          <table:table-cell office:value-type="float" office:value="375731" table:style-name="ce5">
            <text:p>375731</text:p>
          </table:table-cell>
          <table:table-cell office:value-type="float" office:value="74742" table:style-name="ce5">
            <text:p>74742</text:p>
          </table:table-cell>
          <table:table-cell office:value-type="float" office:value="103213" table:style-name="ce5">
            <text:p>103213</text:p>
          </table:table-cell>
          <table:table-cell office:value-type="float" office:value="55374" table:style-name="ce10">
            <text:p>55374</text:p>
          </table:table-cell>
          <table:table-cell office:value-type="float" office:value="50525" table:style-name="ce5">
            <text:p>50525</text:p>
          </table:table-cell>
          <table:table-cell office:value-type="float" office:value="88385" table:style-name="ce5">
            <text:p>88385</text:p>
          </table:table-cell>
          <table:table-cell office:value-type="string" table:style-name="ce5">
            <text:p>-</text:p>
          </table:table-cell>
          <table:table-cell office:value-type="float" office:value="57440" table:style-name="ce5">
            <text:p>57440</text:p>
          </table:table-cell>
          <table:table-cell office:value-type="float" office:value="37411" table:style-name="ce5">
            <text:p>37411</text:p>
          </table:table-cell>
          <table:table-cell office:value-type="float" office:value="19076" table:style-name="ce5">
            <text:p>19076</text:p>
          </table:table-cell>
          <table:table-cell office:value-type="float" office:value="1971602" table:formula="of:=SUM([.C56:.X56])" table:style-name="ce14">
            <text:p>1971602</text:p>
          </table:table-cell>
          <table:table-cell table:number-columns-repeated="16359"/>
        </table:table-row>
        <table:table-row table:style-name="ro1">
          <table:covered-table-cell/>
          <table:table-cell office:value-type="string" table:style-name="ce1">
            <text:p>% / VVE*</text:p>
          </table:table-cell>
          <table:table-cell office:value-type="float" office:value="40.519550610755431" table:formula="of:=[.C56]/[.C$12]*100" table:style-name="ce8">
            <text:p>40,52</text:p>
          </table:table-cell>
          <table:table-cell office:value-type="float" office:value="21.386432725808916" table:formula="of:=[.D56]/[.D$12]*100" table:style-name="ce8">
            <text:p>21,39</text:p>
          </table:table-cell>
          <table:table-cell office:value-type="float" office:value="37.328040233590073" table:formula="of:=[.E56]/[.E$12]*100" table:style-name="ce8">
            <text:p>37,33</text:p>
          </table:table-cell>
          <table:table-cell office:value-type="float" office:value="44.904481944668433" table:formula="of:=[.F56]/[.F$12]*100" table:style-name="ce8">
            <text:p>44,90</text:p>
          </table:table-cell>
          <table:table-cell office:value-type="float" office:value="33.203317863138146" table:formula="of:=[.G56]/[.G$12]*100" table:style-name="ce8">
            <text:p>33,20</text:p>
          </table:table-cell>
          <table:table-cell office:value-type="float" office:value="35.444746937811622" table:formula="of:=[.H56]/[.H$12]*100" table:style-name="ce8">
            <text:p>35,44</text:p>
          </table:table-cell>
          <table:table-cell office:value-type="float" office:value="25.413078611573436" table:formula="of:=[.I56]/[.I$12]*100" table:style-name="ce8">
            <text:p>25,41</text:p>
          </table:table-cell>
          <table:table-cell office:value-type="float" office:value="26.350940566159142" table:formula="of:=[.J56]/[.J$12]*100" table:style-name="ce8">
            <text:p>26,35</text:p>
          </table:table-cell>
          <table:table-cell office:value-type="float" office:value="40.747189522692004" table:formula="of:=[.K56]/[.K$12]*100" table:style-name="ce8">
            <text:p>40,75</text:p>
          </table:table-cell>
          <table:table-cell office:value-type="float" office:value="38.239151841141464" table:formula="of:=[.L56]/[.L$12]*100" table:style-name="ce8">
            <text:p>38,24</text:p>
          </table:table-cell>
          <table:table-cell office:value-type="float" office:value="29.084642237354164" table:formula="of:=[.M56]/[.M$12]*100" table:style-name="ce8">
            <text:p>29,08</text:p>
          </table:table-cell>
          <table:table-cell office:value-type="float" office:value="27.358835576360445" table:formula="of:=[.N56]/[.N$12]*100" table:style-name="ce8">
            <text:p>27,36</text:p>
          </table:table-cell>
          <table:table-cell office:value-type="float" office:value="34.992800850859332" table:formula="of:=[.O56]/[.O$12]*100" table:style-name="ce8">
            <text:p>34,99</text:p>
          </table:table-cell>
          <table:table-cell office:value-type="float" office:value="31.391935084189793" table:formula="of:=[.P56]/[.P$12]*100" table:style-name="ce8">
            <text:p>31,39</text:p>
          </table:table-cell>
          <table:table-cell office:value-type="float" office:value="21.459967231929742" table:formula="of:=[.Q56]/[.Q$12]*100" table:style-name="ce8">
            <text:p>21,46</text:p>
          </table:table-cell>
          <table:table-cell office:value-type="float" office:value="40.645047637223101" table:formula="of:=[.R56]/[.R$12]*100" table:style-name="ce11">
            <text:p>40,65</text:p>
          </table:table-cell>
          <table:table-cell office:value-type="float" office:value="45.446777124147729" table:formula="of:=[.S56]/[.S$12]*100" table:style-name="ce8">
            <text:p>45,45</text:p>
          </table:table-cell>
          <table:table-cell office:value-type="float" office:value="43.926306582112403" table:formula="of:=[.T56]/[.T$12]*100" table:style-name="ce8">
            <text:p>43,93</text:p>
          </table:table-cell>
          <table:table-cell office:value-type="string" table:style-name="ce5">
            <text:p>-</text:p>
          </table:table-cell>
          <table:table-cell office:value-type="float" office:value="42.065485649839985" table:formula="of:=[.V56]/[.V$12]*100" table:style-name="ce8">
            <text:p>42,07</text:p>
          </table:table-cell>
          <table:table-cell office:value-type="float" office:value="21.668944905240721" table:formula="of:=[.W56]/[.W$12]*100" table:style-name="ce8">
            <text:p>21,67</text:p>
          </table:table-cell>
          <table:table-cell office:value-type="float" office:value="29.390195051304964" table:formula="of:=[.X56]/[.X$12]*100" table:style-name="ce8">
            <text:p>29,39</text:p>
          </table:table-cell>
          <table:table-cell office:value-type="float" office:value="32.538332265281866" table:formula="of:=[.Y56]/[.Y$12]*100" table:style-name="ce15">
            <text:p>32,54</text:p>
          </table:table-cell>
          <table:table-cell table:number-columns-repeated="16359"/>
        </table:table-row>
        <table:table-row table:style-name="ro1">
          <table:covered-table-cell/>
          <table:table-cell office:value-type="string" table:style-name="ce1">
            <text:p>md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office:value-type="float" office:value="15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15" table:style-name="ce5">
            <text:p>1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88" table:formula="of:=SUM([.C58:.X58])" table:style-name="ce14">
            <text:p>88</text:p>
          </table:table-cell>
          <table:table-cell table:number-columns-repeated="16359"/>
        </table:table-row>
        <table:table-row table:style-name="ro1">
          <table:table-cell office:value-type="string" table:number-columns-spanned="1" table:number-rows-spanned="3" table:style-name="ce20">
            <text:p>PPD/PSD.CDS-PP.PPM</text:p>
          </table:table-cell>
          <table:table-cell office:value-type="string" table:style-name="ce1">
            <text:p>Númer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886" table:style-name="ce5">
            <text:p>368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886" table:formula="of:=SUM([.C59:.X59])" table:style-name="ce14">
            <text:p>36886</text:p>
          </table:table-cell>
          <table:table-cell table:number-columns-repeated="16359"/>
        </table:table-row>
        <table:table-row table:style-name="ro1">
          <table:covered-table-cell/>
          <table:table-cell office:value-type="string" table:style-name="ce1">
            <text:p>% / VVE*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.125064599483203" table:formula="of:=[.U59]/[.U$12]*100" table:style-name="ce8">
            <text:p>38,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0874807589827307" table:formula="of:=[.Y59]/[.Y$12]*100" table:style-name="ce15">
            <text:p>0,61</text:p>
          </table:table-cell>
          <table:table-cell table:number-columns-repeated="16359"/>
        </table:table-row>
        <table:table-row table:style-name="ro1">
          <table:covered-table-cell/>
          <table:table-cell office:value-type="string" table:style-name="ce1">
            <text:p>md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" table:formula="of:=SUM([.C61:.X61])" table:style-name="ce14">
            <text:p>3</text:p>
          </table:table-cell>
          <table:table-cell table:number-columns-repeated="16359"/>
        </table:table-row>
        <table:table-row table:style-name="ro1">
          <table:table-cell office:value-type="string" table:number-columns-spanned="1" table:number-rows-spanned="3" table:style-name="ce20">
            <text:p>PPM</text:p>
          </table:table-cell>
          <table:table-cell office:value-type="string" table:style-name="ce1">
            <text:p>Número</text:p>
          </table:table-cell>
          <table:table-cell office:value-type="float" office:value="304" table:style-name="ce5">
            <text:p>304</text:p>
          </table:table-cell>
          <table:table-cell office:value-type="float" office:value="84" table:style-name="ce5">
            <text:p>84</text:p>
          </table:table-cell>
          <table:table-cell office:value-type="float" office:value="272" table:style-name="ce5">
            <text:p>272</text:p>
          </table:table-cell>
          <table:table-cell office:value-type="float" office:value="66" table:style-name="ce5">
            <text:p>66</text:p>
          </table:table-cell>
          <table:table-cell office:value-type="float" office:value="154" table:style-name="ce5">
            <text:p>154</text:p>
          </table:table-cell>
          <table:table-cell office:value-type="float" office:value="237" table:style-name="ce5">
            <text:p>237</text:p>
          </table:table-cell>
          <table:table-cell office:value-type="float" office:value="68" table:style-name="ce5">
            <text:p>68</text:p>
          </table:table-cell>
          <table:table-cell office:value-type="float" office:value="332" table:style-name="ce5">
            <text:p>332</text:p>
          </table:table-cell>
          <table:table-cell office:value-type="float" office:value="170" table:style-name="ce5">
            <text:p>170</text:p>
          </table:table-cell>
          <table:table-cell office:value-type="float" office:value="323" table:style-name="ce5">
            <text:p>323</text:p>
          </table:table-cell>
          <table:table-cell office:value-type="float" office:value="939" table:style-name="ce5">
            <text:p>939</text:p>
          </table:table-cell>
          <table:table-cell office:value-type="float" office:value="45" table:style-name="ce5">
            <text:p>45</text:p>
          </table:table-cell>
          <table:table-cell office:value-type="float" office:value="572" table:style-name="ce5">
            <text:p>572</text:p>
          </table:table-cell>
          <table:table-cell office:value-type="float" office:value="247" table:style-name="ce5">
            <text:p>247</text:p>
          </table:table-cell>
          <table:table-cell office:value-type="float" office:value="320" table:style-name="ce5">
            <text:p>320</text:p>
          </table:table-cell>
          <table:table-cell office:value-type="float" office:value="145" table:style-name="ce10">
            <text:p>145</text:p>
          </table:table-cell>
          <table:table-cell office:value-type="float" office:value="186" table:style-name="ce5">
            <text:p>186</text:p>
          </table:table-cell>
          <table:table-cell office:value-type="float" office:value="344" table:style-name="ce5">
            <text:p>344</text:p>
          </table:table-cell>
          <table:table-cell office:value-type="string" table:style-name="ce5">
            <text:p>-</text:p>
          </table:table-cell>
          <table:table-cell office:value-type="float" office:value="452" table:style-name="ce5">
            <text:p>452</text:p>
          </table:table-cell>
          <table:table-cell office:value-type="float" office:value="186" table:style-name="ce5">
            <text:p>186</text:p>
          </table:table-cell>
          <table:table-cell office:value-type="float" office:value="170" table:style-name="ce5">
            <text:p>170</text:p>
          </table:table-cell>
          <table:table-cell office:value-type="float" office:value="5616" table:formula="of:=SUM([.C62:.X62])" table:style-name="ce14">
            <text:p>5616</text:p>
          </table:table-cell>
          <table:table-cell table:number-columns-repeated="16359"/>
        </table:table-row>
        <table:table-row table:style-name="ro1">
          <table:covered-table-cell/>
          <table:table-cell office:value-type="string" table:style-name="ce1">
            <text:p>% / VVE*</text:p>
          </table:table-cell>
          <table:table-cell office:value-type="float" office:value="7.5261310239994453E-2" table:formula="of:=[.C62]/[.C$12]*100" table:style-name="ce8">
            <text:p>0,08</text:p>
          </table:table-cell>
          <table:table-cell office:value-type="float" office:value="0.11660026929109811" table:formula="of:=[.D62]/[.D$12]*100" table:style-name="ce8">
            <text:p>0,12</text:p>
          </table:table-cell>
          <table:table-cell office:value-type="float" office:value="5.1272191245273345E-2" table:formula="of:=[.E62]/[.E$12]*100" table:style-name="ce8">
            <text:p>0,05</text:p>
          </table:table-cell>
          <table:table-cell office:value-type="float" office:value="9.6764261732666737E-2" table:formula="of:=[.F62]/[.F$12]*100" table:style-name="ce8">
            <text:p>0,10</text:p>
          </table:table-cell>
          <table:table-cell office:value-type="float" office:value="0.15206872716500444" table:formula="of:=[.G62]/[.G$12]*100" table:style-name="ce8">
            <text:p>0,15</text:p>
          </table:table-cell>
          <table:table-cell office:value-type="float" office:value="0.10560038497355534" table:formula="of:=[.H62]/[.H$12]*100" table:style-name="ce8">
            <text:p>0,11</text:p>
          </table:table-cell>
          <table:table-cell office:value-type="float" office:value="8.2012687845237242E-2" table:formula="of:=[.I62]/[.I$12]*100" table:style-name="ce8">
            <text:p>0,08</text:p>
          </table:table-cell>
          <table:table-cell office:value-type="float" office:value="0.14733095769560181" table:formula="of:=[.J62]/[.J$12]*100" table:style-name="ce8">
            <text:p>0,15</text:p>
          </table:table-cell>
          <table:table-cell office:value-type="float" office:value="0.21449209533542776" table:formula="of:=[.K62]/[.K$12]*100" table:style-name="ce8">
            <text:p>0,21</text:p>
          </table:table-cell>
          <table:table-cell office:value-type="float" office:value="0.12571370746459193" table:formula="of:=[.L62]/[.L$12]*100" table:style-name="ce8">
            <text:p>0,13</text:p>
          </table:table-cell>
          <table:table-cell office:value-type="float" office:value="7.52678260102842E-2" table:formula="of:=[.M62]/[.M$12]*100" table:style-name="ce8">
            <text:p>0,08</text:p>
          </table:table-cell>
          <table:table-cell office:value-type="float" office:value="8.2284961966062026E-2" table:formula="of:=[.N62]/[.N$12]*100" table:style-name="ce8">
            <text:p>0,08</text:p>
          </table:table-cell>
          <table:table-cell office:value-type="float" office:value="5.3271840989142595E-2" table:formula="of:=[.O62]/[.O$12]*100" table:style-name="ce8">
            <text:p>0,05</text:p>
          </table:table-cell>
          <table:table-cell office:value-type="float" office:value="0.10374097516516656" table:formula="of:=[.P62]/[.P$12]*100" table:style-name="ce8">
            <text:p>0,10</text:p>
          </table:table-cell>
          <table:table-cell office:value-type="float" office:value="6.6534152812315478E-2" table:formula="of:=[.Q62]/[.Q$12]*100" table:style-name="ce8">
            <text:p>0,07</text:p>
          </table:table-cell>
          <table:table-cell office:value-type="float" office:value="0.10643139212260896" table:formula="of:=[.R62]/[.R$12]*100" table:style-name="ce11">
            <text:p>0,11</text:p>
          </table:table-cell>
          <table:table-cell office:value-type="float" office:value="0.16730530519725834" table:formula="of:=[.S62]/[.S$12]*100" table:style-name="ce8">
            <text:p>0,17</text:p>
          </table:table-cell>
          <table:table-cell office:value-type="float" office:value="0.17096395841202314" table:formula="of:=[.T62]/[.T$12]*100" table:style-name="ce8">
            <text:p>0,17</text:p>
          </table:table-cell>
          <table:table-cell office:value-type="string" table:style-name="ce5">
            <text:p>-</text:p>
          </table:table-cell>
          <table:table-cell office:value-type="float" office:value="0.33101670462617816" table:formula="of:=[.V62]/[.V$12]*100" table:style-name="ce8">
            <text:p>0,33</text:p>
          </table:table-cell>
          <table:table-cell office:value-type="float" office:value="0.10773365460358648" table:formula="of:=[.W62]/[.W$12]*100" table:style-name="ce8">
            <text:p>0,11</text:p>
          </table:table-cell>
          <table:table-cell office:value-type="float" office:value="0.26191723415400736" table:formula="of:=[.X62]/[.X$12]*100" table:style-name="ce8">
            <text:p>0,26</text:p>
          </table:table-cell>
          <table:table-cell office:value-type="float" office:value="9.2683652178189607E-2" table:formula="of:=[.Y62]/[.Y$12]*100" table:style-name="ce15">
            <text:p>0,09</text:p>
          </table:table-cell>
          <table:table-cell table:number-columns-repeated="16359"/>
        </table:table-row>
        <table:table-row table:style-name="ro1">
          <table:covered-table-cell/>
          <table:table-cell office:value-type="string" table:style-name="ce1">
            <text:p>md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SUM([.C64:.X64])" table:style-name="ce14">
            <text:p>0</text:p>
          </table:table-cell>
          <table:table-cell table:number-columns-repeated="16359"/>
        </table:table-row>
        <table:table-row table:style-name="ro1">
          <table:table-cell office:value-type="string" table:number-columns-spanned="1" table:number-rows-spanned="3" table:style-name="ce20">
            <text:p>PS</text:p>
          </table:table-cell>
          <table:table-cell office:value-type="string" table:style-name="ce1">
            <text:p>Número</text:p>
          </table:table-cell>
          <table:table-cell office:value-type="float" office:value="90030" table:style-name="ce5">
            <text:p>90030</text:p>
          </table:table-cell>
          <table:table-cell office:value-type="float" office:value="19536" table:style-name="ce5">
            <text:p>19536</text:p>
          </table:table-cell>
          <table:table-cell office:value-type="float" office:value="125593" table:style-name="ce5">
            <text:p>125593</text:p>
          </table:table-cell>
          <table:table-cell office:value-type="float" office:value="17785" table:style-name="ce5">
            <text:p>17785</text:p>
          </table:table-cell>
          <table:table-cell office:value-type="float" office:value="29764" table:style-name="ce5">
            <text:p>29764</text:p>
          </table:table-cell>
          <table:table-cell office:value-type="float" office:value="63405" table:style-name="ce5">
            <text:p>63405</text:p>
          </table:table-cell>
          <table:table-cell office:value-type="float" office:value="23617" table:style-name="ce5">
            <text:p>23617</text:p>
          </table:table-cell>
          <table:table-cell office:value-type="float" office:value="47321" table:style-name="ce5">
            <text:p>47321</text:p>
          </table:table-cell>
          <table:table-cell office:value-type="float" office:value="21554" table:style-name="ce5">
            <text:p>21554</text:p>
          </table:table-cell>
          <table:table-cell office:value-type="float" office:value="50329" table:style-name="ce5">
            <text:p>50329</text:p>
          </table:table-cell>
          <table:table-cell office:value-type="float" office:value="301787" table:style-name="ce5">
            <text:p>301787</text:p>
          </table:table-cell>
          <table:table-cell office:value-type="float" office:value="15746" table:style-name="ce5">
            <text:p>15746</text:p>
          </table:table-cell>
          <table:table-cell office:value-type="float" office:value="263792" table:style-name="ce5">
            <text:p>263792</text:p>
          </table:table-cell>
          <table:table-cell office:value-type="float" office:value="55570" table:style-name="ce5">
            <text:p>55570</text:p>
          </table:table-cell>
          <table:table-cell office:value-type="float" office:value="122858" table:style-name="ce5">
            <text:p>122858</text:p>
          </table:table-cell>
          <table:table-cell office:value-type="float" office:value="30395" table:style-name="ce10">
            <text:p>30395</text:p>
          </table:table-cell>
          <table:table-cell office:value-type="float" office:value="27990" table:style-name="ce5">
            <text:p>27990</text:p>
          </table:table-cell>
          <table:table-cell office:value-type="float" office:value="45219" table:style-name="ce5">
            <text:p>45219</text:p>
          </table:table-cell>
          <table:table-cell office:value-type="float" office:value="23825" table:style-name="ce5">
            <text:p>23825</text:p>
          </table:table-cell>
          <table:table-cell office:value-type="float" office:value="18704" table:style-name="ce5">
            <text:p>18704</text:p>
          </table:table-cell>
          <table:table-cell office:value-type="float" office:value="34582" table:style-name="ce5">
            <text:p>34582</text:p>
          </table:table-cell>
          <table:table-cell office:value-type="float" office:value="13144" table:style-name="ce5">
            <text:p>13144</text:p>
          </table:table-cell>
          <table:table-cell office:value-type="float" office:value="1442546" table:formula="of:=SUM([.C65:.X65])" table:style-name="ce14">
            <text:p>1442546</text:p>
          </table:table-cell>
          <table:table-cell table:number-columns-repeated="16359"/>
        </table:table-row>
        <table:table-row table:style-name="ro1">
          <table:covered-table-cell/>
          <table:table-cell office:value-type="string" table:style-name="ce1">
            <text:p>% / VVE*</text:p>
          </table:table-cell>
          <table:table-cell office:value-type="float" office:value="22.288736055614148" table:formula="of:=[.C65]/[.C$12]*100" table:style-name="ce8">
            <text:p>22,29</text:p>
          </table:table-cell>
          <table:table-cell office:value-type="float" office:value="27.117891200843964" table:formula="of:=[.D65]/[.D$12]*100" table:style-name="ce8">
            <text:p>27,12</text:p>
          </table:table-cell>
          <table:table-cell office:value-type="float" office:value="23.674368805395645" table:formula="of:=[.E65]/[.E$12]*100" table:style-name="ce8">
            <text:p>23,67</text:p>
          </table:table-cell>
          <table:table-cell office:value-type="float" office:value="26.075036286598152" table:formula="of:=[.F65]/[.F$12]*100" table:style-name="ce8">
            <text:p>26,08</text:p>
          </table:table-cell>
          <table:table-cell office:value-type="float" office:value="29.390737632072678" table:formula="of:=[.G65]/[.G$12]*100" table:style-name="ce8">
            <text:p>29,39</text:p>
          </table:table-cell>
          <table:table-cell office:value-type="float" office:value="28.251444764760663" table:formula="of:=[.H65]/[.H$12]*100" table:style-name="ce8">
            <text:p>28,25</text:p>
          </table:table-cell>
          <table:table-cell office:value-type="float" office:value="28.483730130014234" table:formula="of:=[.I65]/[.I$12]*100" table:style-name="ce8">
            <text:p>28,48</text:p>
          </table:table-cell>
          <table:table-cell office:value-type="float" office:value="20.999542919016786" table:formula="of:=[.J65]/[.J$12]*100" table:style-name="ce8">
            <text:p>21,00</text:p>
          </table:table-cell>
          <table:table-cell office:value-type="float" office:value="27.19507425211653" table:formula="of:=[.K65]/[.K$12]*100" table:style-name="ce8">
            <text:p>27,20</text:p>
          </table:table-cell>
          <table:table-cell office:value-type="float" office:value="19.58837517952151" table:formula="of:=[.L65]/[.L$12]*100" table:style-name="ce8">
            <text:p>19,59</text:p>
          </table:table-cell>
          <table:table-cell office:value-type="float" office:value="24.19047008324349" table:formula="of:=[.M65]/[.M$12]*100" table:style-name="ce8">
            <text:p>24,19</text:p>
          </table:table-cell>
          <table:table-cell office:value-type="float" office:value="28.792422469280282" table:formula="of:=[.N65]/[.N$12]*100" table:style-name="ce8">
            <text:p>28,79</text:p>
          </table:table-cell>
          <table:table-cell office:value-type="float" office:value="24.567631954908926" table:formula="of:=[.O65]/[.O$12]*100" table:style-name="ce8">
            <text:p>24,57</text:p>
          </table:table-cell>
          <table:table-cell office:value-type="float" office:value="23.339619392422289" table:formula="of:=[.P65]/[.P$12]*100" table:style-name="ce8">
            <text:p>23,34</text:p>
          </table:table-cell>
          <table:table-cell office:value-type="float" office:value="25.544540456923293" table:formula="of:=[.Q65]/[.Q$12]*100" table:style-name="ce8">
            <text:p>25,54</text:p>
          </table:table-cell>
          <table:table-cell office:value-type="float" office:value="22.310221817701375" table:formula="of:=[.R65]/[.R$12]*100" table:style-name="ce11">
            <text:p>22,31</text:p>
          </table:table-cell>
          <table:table-cell office:value-type="float" office:value="25.176749959522908" table:formula="of:=[.S65]/[.S$12]*100" table:style-name="ce8">
            <text:p>25,18</text:p>
          </table:table-cell>
          <table:table-cell office:value-type="float" office:value="22.47331173091068" table:formula="of:=[.T65]/[.T$12]*100" table:style-name="ce8">
            <text:p>22,47</text:p>
          </table:table-cell>
          <table:table-cell office:value-type="float" office:value="24.625322997416021" table:formula="of:=[.U65]/[.U$12]*100" table:style-name="ce8">
            <text:p>24,63</text:p>
          </table:table-cell>
          <table:table-cell office:value-type="float" office:value="13.697646998513354" table:formula="of:=[.V65]/[.V$12]*100" table:style-name="ce8">
            <text:p>13,70</text:p>
          </table:table-cell>
          <table:table-cell office:value-type="float" office:value="20.03035077151198" table:formula="of:=[.W65]/[.W$12]*100" table:style-name="ce8">
            <text:p>20,03</text:p>
          </table:table-cell>
          <table:table-cell office:value-type="float" office:value="20.250824268942779" table:formula="of:=[.X65]/[.X$12]*100" table:style-name="ce8">
            <text:p>20,25</text:p>
          </table:table-cell>
          <table:table-cell office:value-type="float" office:value="23.807056929316005" table:formula="of:=[.Y65]/[.Y$12]*100" table:style-name="ce15">
            <text:p>23,81</text:p>
          </table:table-cell>
          <table:table-cell table:number-columns-repeated="16359"/>
        </table:table-row>
        <table:table-row table:style-name="ro1">
          <table:covered-table-cell/>
          <table:table-cell office:value-type="string" table:style-name="ce1">
            <text:p>md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2" table:style-name="ce5">
            <text:p>12</text:p>
          </table:table-cell>
          <table:table-cell office:value-type="float" office:value="1" table:style-name="ce5">
            <text:p>1</text:p>
          </table:table-cell>
          <table:table-cell office:value-type="float" office:value="11" table:style-name="ce5">
            <text:p>11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" table:formula="of:=SUM([.C67:.X67])" table:style-name="ce14">
            <text:p>58</text:p>
          </table:table-cell>
          <table:table-cell table:number-columns-repeated="16359"/>
        </table:table-row>
        <table:table-row table:style-name="ro1">
          <table:table-cell office:value-type="string" table:number-columns-spanned="1" table:number-rows-spanned="3" table:style-name="ce20">
            <text:p>PTP</text:p>
          </table:table-cell>
          <table:table-cell office:value-type="string" table:style-name="ce1">
            <text:p>Número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5" table:style-name="ce5">
            <text:p>4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5" table:formula="of:=SUM([.C68:.X68])" table:style-name="ce14">
            <text:p>425</text:p>
          </table:table-cell>
          <table:table-cell table:number-columns-repeated="16359"/>
        </table:table-row>
        <table:table-row table:style-name="ro1">
          <table:covered-table-cell/>
          <table:table-cell office:value-type="string" table:style-name="ce1">
            <text:p>% / VVE*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1124358288965864" table:formula="of:=[.V68]/[.V$12]*100" table:style-name="ce8">
            <text:p>0,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0139872107782379E-3" table:formula="of:=[.Y68]/[.Y$12]*100" table:style-name="ce15">
            <text:p>0,01</text:p>
          </table:table-cell>
          <table:table-cell table:number-columns-repeated="16359"/>
        </table:table-row>
        <table:table-row table:style-name="ro1">
          <table:covered-table-cell/>
          <table:table-cell office:value-type="string" table:style-name="ce1">
            <text:p>md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formula="of:=SUM([.C70:.X70])" table:style-name="ce14">
            <text:p>0</text:p>
          </table:table-cell>
          <table:table-cell table:number-columns-repeated="16359"/>
        </table:table-row>
        <table:table-row table:style-name="ro1">
          <table:table-cell office:value-type="string" table:number-columns-spanned="1" table:number-rows-spanned="3" table:style-name="ce20">
            <text:p>R.I.R.</text:p>
          </table:table-cell>
          <table:table-cell office:value-type="string" table:style-name="ce1">
            <text:p>Número</text:p>
          </table:table-cell>
          <table:table-cell office:value-type="float" office:value="936" table:style-name="ce5">
            <text:p>936</text:p>
          </table:table-cell>
          <table:table-cell office:value-type="float" office:value="135" table:style-name="ce5">
            <text:p>135</text:p>
          </table:table-cell>
          <table:table-cell office:value-type="float" office:value="1280" table:style-name="ce5">
            <text:p>1280</text:p>
          </table:table-cell>
          <table:table-cell office:value-type="float" office:value="97" table:style-name="ce5">
            <text:p>97</text:p>
          </table:table-cell>
          <table:table-cell office:value-type="float" office:value="199" table:style-name="ce5">
            <text:p>199</text:p>
          </table:table-cell>
          <table:table-cell office:value-type="float" office:value="475" table:style-name="ce5">
            <text:p>475</text:p>
          </table:table-cell>
          <table:table-cell office:value-type="float" office:value="138" table:style-name="ce5">
            <text:p>138</text:p>
          </table:table-cell>
          <table:table-cell office:value-type="float" office:value="512" table:style-name="ce5">
            <text:p>512</text:p>
          </table:table-cell>
          <table:table-cell office:value-type="float" office:value="134" table:style-name="ce5">
            <text:p>134</text:p>
          </table:table-cell>
          <table:table-cell office:value-type="float" office:value="587" table:style-name="ce5">
            <text:p>587</text:p>
          </table:table-cell>
          <table:table-cell office:value-type="float" office:value="2196" table:style-name="ce5">
            <text:p>2196</text:p>
          </table:table-cell>
          <table:table-cell office:value-type="float" office:value="79" table:style-name="ce5">
            <text:p>79</text:p>
          </table:table-cell>
          <table:table-cell office:value-type="float" office:value="3945" table:style-name="ce5">
            <text:p>3945</text:p>
          </table:table-cell>
          <table:table-cell office:value-type="float" office:value="539" table:style-name="ce5">
            <text:p>539</text:p>
          </table:table-cell>
          <table:table-cell office:value-type="float" office:value="749" table:style-name="ce5">
            <text:p>749</text:p>
          </table:table-cell>
          <table:table-cell office:value-type="float" office:value="315" table:style-name="ce10">
            <text:p>315</text:p>
          </table:table-cell>
          <table:table-cell office:value-type="float" office:value="183" table:style-name="ce5">
            <text:p>183</text:p>
          </table:table-cell>
          <table:table-cell office:value-type="float" office:value="548" table:style-name="ce5">
            <text:p>548</text:p>
          </table:table-cell>
          <table:table-cell office:value-type="float" office:value="135" table:style-name="ce5">
            <text:p>135</text:p>
          </table:table-cell>
          <table:table-cell office:value-type="float" office:value="346" table:style-name="ce5">
            <text:p>346</text:p>
          </table:table-cell>
          <table:table-cell office:value-type="float" office:value="329" table:style-name="ce5">
            <text:p>329</text:p>
          </table:table-cell>
          <table:table-cell office:value-type="float" office:value="164" table:style-name="ce5">
            <text:p>164</text:p>
          </table:table-cell>
          <table:table-cell office:value-type="float" office:value="14021" table:formula="of:=SUM([.C71:.X71])" table:style-name="ce14">
            <text:p>14021</text:p>
          </table:table-cell>
          <table:table-cell table:number-columns-repeated="16359"/>
        </table:table-row>
        <table:table-row table:style-name="ro1">
          <table:covered-table-cell/>
          <table:table-cell office:value-type="string" table:style-name="ce1">
            <text:p>% / VVE*</text:p>
          </table:table-cell>
          <table:table-cell office:value-type="float" office:value="0.23172561310735135" table:formula="of:=[.C71]/[.C$12]*100" table:style-name="ce8">
            <text:p>0,23</text:p>
          </table:table-cell>
          <table:table-cell office:value-type="float" office:value="0.18739328993212201" table:formula="of:=[.D71]/[.D$12]*100" table:style-name="ce8">
            <text:p>0,19</text:p>
          </table:table-cell>
          <table:table-cell office:value-type="float" office:value="0.24128089997775692" table:formula="of:=[.E71]/[.E$12]*100" table:style-name="ce8">
            <text:p>0,24</text:p>
          </table:table-cell>
          <table:table-cell office:value-type="float" office:value="0.14221414224346474" table:formula="of:=[.F71]/[.F$12]*100" table:style-name="ce8">
            <text:p>0,14</text:p>
          </table:table-cell>
          <table:table-cell office:value-type="float" office:value="0.1965043941937395" table:formula="of:=[.G71]/[.G$12]*100" table:style-name="ce8">
            <text:p>0,20</text:p>
          </table:table-cell>
          <table:table-cell office:value-type="float" office:value="0.21164634119172485" table:formula="of:=[.H71]/[.H$12]*100" table:style-name="ce8">
            <text:p>0,21</text:p>
          </table:table-cell>
          <table:table-cell office:value-type="float" office:value="0.16643751356827557" table:formula="of:=[.I71]/[.I$12]*100" table:style-name="ce8">
            <text:p>0,17</text:p>
          </table:table-cell>
          <table:table-cell office:value-type="float" office:value="0.22720918777153049" table:formula="of:=[.J71]/[.J$12]*100" table:style-name="ce8">
            <text:p>0,23</text:p>
          </table:table-cell>
          <table:table-cell office:value-type="float" office:value="0.16907023985263131" table:formula="of:=[.K71]/[.K$12]*100" table:style-name="ce8">
            <text:p>0,17</text:p>
          </table:table-cell>
          <table:table-cell office:value-type="float" office:value="0.22846422997435128" table:formula="of:=[.L71]/[.L$12]*100" table:style-name="ce8">
            <text:p>0,23</text:p>
          </table:table-cell>
          <table:table-cell office:value-type="float" office:value="0.17602571450328447" table:formula="of:=[.M71]/[.M$12]*100" table:style-name="ce8">
            <text:p>0,18</text:p>
          </table:table-cell>
          <table:table-cell office:value-type="float" office:value="0.14445582211819777" table:formula="of:=[.N71]/[.N$12]*100" table:style-name="ce8">
            <text:p>0,14</text:p>
          </table:table-cell>
          <table:table-cell office:value-type="float" office:value="0.36740806416462862" table:formula="of:=[.O71]/[.O$12]*100" table:style-name="ce8">
            <text:p>0,37</text:p>
          </table:table-cell>
          <table:table-cell office:value-type="float" office:value="0.22638212799200313" table:formula="of:=[.P71]/[.P$12]*100" table:style-name="ce8">
            <text:p>0,23</text:p>
          </table:table-cell>
          <table:table-cell office:value-type="float" office:value="0.15573150142632591" table:formula="of:=[.Q71]/[.Q$12]*100" table:style-name="ce8">
            <text:p>0,16</text:p>
          </table:table-cell>
          <table:table-cell office:value-type="float" office:value="0.2312130242663574" table:formula="of:=[.R71]/[.R$12]*100" table:style-name="ce11">
            <text:p>0,23</text:p>
          </table:table-cell>
          <table:table-cell office:value-type="float" office:value="0.16460683253278643" table:formula="of:=[.S71]/[.S$12]*100" table:style-name="ce8">
            <text:p>0,16</text:p>
          </table:table-cell>
          <table:table-cell office:value-type="float" office:value="0.27234956165636248" table:formula="of:=[.T71]/[.T$12]*100" table:style-name="ce8">
            <text:p>0,27</text:p>
          </table:table-cell>
          <table:table-cell office:value-type="float" office:value="0.13953488372093023" table:formula="of:=[.U71]/[.U$12]*100" table:style-name="ce8">
            <text:p>0,14</text:p>
          </table:table-cell>
          <table:table-cell office:value-type="float" office:value="0.25338889336428683" table:formula="of:=[.V71]/[.V$12]*100" table:style-name="ce8">
            <text:p>0,25</text:p>
          </table:table-cell>
          <table:table-cell office:value-type="float" office:value="0.19056114174505354" table:formula="of:=[.W71]/[.W$12]*100" table:style-name="ce8">
            <text:p>0,19</text:p>
          </table:table-cell>
          <table:table-cell office:value-type="float" office:value="0.25267309647798353" table:formula="of:=[.X71]/[.X$12]*100" table:style-name="ce8">
            <text:p>0,25</text:p>
          </table:table-cell>
          <table:table-cell office:value-type="float" office:value="0.23139556395840394" table:formula="of:=[.Y71]/[.Y$12]*100" table:style-name="ce15">
            <text:p>0,23</text:p>
          </table:table-cell>
          <table:table-cell table:number-columns-repeated="16359"/>
        </table:table-row>
        <table:table-row table:style-name="ro1">
          <table:covered-table-cell/>
          <table:table-cell office:value-type="string" table:style-name="ce1">
            <text:p>md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SUM([.C73:.X73])" table:style-name="ce14">
            <text:p>0</text:p>
          </table:table-cell>
          <table:table-cell table:number-columns-repeated="16359"/>
        </table:table-row>
        <table:table-row table:style-name="ro1">
          <table:table-cell office:value-type="string" table:number-columns-spanned="1" table:number-rows-spanned="3" table:style-name="ce20">
            <text:p>VP</text:p>
          </table:table-cell>
          <table:table-cell office:value-type="string" table:style-name="ce1">
            <text:p>Número</text:p>
          </table:table-cell>
          <table:table-cell office:value-type="float" office:value="580" table:style-name="ce5">
            <text:p>580</text:p>
          </table:table-cell>
          <table:table-cell office:value-type="float" office:value="93" table:style-name="ce5">
            <text:p>93</text:p>
          </table:table-cell>
          <table:table-cell office:value-type="float" office:value="694" table:style-name="ce5">
            <text:p>694</text:p>
          </table:table-cell>
          <table:table-cell office:value-type="float" office:value="86" table:style-name="ce5">
            <text:p>86</text:p>
          </table:table-cell>
          <table:table-cell office:value-type="float" office:value="198" table:style-name="ce5">
            <text:p>198</text:p>
          </table:table-cell>
          <table:table-cell office:value-type="float" office:value="400" table:style-name="ce5">
            <text:p>400</text:p>
          </table:table-cell>
          <table:table-cell office:value-type="float" office:value="142" table:style-name="ce5">
            <text:p>142</text:p>
          </table:table-cell>
          <table:table-cell office:value-type="float" office:value="437" table:style-name="ce5">
            <text:p>437</text:p>
          </table:table-cell>
          <table:table-cell office:value-type="float" office:value="118" table:style-name="ce5">
            <text:p>118</text:p>
          </table:table-cell>
          <table:table-cell office:value-type="float" office:value="483" table:style-name="ce5">
            <text:p>483</text:p>
          </table:table-cell>
          <table:table-cell office:value-type="float" office:value="3157" table:style-name="ce5">
            <text:p>3157</text:p>
          </table:table-cell>
          <table:table-cell office:value-type="float" office:value="71" table:style-name="ce5">
            <text:p>71</text:p>
          </table:table-cell>
          <table:table-cell office:value-type="float" office:value="2479" table:style-name="ce5">
            <text:p>2479</text:p>
          </table:table-cell>
          <table:table-cell office:value-type="float" office:value="498" table:style-name="ce5">
            <text:p>498</text:p>
          </table:table-cell>
          <table:table-cell office:value-type="float" office:value="887" table:style-name="ce5">
            <text:p>887</text:p>
          </table:table-cell>
          <table:table-cell office:value-type="float" office:value="209" table:style-name="ce10">
            <text:p>209</text:p>
          </table:table-cell>
          <table:table-cell office:value-type="float" office:value="114" table:style-name="ce5">
            <text:p>114</text:p>
          </table:table-cell>
          <table:table-cell office:value-type="float" office:value="246" table:style-name="ce5">
            <text:p>2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5" table:style-name="ce5">
            <text:p>945</text:p>
          </table:table-cell>
          <table:table-cell office:value-type="float" office:value="313" table:style-name="ce5">
            <text:p>313</text:p>
          </table:table-cell>
          <table:table-cell office:value-type="float" office:value="12150" table:formula="of:=SUM([.C74:.X74])" table:style-name="ce14">
            <text:p>12150</text:p>
          </table:table-cell>
          <table:table-cell table:number-columns-repeated="16359"/>
        </table:table-row>
        <table:table-row table:style-name="ro1">
          <table:covered-table-cell/>
          <table:table-cell office:value-type="string" table:style-name="ce1">
            <text:p>% / VVE*</text:p>
          </table:table-cell>
          <table:table-cell office:value-type="float" office:value="0.14359065769472626" table:formula="of:=[.C74]/[.C$12]*100" table:style-name="ce8">
            <text:p>0,14</text:p>
          </table:table-cell>
          <table:table-cell office:value-type="float" office:value="0.12909315528657292" table:formula="of:=[.D74]/[.D$12]*100" table:style-name="ce8">
            <text:p>0,13</text:p>
          </table:table-cell>
          <table:table-cell office:value-type="float" office:value="0.13081948795669007" table:formula="of:=[.E74]/[.E$12]*100" table:style-name="ce8">
            <text:p>0,13</text:p>
          </table:table-cell>
          <table:table-cell office:value-type="float" office:value="0.12608676528802029" table:formula="of:=[.F74]/[.F$12]*100" table:style-name="ce8">
            <text:p>0,13</text:p>
          </table:table-cell>
          <table:table-cell office:value-type="float" office:value="0.19551693492643429" table:formula="of:=[.G74]/[.G$12]*100" table:style-name="ce8">
            <text:p>0,20</text:p>
          </table:table-cell>
          <table:table-cell office:value-type="float" office:value="0.17822849784566303" table:formula="of:=[.H74]/[.H$12]*100" table:style-name="ce8">
            <text:p>0,18</text:p>
          </table:table-cell>
          <table:table-cell office:value-type="float" office:value="0.17126178932387776" table:formula="of:=[.I74]/[.I$12]*100" table:style-name="ce8">
            <text:p>0,17</text:p>
          </table:table-cell>
          <table:table-cell office:value-type="float" office:value="0.19392659190656023" table:formula="of:=[.J74]/[.J$12]*100" table:style-name="ce8">
            <text:p>0,19</text:p>
          </table:table-cell>
          <table:table-cell office:value-type="float" office:value="0.148882748526944" table:formula="of:=[.K74]/[.K$12]*100" table:style-name="ce8">
            <text:p>0,15</text:p>
          </table:table-cell>
          <table:table-cell office:value-type="float" office:value="0.18798675140990062" table:formula="of:=[.L74]/[.L$12]*100" table:style-name="ce8">
            <text:p>0,19</text:p>
          </table:table-cell>
          <table:table-cell office:value-type="float" office:value="0.25305700395576913" table:formula="of:=[.M74]/[.M$12]*100" table:style-name="ce8">
            <text:p>0,25</text:p>
          </table:table-cell>
          <table:table-cell office:value-type="float" office:value="0.12982738443534231" table:formula="of:=[.N74]/[.N$12]*100" table:style-name="ce8">
            <text:p>0,13</text:p>
          </table:table-cell>
          <table:table-cell office:value-type="float" office:value="0.23087568848266524" table:formula="of:=[.O74]/[.O$12]*100" table:style-name="ce8">
            <text:p>0,23</text:p>
          </table:table-cell>
          <table:table-cell office:value-type="float" office:value="0.20916196612248156" table:formula="of:=[.P74]/[.P$12]*100" table:style-name="ce8">
            <text:p>0,21</text:p>
          </table:table-cell>
          <table:table-cell office:value-type="float" office:value="0.18442435482663697" table:formula="of:=[.Q74]/[.Q$12]*100" table:style-name="ce8">
            <text:p>0,18</text:p>
          </table:table-cell>
          <table:table-cell office:value-type="float" office:value="0.15340800657672604" table:formula="of:=[.R74]/[.R$12]*100" table:style-name="ce11">
            <text:p>0,15</text:p>
          </table:table-cell>
          <table:table-cell office:value-type="float" office:value="0.10254196124993255" table:formula="of:=[.S74]/[.S$12]*100" table:style-name="ce8">
            <text:p>0,10</text:p>
          </table:table-cell>
          <table:table-cell office:value-type="float" office:value="0.12225910979464444" table:formula="of:=[.T74]/[.T$12]*100" table:style-name="ce8">
            <text:p>0,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54735647096983453" table:formula="of:=[.W74]/[.W$12]*100" table:style-name="ce8">
            <text:p>0,55</text:p>
          </table:table-cell>
          <table:table-cell office:value-type="float" office:value="0.48223584876590758" table:formula="of:=[.X74]/[.X$12]*100" table:style-name="ce8">
            <text:p>0,48</text:p>
          </table:table-cell>
          <table:table-cell office:value-type="float" office:value="0.20051751673166021" table:formula="of:=[.Y74]/[.Y$12]*100" table:style-name="ce15">
            <text:p>0,20</text:p>
          </table:table-cell>
          <table:table-cell table:number-columns-repeated="16359"/>
        </table:table-row>
        <table:table-row table:style-name="ro1">
          <table:covered-table-cell/>
          <table:table-cell office:value-type="string" table:style-name="ce1">
            <text:p>md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SUM([.C76:.X76])" table:style-name="ce14">
            <text:p>0</text:p>
          </table:table-cell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% - percentagem</text:p>
          </table:table-cell>
          <table:table-cell table:number-columns-repeated="16" table:style-name="ce4"/>
          <table:table-cell table:style-name="ce12"/>
          <table:table-cell table:number-columns-repeated="6" table:style-name="ce4"/>
          <table:table-cell table:style-name="ce17"/>
          <table:table-cell table:number-columns-repeated="16359"/>
        </table:table-row>
        <table:table-row table:style-name="ro1">
          <table:table-cell office:value-type="string" table:style-name="ce6">
            <text:p>INSC - inscritos; VTT - votantes; VVE - votos validamente expressos</text:p>
          </table:table-cell>
          <table:table-cell table:number-columns-repeated="16" table:style-name="ce4"/>
          <table:table-cell table:style-name="ce12"/>
          <table:table-cell table:number-columns-repeated="6" table:style-name="ce4"/>
          <table:table-cell table:style-name="ce17"/>
          <table:table-cell table:number-columns-repeated="16359"/>
        </table:table-row>
        <table:table-row table:style-name="ro1">
          <table:table-cell office:value-type="string" table:style-name="ce6">
            <text:p>* nos termos da alínea e) do artigo 115.° da LEAR</text:p>
          </table:table-cell>
          <table:table-cell table:number-columns-repeated="16" table:style-name="ce4"/>
          <table:table-cell table:style-name="ce12"/>
          <table:table-cell table:number-columns-repeated="6" table:style-name="ce4"/>
          <table:table-cell table:style-name="ce17"/>
          <table:table-cell table:number-columns-repeated="16359"/>
        </table:table-row>
        <table:table-row table:style-name="ro1">
          <table:table-cell office:value-type="string" table:style-name="ce6">
            <text:p>md - número de mandatos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.r. - candidatura rejeitad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ADN - ALTERNATIVA DEMOCRÁTICA NACIONA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.E. - Bloco de Esquerd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H - CHEG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 - Ergue-t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L - Iniciativa Libera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JPP - Juntos Pelo Pov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 - LIVR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PT - Partido da Terr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C - Nós, Cidadãos!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D - NOVA DIREIT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N - PESSOAS - ANIMAIS - NATUREZ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CP-PEV - CDU - Coligação Democrática Unitári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CTP/MRPP - Partido Comunista dos Trabalhadores Portuguese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LS - PARTIDO LIBERAL SOCIAL</text:p>
          </table:table-cell>
          <table:table-cell table:number-columns-repeated="16" table:style-name="ce4"/>
          <table:table-cell table:style-name="ce12"/>
          <table:table-cell table:number-columns-repeated="6" table:style-name="ce4"/>
          <table:table-cell table:style-name="ce17"/>
          <table:table-cell table:number-columns-repeated="16359"/>
        </table:table-row>
        <table:table-row table:style-name="ro1">
          <table:table-cell office:value-type="string" table:style-name="ce4">
            <text:p>PPD/PSD.CDS-PP - AD - COLIGAÇÃO PSD/CDS</text:p>
          </table:table-cell>
          <table:table-cell table:number-columns-repeated="16" table:style-name="ce4"/>
          <table:table-cell table:style-name="ce12"/>
          <table:table-cell table:number-columns-repeated="6" table:style-name="ce4"/>
          <table:table-cell table:style-name="ce17"/>
          <table:table-cell table:number-columns-repeated="16359"/>
        </table:table-row>
        <table:table-row table:style-name="ro1">
          <table:table-cell office:value-type="string" table:style-name="ce4">
            <text:p>PPD/PSD.CDS-PP.PPM - PSD/CDS/PPM</text:p>
          </table:table-cell>
          <table:table-cell table:number-columns-repeated="16" table:style-name="ce4"/>
          <table:table-cell table:style-name="ce12"/>
          <table:table-cell table:number-columns-repeated="6" table:style-name="ce4"/>
          <table:table-cell table:style-name="ce17"/>
          <table:table-cell table:number-columns-repeated="16359"/>
        </table:table-row>
        <table:table-row table:style-name="ro1">
          <table:table-cell office:value-type="string" table:style-name="ce4">
            <text:p>PPM - Partido Popular Monárquico</text:p>
          </table:table-cell>
          <table:table-cell table:number-columns-repeated="16" table:style-name="ce4"/>
          <table:table-cell table:style-name="ce12"/>
          <table:table-cell table:number-columns-repeated="6" table:style-name="ce4"/>
          <table:table-cell table:style-name="ce17"/>
          <table:table-cell table:number-columns-repeated="16359"/>
        </table:table-row>
        <table:table-row table:style-name="ro1">
          <table:table-cell office:value-type="string" table:style-name="ce4">
            <text:p>PS - Partido Socialista</text:p>
          </table:table-cell>
          <table:table-cell table:number-columns-repeated="16" table:style-name="ce4"/>
          <table:table-cell table:style-name="ce12"/>
          <table:table-cell table:number-columns-repeated="6" table:style-name="ce4"/>
          <table:table-cell table:style-name="ce17"/>
          <table:table-cell table:number-columns-repeated="16359"/>
        </table:table-row>
        <table:table-row table:style-name="ro1">
          <table:table-cell office:value-type="string" table:style-name="ce4">
            <text:p>PTP - Partido Trabalhista Português</text:p>
          </table:table-cell>
          <table:table-cell table:number-columns-repeated="16" table:style-name="ce4"/>
          <table:table-cell table:style-name="ce12"/>
          <table:table-cell table:number-columns-repeated="6" table:style-name="ce4"/>
          <table:table-cell table:style-name="ce17"/>
          <table:table-cell table:number-columns-repeated="16359"/>
        </table:table-row>
        <table:table-row table:style-name="ro1">
          <table:table-cell office:value-type="string" table:style-name="ce4">
            <text:p>R.I.R. - Reagir Incluir Reciclar</text:p>
          </table:table-cell>
          <table:table-cell table:number-columns-repeated="16" table:style-name="ce4"/>
          <table:table-cell table:style-name="ce12"/>
          <table:table-cell table:number-columns-repeated="6" table:style-name="ce4"/>
          <table:table-cell table:style-name="ce17"/>
          <table:table-cell table:number-columns-repeated="16359"/>
        </table:table-row>
        <table:table-row table:style-name="ro1">
          <table:table-cell office:value-type="string" table:style-name="ce4">
            <text:p>VP - Volt Portugal</text:p>
          </table:table-cell>
          <table:table-cell table:number-columns-repeated="16" table:style-name="ce4"/>
          <table:table-cell table:style-name="ce12"/>
          <table:table-cell table:number-columns-repeated="6" table:style-name="ce4"/>
          <table:table-cell table:style-name="ce17"/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Observações:</text:p>
          </table:table-cell>
          <table:table-cell table:number-columns-repeated="16" table:style-name="ce4"/>
          <table:table-cell table:style-name="ce12"/>
          <table:table-cell table:number-columns-repeated="6" table:style-name="ce4"/>
          <table:table-cell table:style-name="ce17"/>
          <table:table-cell table:number-columns-repeated="16359"/>
        </table:table-row>
        <table:table-row table:style-name="ro1">
          <table:table-cell office:value-type="string" table:style-name="ce12">
            <text:p>1. Círculo eleitoral de Viana do Castelo - verificando-se discrepância no valor total de votantes registado na ata de apuramento geral, assumiu-se o valor que resulta da necessária correção material.</text:p>
          </table:table-cell>
          <table:table-cell table:number-columns-repeated="16" table:style-name="ce4"/>
          <table:table-cell table:style-name="ce12"/>
          <table:table-cell table:number-columns-repeated="6" table:style-name="ce4"/>
          <table:table-cell table:style-name="ce17"/>
          <table:table-cell table:number-columns-repeated="16359"/>
        </table:table-row>
        <table:table-row table:style-name="ro4">
          <table:table-cell office:value-type="string" table:number-columns-spanned="25" table:number-rows-spanned="1" table:style-name="ce18">
            <text:p>2. Círculo eleitoral de Fora da Europa – não sendo o número de inscritos suscetível de verificação e constando-se discrepância no número registado na ata de apuramento geral em resultado de errada transmissão da informação, assumiu-se o valor que consta da base de dados do recenseamento eleitoral.</text:p>
          </table:table-cell>
          <table:covered-table-cell table:number-columns-repeated="24"/>
          <table:table-cell table:number-columns-repeated="16359" table:style-name="ce13"/>
        </table:table-row>
        <table:table-row table:style-name="ro1">
          <table:table-cell office:value-type="string" table:style-name="ce12">
            <text:p>3. Os somatórios das percentagens nalguns casos divergem da centena, em uma ou duas centésimas, por força dos arredondamentos parcelares.<text:s/></text:p>
          </table:table-cell>
          <table:table-cell table:number-columns-repeated="16" table:style-name="ce4"/>
          <table:table-cell table:style-name="ce12"/>
          <table:table-cell table:number-columns-repeated="6" table:style-name="ce4"/>
          <table:table-cell table:style-name="ce17"/>
          <table:table-cell table:number-columns-repeated="1635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4">
            <text:p>Comissão Nacional de Eleições, 30 de maio de 2025. - O Presidente, Juiz Conselheiro <text:tab/>José António Henriques dos Santos Cabral.</text:p>
          </table:table-cell>
          <table:table-cell table:number-columns-repeated="16383"/>
        </table:table-row>
        <table:table-row table:number-rows-repeated="10484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  <style:font-face style:name="PF DinText Pro" svg:font-family="&quot;PF DinText Pro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_50_0_37__32_-_32_Cor1" style:display-name="20% - Cor1" style:family="table-cell" style:data-style-name="N0">
      <style:table-cell-properties fo:background-color="#D9E1F2"/>
    </style:style>
    <style:style style:name="_50_0_37__32_-_32_Cor2" style:display-name="20% - Cor2" style:family="table-cell" style:data-style-name="N0">
      <style:table-cell-properties fo:background-color="#FCE4D6"/>
    </style:style>
    <style:style style:name="_50_0_37__32_-_32_Cor3" style:display-name="20% - Cor3" style:family="table-cell" style:data-style-name="N0">
      <style:table-cell-properties fo:background-color="#EDEDED"/>
    </style:style>
    <style:style style:name="_50_0_37__32_-_32_Cor4" style:display-name="20% - Cor4" style:family="table-cell" style:data-style-name="N0">
      <style:table-cell-properties fo:background-color="#FFF2CC"/>
    </style:style>
    <style:style style:name="_50_0_37__32_-_32_Cor5" style:display-name="20% - Cor5" style:family="table-cell" style:data-style-name="N0">
      <style:table-cell-properties fo:background-color="#DDEBF7"/>
    </style:style>
    <style:style style:name="_50_0_37__32_-_32_Cor6" style:display-name="20% - Cor6" style:family="table-cell" style:data-style-name="N0">
      <style:table-cell-properties fo:background-color="#E2EFDA"/>
    </style:style>
    <style:style style:name="_52_0_37__32_-_32_Cor1" style:display-name="40% - Cor1" style:family="table-cell" style:data-style-name="N0">
      <style:table-cell-properties fo:background-color="#B4C6E7"/>
    </style:style>
    <style:style style:name="_52_0_37__32_-_32_Cor2" style:display-name="40% - Cor2" style:family="table-cell" style:data-style-name="N0">
      <style:table-cell-properties fo:background-color="#F8CBAD"/>
    </style:style>
    <style:style style:name="_52_0_37__32_-_32_Cor3" style:display-name="40% - Cor3" style:family="table-cell" style:data-style-name="N0">
      <style:table-cell-properties fo:background-color="#DBDBDB"/>
    </style:style>
    <style:style style:name="_52_0_37__32_-_32_Cor4" style:display-name="40% - Cor4" style:family="table-cell" style:data-style-name="N0">
      <style:table-cell-properties fo:background-color="#FFE699"/>
    </style:style>
    <style:style style:name="_52_0_37__32_-_32_Cor5" style:display-name="40% - Cor5" style:family="table-cell" style:data-style-name="N0">
      <style:table-cell-properties fo:background-color="#BDD7EE"/>
    </style:style>
    <style:style style:name="_52_0_37__32_-_32_Cor6" style:display-name="40% - Cor6" style:family="table-cell" style:data-style-name="N0">
      <style:table-cell-properties fo:background-color="#C6E0B4"/>
    </style:style>
    <style:style style:name="_54_0_37__32_-_32_Cor1" style:display-name="60% - Cor1" style:family="table-cell" style:data-style-name="N0">
      <style:table-cell-properties fo:background-color="#8EA9DB"/>
    </style:style>
    <style:style style:name="_54_0_37__32_-_32_Cor2" style:display-name="60% - Cor2" style:family="table-cell" style:data-style-name="N0">
      <style:table-cell-properties fo:background-color="#F4B084"/>
    </style:style>
    <style:style style:name="_54_0_37__32_-_32_Cor3" style:display-name="60% - Cor3" style:family="table-cell" style:data-style-name="N0">
      <style:table-cell-properties fo:background-color="#C9C9C9"/>
    </style:style>
    <style:style style:name="_54_0_37__32_-_32_Cor4" style:display-name="60% - Cor4" style:family="table-cell" style:data-style-name="N0">
      <style:table-cell-properties fo:background-color="#FFD966"/>
    </style:style>
    <style:style style:name="_54_0_37__32_-_32_Cor5" style:display-name="60% - Cor5" style:family="table-cell" style:data-style-name="N0">
      <style:table-cell-properties fo:background-color="#9BC2E6"/>
    </style:style>
    <style:style style:name="_54_0_37__32_-_32_Cor6" style:display-name="60% - Cor6" style:family="table-cell" style:data-style-name="N0">
      <style:table-cell-properties fo:background-color="#A9D08E"/>
    </style:style>
    <style:style style:name="Cabe_231_alho_32_1" style:display-name="Cabeçalho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Cabe_231_alho_32_2" style:display-name="Cabeçalho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Cabe_231_alho_32_3" style:display-name="Cabeçalho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Cabe_231_alho_32_4" style:display-name="Cabeçalho 4" style:family="table-cell" style:data-style-name="N0">
      <style:text-properties fo:color="#44546A" fo:font-weight="bold" style:font-weight-asian="bold" style:font-weight-complex="bold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Ligada" style:display-name="Célula Lig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Cor1" style:family="table-cell" style:data-style-name="N0">
      <style:table-cell-properties fo:background-color="#4472C4"/>
      <style:text-properties fo:color="#FFFFFF"/>
    </style:style>
    <style:style style:name="Cor2" style:family="table-cell" style:data-style-name="N0">
      <style:table-cell-properties fo:background-color="#ED7D31"/>
      <style:text-properties fo:color="#FFFFFF"/>
    </style:style>
    <style:style style:name="Cor3" style:family="table-cell" style:data-style-name="N0">
      <style:table-cell-properties fo:background-color="#A5A5A5"/>
      <style:text-properties fo:color="#FFFFFF"/>
    </style:style>
    <style:style style:name="Cor4" style:family="table-cell" style:data-style-name="N0">
      <style:table-cell-properties fo:background-color="#FFC000"/>
      <style:text-properties fo:color="#FFFFFF"/>
    </style:style>
    <style:style style:name="Cor5" style:family="table-cell" style:data-style-name="N0">
      <style:table-cell-properties fo:background-color="#5B9BD5"/>
      <style:text-properties fo:color="#FFFFFF"/>
    </style:style>
    <style:style style:name="Cor6" style:family="table-cell" style:data-style-name="N0">
      <style:table-cell-properties fo:background-color="#70AD47"/>
      <style:text-properties fo:color="#FFFFFF"/>
    </style:style>
    <style:style style:name="Correto" style:family="table-cell" style:data-style-name="N0">
      <style:table-cell-properties fo:background-color="#C6EFCE"/>
      <style:text-properties fo:color="#006100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to" style:family="table-cell" style:data-style-name="N0">
      <style:table-cell-properties fo:background-color="#FFC7CE"/>
      <style:text-properties fo:color="#9C000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Verificar_32_C_233_lula" style:display-name="Verificar Célula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35in" fo:margin-right="0.27in" style:print-orientation="portrait" style:print-page-order="ttb" style:first-page-number="continue" style:scale-to-X="1" style:table-centering="none" style:print="objects charts drawings"/>
      <style:header-style>
        <style:header-footer-properties fo:min-height="0.23in" fo:margin-left="0.35in" fo:margin-right="0.27in" fo:margin-bottom="0in"/>
      </style:header-style>
      <style:footer-style>
        <style:header-footer-properties fo:min-height="0.19in" fo:margin-left="0.35in" fo:margin-right="0.2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dc:title/>
    <meta:initial-creator/>
    <dc:creator/>
    <meta:creation-date>2025-07-01T10:46:02Z</meta:creation-date>
    <dc:date>2025-07-01T10:47:19Z</dc:date>
  </office:meta>
</office:document-meta>
</file>